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-Apple-System" svg:font-family="-Apple-System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1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926cm"/>
    </style:style>
    <style:style style:name="co6" style:family="table-column">
      <style:table-column-properties fo:break-before="auto" style:column-width="4.11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533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3.461cm"/>
    </style:style>
    <style:style style:name="co13" style:family="table-column">
      <style:table-column-properties fo:break-before="auto" style:column-width="3.602cm"/>
    </style:style>
    <style:style style:name="co14" style:family="table-column">
      <style:table-column-properties fo:break-before="auto" style:column-width="2.335cm"/>
    </style:style>
    <style:style style:name="co15" style:family="table-column">
      <style:table-column-properties fo:break-before="auto" style:column-width="3.489cm"/>
    </style:style>
    <style:style style:name="co16" style:family="table-column">
      <style:table-column-properties fo:break-before="auto" style:column-width="2.14cm"/>
    </style:style>
    <style:style style:name="co17" style:family="table-column">
      <style:table-column-properties fo:break-before="auto" style:column-width="3.35cm"/>
    </style:style>
    <style:style style:name="co18" style:family="table-column">
      <style:table-column-properties fo:break-before="auto" style:column-width="3.291cm"/>
    </style:style>
    <style:style style:name="co19" style:family="table-column">
      <style:table-column-properties fo:break-before="auto" style:column-width="2.589cm"/>
    </style:style>
    <style:style style:name="co20" style:family="table-column">
      <style:table-column-properties fo:break-before="auto" style:column-width="2.279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2.448cm"/>
    </style:style>
    <style:style style:name="co23" style:family="table-column">
      <style:table-column-properties fo:break-before="auto" style:column-width="2.194cm"/>
    </style:style>
    <style:style style:name="co24" style:family="table-column">
      <style:table-column-properties fo:break-before="auto" style:column-width="3.209cm"/>
    </style:style>
    <style:style style:name="co25" style:family="table-column">
      <style:table-column-properties fo:break-before="auto" style:column-width="3.096cm"/>
    </style:style>
    <style:style style:name="co26" style:family="table-column">
      <style:table-column-properties fo:break-before="auto" style:column-width="2.618cm"/>
    </style:style>
    <style:style style:name="co27" style:family="table-column">
      <style:table-column-properties fo:break-before="auto" style:column-width="2.646cm"/>
    </style:style>
    <style:style style:name="co28" style:family="table-column">
      <style:table-column-properties fo:break-before="auto" style:column-width="1.707cm"/>
    </style:style>
    <style:style style:name="co29" style:family="table-column">
      <style:table-column-properties fo:break-before="auto" style:column-width="2.42cm"/>
    </style:style>
    <style:style style:name="co30" style:family="table-column">
      <style:table-column-properties fo:break-before="auto" style:column-width="4.503cm"/>
    </style:style>
    <style:style style:name="co31" style:family="table-column">
      <style:table-column-properties fo:break-before="auto" style:column-width="2.87cm"/>
    </style:style>
    <style:style style:name="co32" style:family="table-column">
      <style:table-column-properties fo:break-before="auto" style:column-width="3.99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PageStyle_5f_Application_20_Access_20_Validation">
      <style:table-properties table:display="true" style:writing-mode="lr-tb"/>
    </style:style>
    <style:style style:name="ta2" style:family="table" style:master-page-name="PageStyle_5f_Pending_20_Task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8ea9db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b4c7e7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order-bottom="none" fo:background-color="#b4c7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2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6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0" style:base-cell-address="'Application Access Validation'.A1"/>
    </style:style>
    <style:style style:name="ce1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724" style:base-cell-address="'Application Access Validation'.A1"/>
    </style:style>
    <style:style style:name="ce20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8" style:base-cell-address="'Application Access Validation'.A1"/>
    </style:style>
    <style:style style:name="ce2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" style:base-cell-address="'Application Access Validation'.A1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720" style:base-cell-address="'Application Access Validation'.A1"/>
    </style:style>
    <style:style style:name="ce2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718" style:base-cell-address="'Application Access Validation'.A1"/>
    </style:style>
    <style:style style:name="ce2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720" style:base-cell-address="'Application Access Validation'.A1"/>
    </style:style>
    <style:style style:name="ce2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74" style:base-cell-address="'Application Access Validation'.A1"/>
      <style:map style:condition="cell-content()=&quot;N&quot;" style:apply-style-name="ConditionalStyle_5f_73" style:base-cell-address="'Application Access Validation'.A1"/>
      <style:map style:condition="is-true-formula(_xludf.n)" style:apply-style-name="ConditionalStyle_5f_72" style:base-cell-address="'Application Access Validation'.A1"/>
      <style:map style:condition="cell-content()=_xludf.n" style:apply-style-name="ConditionalStyle_5f_71" style:base-cell-address="'Application Access Validation'.A1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74" style:base-cell-address="'Application Access Validation'.A1"/>
      <style:map style:condition="cell-content()=&quot;N&quot;" style:apply-style-name="ConditionalStyle_5f_73" style:base-cell-address="'Application Access Validation'.A1"/>
      <style:map style:condition="is-true-formula(_xludf.n)" style:apply-style-name="ConditionalStyle_5f_72" style:base-cell-address="'Application Access Validation'.A1"/>
      <style:map style:condition="cell-content()=_xludf.n" style:apply-style-name="ConditionalStyle_5f_71" style:base-cell-address="'Application Access Validation'.A1"/>
    </style:style>
    <style:style style:name="ce2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1" style:base-cell-address="'Application Access Validation'.A1"/>
    </style:style>
    <style:style style:name="ce2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719" style:base-cell-address="'Application Access Validation'.A1"/>
    </style:style>
    <style:style style:name="ce30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" style:base-cell-address="'Application Access Validation'.A1"/>
    </style:style>
    <style:style style:name="ce3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628" style:base-cell-address="'Application Access Validation'.A1"/>
      <style:map style:condition="cell-content()=&quot;N&quot;" style:apply-style-name="ConditionalStyle_5f_627" style:base-cell-address="'Application Access Validation'.A1"/>
      <style:map style:condition="is-true-formula(_xludf.n)" style:apply-style-name="ConditionalStyle_5f_626" style:base-cell-address="'Application Access Validation'.A1"/>
      <style:map style:condition="cell-content()=_xludf.n" style:apply-style-name="ConditionalStyle_5f_625" style:base-cell-address="'Application Access Validation'.A1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624" style:base-cell-address="'Application Access Validation'.A1"/>
      <style:map style:condition="cell-content()=&quot;N&quot;" style:apply-style-name="ConditionalStyle_5f_623" style:base-cell-address="'Application Access Validation'.A1"/>
      <style:map style:condition="is-true-formula(_xludf.n)" style:apply-style-name="ConditionalStyle_5f_622" style:base-cell-address="'Application Access Validation'.A1"/>
      <style:map style:condition="cell-content()=_xludf.n" style:apply-style-name="ConditionalStyle_5f_621" style:base-cell-address="'Application Access Validation'.A1"/>
    </style:style>
    <style:style style:name="ce3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620" style:base-cell-address="'Application Access Validation'.A1"/>
      <style:map style:condition="cell-content()=&quot;N&quot;" style:apply-style-name="ConditionalStyle_5f_619" style:base-cell-address="'Application Access Validation'.A1"/>
      <style:map style:condition="is-true-formula(_xludf.n)" style:apply-style-name="ConditionalStyle_5f_618" style:base-cell-address="'Application Access Validation'.A1"/>
      <style:map style:condition="cell-content()=_xludf.n" style:apply-style-name="ConditionalStyle_5f_617" style:base-cell-address="'Application Access Validation'.A1"/>
    </style:style>
    <style:style style:name="ce3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16" style:base-cell-address="'Application Access Validation'.A1"/>
    </style:style>
    <style:style style:name="ce3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15" style:base-cell-address="'Application Access Validation'.A1"/>
    </style:style>
    <style:style style:name="ce36" style:family="table-cell" style:parent-style-name="Excel_20_Built-in_20_Normal">
      <style:table-cell-properties fo:border-bottom="0.035cm solid #000000" fo:background-color="#8ea9db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0" style:base-cell-address="'Application Access Validation'.A1"/>
    </style:style>
    <style:style style:name="ce3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9" style:base-cell-address="'Application Access Validation'.A1"/>
    </style:style>
    <style:style style:name="ce3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" style:base-cell-address="'Application Access Validation'.A1"/>
    </style:style>
    <style:style style:name="ce4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711" style:base-cell-address="'Application Access Validation'.A1"/>
    </style:style>
    <style:style style:name="ce4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711" style:base-cell-address="'Application Access Validation'.A1"/>
    </style:style>
    <style:style style:name="ce42" style:family="table-cell" style:parent-style-name="Excel_20_Built-in_20_Normal">
      <style:table-cell-properties fo:background-color="#8faadc" style:diagonal-bl-tr="none" style:diagonal-tl-br="none" fo:border="0.035cm solid #000000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16" style:base-cell-address="'Application Access Validation'.A1"/>
    </style:style>
    <style:style style:name="ce44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17" style:base-cell-address="'Application Access Validation'.A1"/>
    </style:style>
    <style:style style:name="ce4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15" style:base-cell-address="'Application Access Validation'.A1"/>
    </style:style>
    <style:style style:name="ce46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97" style:base-cell-address="'Application Access Validation'.A1"/>
    </style:style>
    <style:style style:name="ce4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14" style:base-cell-address="'Application Access Validation'.A1"/>
      <style:map style:condition="is-true-formula(_xludf.n)" style:apply-style-name="ConditionalStyle_5f_113" style:base-cell-address="'Application Access Validation'.A1"/>
      <style:map style:condition="cell-content()=&quot;Y&quot;" style:apply-style-name="ConditionalStyle_5f_112" style:base-cell-address="'Application Access Validation'.A1"/>
      <style:map style:condition="cell-content()=&quot;N&quot;" style:apply-style-name="ConditionalStyle_5f_111" style:base-cell-address="'Application Access Validation'.A1"/>
    </style:style>
    <style:style style:name="ce4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10" style:base-cell-address="'Application Access Validation'.A1"/>
    </style:style>
    <style:style style:name="ce4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09" style:base-cell-address="'Application Access Validation'.A1"/>
    </style:style>
    <style:style style:name="ce5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08" style:base-cell-address="'Application Access Validation'.A1"/>
      <style:map style:condition="is-true-formula(_xludf.n)" style:apply-style-name="ConditionalStyle_5f_107" style:base-cell-address="'Application Access Validation'.A1"/>
      <style:map style:condition="cell-content()=&quot;Y&quot;" style:apply-style-name="ConditionalStyle_5f_106" style:base-cell-address="'Application Access Validation'.A1"/>
      <style:map style:condition="cell-content()=&quot;N&quot;" style:apply-style-name="ConditionalStyle_5f_105" style:base-cell-address="'Application Access Validation'.A1"/>
    </style:style>
    <style:style style:name="ce51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04" style:base-cell-address="'Application Access Validation'.A1"/>
    </style:style>
    <style:style style:name="ce5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96" style:base-cell-address="'Application Access Validation'.A1"/>
    </style:style>
    <style:style style:name="ce5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95" style:base-cell-address="'Application Access Validation'.A1"/>
    </style:style>
    <style:style style:name="ce5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94" style:base-cell-address="'Application Access Validation'.A1"/>
    </style:style>
    <style:style style:name="ce5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93" style:base-cell-address="'Application Access Validation'.A1"/>
    </style:style>
    <style:style style:name="ce5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92" style:base-cell-address="'Application Access Validation'.A1"/>
    </style:style>
    <style:style style:name="ce5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03" style:base-cell-address="'Application Access Validation'.A1"/>
    </style:style>
    <style:style style:name="ce5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02" style:base-cell-address="'Application Access Validation'.A1"/>
    </style:style>
    <style:style style:name="ce5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01" style:base-cell-address="'Application Access Validation'.A1"/>
      <style:map style:condition="is-true-formula(_xludf.n)" style:apply-style-name="ConditionalStyle_5f_100" style:base-cell-address="'Application Access Validation'.A1"/>
      <style:map style:condition="cell-content()=&quot;Y&quot;" style:apply-style-name="ConditionalStyle_5f_99" style:base-cell-address="'Application Access Validation'.A1"/>
      <style:map style:condition="cell-content()=&quot;N&quot;" style:apply-style-name="ConditionalStyle_5f_98" style:base-cell-address="'Application Access Validation'.A1"/>
    </style:style>
    <style:style style:name="ce60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91" style:base-cell-address="'Application Access Validation'.A1"/>
    </style:style>
    <style:style style:name="ce6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90" style:base-cell-address="'Application Access Validation'.A1"/>
    </style:style>
    <style:style style:name="ce6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89" style:base-cell-address="'Application Access Validation'.A1"/>
    </style:style>
    <style:style style:name="ce6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88" style:base-cell-address="'Application Access Validation'.A1"/>
    </style:style>
    <style:style style:name="ce6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87" style:base-cell-address="'Application Access Validation'.A1"/>
    </style:style>
    <style:style style:name="ce6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9" style:base-cell-address="'Application Access Validation'.A1"/>
    </style:style>
    <style:style style:name="ce6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8" style:base-cell-address="'Application Access Validation'.A1"/>
    </style:style>
    <style:style style:name="ce6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21" style:base-cell-address="'Application Access Validation'.A1"/>
      <style:map style:condition="is-true-formula(_xludf.n)" style:apply-style-name="ConditionalStyle_5f_120" style:base-cell-address="'Application Access Validation'.A1"/>
      <style:map style:condition="cell-content()=&quot;Y&quot;" style:apply-style-name="ConditionalStyle_5f_119" style:base-cell-address="'Application Access Validation'.A1"/>
      <style:map style:condition="cell-content()=&quot;N&quot;" style:apply-style-name="ConditionalStyle_5f_118" style:base-cell-address="'Application Access Validation'.A1"/>
    </style:style>
    <style:style style:name="ce6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21" style:base-cell-address="'Application Access Validation'.A1"/>
      <style:map style:condition="is-true-formula(_xludf.n)" style:apply-style-name="ConditionalStyle_5f_120" style:base-cell-address="'Application Access Validation'.A1"/>
      <style:map style:condition="cell-content()=&quot;Y&quot;" style:apply-style-name="ConditionalStyle_5f_119" style:base-cell-address="'Application Access Validation'.A1"/>
      <style:map style:condition="cell-content()=&quot;N&quot;" style:apply-style-name="ConditionalStyle_5f_118" style:base-cell-address="'Application Access Validation'.A1"/>
    </style:style>
    <style:style style:name="ce6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86" style:base-cell-address="'Application Access Validation'.A1"/>
      <style:map style:condition="is-true-formula(_xludf.n)" style:apply-style-name="ConditionalStyle_5f_85" style:base-cell-address="'Application Access Validation'.A1"/>
      <style:map style:condition="cell-content()=&quot;Y&quot;" style:apply-style-name="ConditionalStyle_5f_84" style:base-cell-address="'Application Access Validation'.A1"/>
      <style:map style:condition="cell-content()=&quot;N&quot;" style:apply-style-name="ConditionalStyle_5f_83" style:base-cell-address="'Application Access Validation'.A1"/>
    </style:style>
    <style:style style:name="ce7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711" style:base-cell-address="'Application Access Validation'.A1"/>
      <style:map style:condition="cell-content()=&quot;Y&quot;" style:apply-style-name="ConditionalStyle_5f_710" style:base-cell-address="'Application Access Validation'.A1"/>
      <style:map style:condition="cell-content()=&quot;N&quot;" style:apply-style-name="ConditionalStyle_5f_709" style:base-cell-address="'Application Access Validation'.A1"/>
    </style:style>
    <style:style style:name="ce7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82" style:base-cell-address="'Application Access Validation'.A1"/>
      <style:map style:condition="is-true-formula(_xludf.n)" style:apply-style-name="ConditionalStyle_5f_81" style:base-cell-address="'Application Access Validation'.A1"/>
      <style:map style:condition="cell-content()=&quot;Y&quot;" style:apply-style-name="ConditionalStyle_5f_80" style:base-cell-address="'Application Access Validation'.A1"/>
      <style:map style:condition="cell-content()=&quot;N&quot;" style:apply-style-name="ConditionalStyle_5f_79" style:base-cell-address="'Application Access Validation'.A1"/>
    </style:style>
    <style:style style:name="ce7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711" style:base-cell-address="'Application Access Validation'.A1"/>
      <style:map style:condition="cell-content()=&quot;Y&quot;" style:apply-style-name="ConditionalStyle_5f_710" style:base-cell-address="'Application Access Validation'.A1"/>
      <style:map style:condition="cell-content()=&quot;N&quot;" style:apply-style-name="ConditionalStyle_5f_709" style:base-cell-address="'Application Access Validation'.A1"/>
    </style:style>
    <style:style style:name="ce7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7" style:base-cell-address="'Application Access Validation'.A1"/>
    </style:style>
    <style:style style:name="ce7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707" style:base-cell-address="'Application Access Validation'.A1"/>
      <style:map style:condition="cell-content()=&quot;Y&quot;" style:apply-style-name="ConditionalStyle_5f_706" style:base-cell-address="'Application Access Validation'.A1"/>
      <style:map style:condition="cell-content()=&quot;N&quot;" style:apply-style-name="ConditionalStyle_5f_705" style:base-cell-address="'Application Access Validation'.A1"/>
    </style:style>
    <style:style style:name="ce7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8" style:base-cell-address="'Application Access Validation'.A1"/>
    </style:style>
    <style:style style:name="ce7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9" style:base-cell-address="'Application Access Validation'.A1"/>
    </style:style>
    <style:style style:name="ce7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93" style:base-cell-address="'Application Access Validation'.A1"/>
    </style:style>
    <style:style style:name="ce7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10" style:base-cell-address="'Application Access Validation'.A1"/>
    </style:style>
    <style:style style:name="ce7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728" style:base-cell-address="'Application Access Validation'.A1"/>
    </style:style>
    <style:style style:name="ce80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12" style:base-cell-address="'Application Access Validation'.A1"/>
    </style:style>
    <style:style style:name="ce8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11" style:base-cell-address="'Application Access Validation'.A1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707" style:base-cell-address="'Application Access Validation'.A1"/>
      <style:map style:condition="cell-content()=&quot;Y&quot;" style:apply-style-name="ConditionalStyle_5f_706" style:base-cell-address="'Application Access Validation'.A1"/>
      <style:map style:condition="cell-content()=&quot;N&quot;" style:apply-style-name="ConditionalStyle_5f_705" style:base-cell-address="'Application Access Validation'.A1"/>
    </style:style>
    <style:style style:name="ce8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548235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700" style:base-cell-address="'Application Access Validation'.A1"/>
    </style:style>
    <style:style style:name="ce8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85" style:base-cell-address="'Application Access Validation'.A1"/>
    </style:style>
    <style:style style:name="ce8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97" style:base-cell-address="'Application Access Validation'.A1"/>
    </style:style>
    <style:style style:name="ce8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97" style:base-cell-address="'Application Access Validation'.A1"/>
    </style:style>
    <style:style style:name="ce8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95" style:base-cell-address="'Application Access Validation'.A1"/>
    </style:style>
    <style:style style:name="ce8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4" style:base-cell-address="'Application Access Validation'.A1"/>
    </style:style>
    <style:style style:name="ce90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91" style:base-cell-address="'Application Access Validation'.A1"/>
    </style:style>
    <style:style style:name="ce9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50" style:base-cell-address="'Application Access Validation'.A1"/>
      <style:map style:condition="is-true-formula(_xludf.n)" style:apply-style-name="ConditionalStyle_5f_149" style:base-cell-address="'Application Access Validation'.A1"/>
      <style:map style:condition="cell-content()=&quot;Y&quot;" style:apply-style-name="ConditionalStyle_5f_148" style:base-cell-address="'Application Access Validation'.A1"/>
      <style:map style:condition="cell-content()=&quot;N&quot;" style:apply-style-name="ConditionalStyle_5f_147" style:base-cell-address="'Application Access Validation'.A1"/>
    </style:style>
    <style:style style:name="ce9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13" style:base-cell-address="'Application Access Validation'.A1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01" style:base-cell-address="'Application Access Validation'.A1"/>
      <style:map style:condition="is-true-formula(_xludf.n)" style:apply-style-name="ConditionalStyle_5f_400" style:base-cell-address="'Application Access Validation'.A1"/>
      <style:map style:condition="cell-content()=&quot;Y&quot;" style:apply-style-name="ConditionalStyle_5f_399" style:base-cell-address="'Application Access Validation'.A1"/>
      <style:map style:condition="cell-content()=&quot;N&quot;" style:apply-style-name="ConditionalStyle_5f_398" style:base-cell-address="'Application Access Validation'.A1"/>
    </style:style>
    <style:style style:name="ce9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1" style:base-cell-address="'Application Access Validation'.A1"/>
    </style:style>
    <style:style style:name="ce9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4" style:base-cell-address="'Application Access Validation'.A1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396" style:base-cell-address="'Application Access Validation'.A1"/>
      <style:map style:condition="cell-content()=&quot;Y&quot;" style:apply-style-name="ConditionalStyle_5f_395" style:base-cell-address="'Application Access Validation'.A1"/>
      <style:map style:condition="cell-content()=&quot;N&quot;" style:apply-style-name="ConditionalStyle_5f_394" style:base-cell-address="'Application Access Validation'.A1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_xludf.n)" style:apply-style-name="ConditionalStyle_5f_396" style:base-cell-address="'Application Access Validation'.A1"/>
      <style:map style:condition="cell-content()=&quot;Y&quot;" style:apply-style-name="ConditionalStyle_5f_395" style:base-cell-address="'Application Access Validation'.A1"/>
      <style:map style:condition="cell-content()=&quot;N&quot;" style:apply-style-name="ConditionalStyle_5f_394" style:base-cell-address="'Application Access Validation'.A1"/>
    </style:style>
    <style:style style:name="ce10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45" style:base-cell-address="'Application Access Validation'.A1"/>
      <style:map style:condition="is-true-formula(_xludf.n)" style:apply-style-name="ConditionalStyle_5f_144" style:base-cell-address="'Application Access Validation'.A1"/>
      <style:map style:condition="cell-content()=&quot;Y&quot;" style:apply-style-name="ConditionalStyle_5f_143" style:base-cell-address="'Application Access Validation'.A1"/>
      <style:map style:condition="cell-content()=&quot;N&quot;" style:apply-style-name="ConditionalStyle_5f_142" style:base-cell-address="'Application Access Validation'.A1"/>
    </style:style>
    <style:style style:name="ce10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_xludf.n)" style:apply-style-name="ConditionalStyle_5f_397" style:base-cell-address="'Application Access Validation'.A1"/>
    </style:style>
    <style:style style:name="ce10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91" style:base-cell-address="'Application Access Validation'.A1"/>
    </style:style>
    <style:style style:name="ce10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0" style:base-cell-address="'Application Access Validation'.A1"/>
    </style:style>
    <style:style style:name="ce10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2" style:base-cell-address="'Application Access Validation'.A1"/>
    </style:style>
    <style:style style:name="ce10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3" style:base-cell-address="'Application Access Validation'.A1"/>
    </style:style>
    <style:style style:name="ce10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5" style:base-cell-address="'Application Access Validation'.A1"/>
    </style:style>
    <style:style style:name="ce10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9" style:base-cell-address="'Application Access Validation'.A1"/>
    </style:style>
    <style:style style:name="ce10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85" style:base-cell-address="'Application Access Validation'.A1"/>
    </style:style>
    <style:style style:name="ce1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85" style:base-cell-address="'Application Access Validation'.A1"/>
      <style:map style:condition="cell-content()=&quot;Y&quot;" style:apply-style-name="ConditionalStyle_5f_684" style:base-cell-address="'Application Access Validation'.A1"/>
      <style:map style:condition="cell-content()=&quot;N&quot;" style:apply-style-name="ConditionalStyle_5f_683" style:base-cell-address="'Application Access Validation'.A1"/>
    </style:style>
    <style:style style:name="ce11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85" style:base-cell-address="'Application Access Validation'.A1"/>
      <style:map style:condition="cell-content()=&quot;Y&quot;" style:apply-style-name="ConditionalStyle_5f_684" style:base-cell-address="'Application Access Validation'.A1"/>
      <style:map style:condition="cell-content()=&quot;N&quot;" style:apply-style-name="ConditionalStyle_5f_683" style:base-cell-address="'Application Access Validation'.A1"/>
    </style:style>
    <style:style style:name="ce112" style:family="table-cell" style:parent-style-name="Excel_20_Built-in_20_Normal">
      <style:table-cell-properties fo:background-color="#8ea9db"/>
      <style:text-properties fo:color="#242424" style:text-outline="false" style:text-line-through-style="none" style:font-name="-Apple-System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81" style:base-cell-address="'Application Access Validation'.A1"/>
      <style:map style:condition="cell-content()=&quot;Y&quot;" style:apply-style-name="ConditionalStyle_5f_680" style:base-cell-address="'Application Access Validation'.A1"/>
      <style:map style:condition="cell-content()=&quot;N&quot;" style:apply-style-name="ConditionalStyle_5f_679" style:base-cell-address="'Application Access Validation'.A1"/>
    </style:style>
    <style:style style:name="ce11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29" style:base-cell-address="'Application Access Validation'.A1"/>
    </style:style>
    <style:style style:name="ce11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81" style:base-cell-address="'Application Access Validation'.A1"/>
      <style:map style:condition="cell-content()=&quot;Y&quot;" style:apply-style-name="ConditionalStyle_5f_680" style:base-cell-address="'Application Access Validation'.A1"/>
      <style:map style:condition="cell-content()=&quot;N&quot;" style:apply-style-name="ConditionalStyle_5f_679" style:base-cell-address="'Application Access Validation'.A1"/>
    </style:style>
    <style:style style:name="ce116" style:family="table-cell" style:parent-style-name="Excel_20_Built-in_20_Normal">
      <style:table-cell-properties fo:border-bottom="0.035cm solid #000000" fo:background-color="#8ea9db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7" style:family="table-cell" style:parent-style-name="Excel_20_Built-in_20_Normal">
      <style:table-cell-properties fo:background-color="#ffc7c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74" style:base-cell-address="'Application Access Validation'.A1"/>
      <style:map style:condition="cell-content()=&quot;Y&quot;" style:apply-style-name="ConditionalStyle_5f_673" style:base-cell-address="'Application Access Validation'.A1"/>
      <style:map style:condition="cell-content()=&quot;N&quot;" style:apply-style-name="ConditionalStyle_5f_672" style:base-cell-address="'Application Access Validation'.A1"/>
    </style:style>
    <style:style style:name="ce120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71" style:base-cell-address="'Application Access Validation'.A1"/>
    </style:style>
    <style:style style:name="ce12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74" style:base-cell-address="'Application Access Validation'.A1"/>
      <style:map style:condition="cell-content()=&quot;Y&quot;" style:apply-style-name="ConditionalStyle_5f_673" style:base-cell-address="'Application Access Validation'.A1"/>
      <style:map style:condition="cell-content()=&quot;N&quot;" style:apply-style-name="ConditionalStyle_5f_672" style:base-cell-address="'Application Access Validation'.A1"/>
    </style:style>
    <style:style style:name="ce12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89" style:base-cell-address="'Application Access Validation'.A1"/>
    </style:style>
    <style:style style:name="ce12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88" style:base-cell-address="'Application Access Validation'.A1"/>
    </style:style>
    <style:style style:name="ce12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33" style:base-cell-address="'Application Access Validation'.A1"/>
      <style:map style:condition="is-true-formula(_xludf.n)" style:apply-style-name="ConditionalStyle_5f_632" style:base-cell-address="'Application Access Validation'.A1"/>
      <style:map style:condition="cell-content()=&quot;Y&quot;" style:apply-style-name="ConditionalStyle_5f_631" style:base-cell-address="'Application Access Validation'.A1"/>
      <style:map style:condition="cell-content()=&quot;N&quot;" style:apply-style-name="ConditionalStyle_5f_630" style:base-cell-address="'Application Access Validation'.A1"/>
    </style:style>
    <style:style style:name="ce12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87" style:base-cell-address="'Application Access Validation'.A1"/>
    </style:style>
    <style:style style:name="ce12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4" style:base-cell-address="'Application Access Validation'.A1"/>
    </style:style>
    <style:style style:name="ce12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86" style:base-cell-address="'Application Access Validation'.A1"/>
    </style:style>
    <style:style style:name="ce12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85" style:base-cell-address="'Application Access Validation'.A1"/>
    </style:style>
    <style:style style:name="ce12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84" style:base-cell-address="'Application Access Validation'.A1"/>
    </style:style>
    <style:style style:name="ce130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83" style:base-cell-address="'Application Access Validation'.A1"/>
    </style:style>
    <style:style style:name="ce13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9" style:base-cell-address="'Application Access Validation'.A1"/>
    </style:style>
    <style:style style:name="ce13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8" style:base-cell-address="'Application Access Validation'.A1"/>
    </style:style>
    <style:style style:name="ce13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7" style:base-cell-address="'Application Access Validation'.A1"/>
    </style:style>
    <style:style style:name="ce13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5" style:base-cell-address="'Application Access Validation'.A1"/>
    </style:style>
    <style:style style:name="ce13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661" style:base-cell-address="'Application Access Validation'.A1"/>
      <style:map style:condition="cell-content()=&quot;N&quot;" style:apply-style-name="ConditionalStyle_5f_660" style:base-cell-address="'Application Access Validation'.A1"/>
    </style:style>
    <style:style style:name="ce13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59" style:base-cell-address="'Application Access Validation'.A1"/>
    </style:style>
    <style:style style:name="ce13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39" style:base-cell-address="'Application Access Validation'.A1"/>
    </style:style>
    <style:style style:name="ce13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48" style:base-cell-address="'Application Access Validation'.A1"/>
    </style:style>
    <style:style style:name="ce13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58" style:base-cell-address="'Application Access Validation'.A1"/>
    </style:style>
    <style:style style:name="ce14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661" style:base-cell-address="'Application Access Validation'.A1"/>
      <style:map style:condition="cell-content()=&quot;N&quot;" style:apply-style-name="ConditionalStyle_5f_660" style:base-cell-address="'Application Access Validation'.A1"/>
    </style:style>
    <style:style style:name="ce1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53" style:base-cell-address="'Application Access Validation'.A1"/>
    </style:style>
    <style:style style:name="ce14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53" style:base-cell-address="'Application Access Validation'.A1"/>
    </style:style>
    <style:style style:name="ce14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2" style:base-cell-address="'Application Access Validation'.A1"/>
    </style:style>
    <style:style style:name="ce14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50" style:base-cell-address="'Application Access Validation'.A1"/>
    </style:style>
    <style:style style:name="ce14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652" style:base-cell-address="'Application Access Validation'.A1"/>
      <style:map style:condition="cell-content()=&quot;N&quot;" style:apply-style-name="ConditionalStyle_5f_651" style:base-cell-address="'Application Access Validation'.A1"/>
    </style:style>
    <style:style style:name="ce14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3" style:base-cell-address="'Application Access Validation'.A1"/>
    </style:style>
    <style:style style:name="ce14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1" style:base-cell-address="'Application Access Validation'.A1"/>
    </style:style>
    <style:style style:name="ce14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46" style:base-cell-address="'Application Access Validation'.A1"/>
    </style:style>
    <style:style style:name="ce14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Y&quot;" style:apply-style-name="ConditionalStyle_5f_652" style:base-cell-address="'Application Access Validation'.A1"/>
      <style:map style:condition="cell-content()=&quot;N&quot;" style:apply-style-name="ConditionalStyle_5f_651" style:base-cell-address="'Application Access Validation'.A1"/>
    </style:style>
    <style:style style:name="ce15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652" style:base-cell-address="'Application Access Validation'.A1"/>
      <style:map style:condition="cell-content()=&quot;N&quot;" style:apply-style-name="ConditionalStyle_5f_651" style:base-cell-address="'Application Access Validation'.A1"/>
    </style:style>
    <style:style style:name="ce1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647" style:base-cell-address="'Application Access Validation'.A1"/>
      <style:map style:condition="cell-content()=&quot;N&quot;" style:apply-style-name="ConditionalStyle_5f_646" style:base-cell-address="'Application Access Validation'.A1"/>
    </style:style>
    <style:style style:name="ce15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0" style:base-cell-address="'Application Access Validation'.A1"/>
    </style:style>
    <style:style style:name="ce15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40" style:base-cell-address="'Application Access Validation'.A1"/>
    </style:style>
    <style:style style:name="ce1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78" style:base-cell-address="'Application Access Validation'.A1"/>
      <style:map style:condition="is-true-formula(_xludf.n)" style:apply-style-name="ConditionalStyle_5f_77" style:base-cell-address="'Application Access Validation'.A1"/>
      <style:map style:condition="cell-content()=&quot;Y&quot;" style:apply-style-name="ConditionalStyle_5f_76" style:base-cell-address="'Application Access Validation'.A1"/>
      <style:map style:condition="cell-content()=&quot;N&quot;" style:apply-style-name="ConditionalStyle_5f_75" style:base-cell-address="'Application Access Validation'.A1"/>
    </style:style>
    <style:style style:name="ce15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Y&quot;" style:apply-style-name="ConditionalStyle_5f_647" style:base-cell-address="'Application Access Validation'.A1"/>
      <style:map style:condition="cell-content()=&quot;N&quot;" style:apply-style-name="ConditionalStyle_5f_646" style:base-cell-address="'Application Access Validation'.A1"/>
    </style:style>
    <style:style style:name="ce15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37" style:base-cell-address="'Application Access Validation'.A1"/>
    </style:style>
    <style:style style:name="ce15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41" style:base-cell-address="'Application Access Validation'.A1"/>
    </style:style>
    <style:style style:name="ce15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14" style:base-cell-address="'Application Access Validation'.A1"/>
    </style:style>
    <style:style style:name="ce159" style:family="table-cell" style:parent-style-name="Excel_20_Built-in_20_Normal">
      <style:table-cell-properties fo:border-bottom="0.035cm solid #000000" fo:background-color="#8ea9db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0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1" style:family="table-cell" style:parent-style-name="Excel_20_Built-in_20_Normal">
      <style:table-cell-properties fo:background-color="#8ea9d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36" style:base-cell-address="'Application Access Validation'.A1"/>
      <style:map style:condition="cell-content()=&quot;Y&quot;" style:apply-style-name="ConditionalStyle_5f_635" style:base-cell-address="'Application Access Validation'.A1"/>
      <style:map style:condition="cell-content()=&quot;N&quot;" style:apply-style-name="ConditionalStyle_5f_634" style:base-cell-address="'Application Access Validation'.A1"/>
    </style:style>
    <style:style style:name="ce16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36" style:base-cell-address="'Application Access Validation'.A1"/>
      <style:map style:condition="cell-content()=&quot;Y&quot;" style:apply-style-name="ConditionalStyle_5f_635" style:base-cell-address="'Application Access Validation'.A1"/>
      <style:map style:condition="cell-content()=&quot;N&quot;" style:apply-style-name="ConditionalStyle_5f_634" style:base-cell-address="'Application Access Validation'.A1"/>
    </style:style>
    <style:style style:name="ce16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36" style:base-cell-address="'Application Access Validation'.A1"/>
      <style:map style:condition="cell-content()=&quot;Y&quot;" style:apply-style-name="ConditionalStyle_5f_635" style:base-cell-address="'Application Access Validation'.A1"/>
      <style:map style:condition="cell-content()=&quot;N&quot;" style:apply-style-name="ConditionalStyle_5f_634" style:base-cell-address="'Application Access Validation'.A1"/>
    </style:style>
    <style:style style:name="ce16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_xludf.n)" style:apply-style-name="ConditionalStyle_5f_636" style:base-cell-address="'Application Access Validation'.A1"/>
      <style:map style:condition="cell-content()=&quot;Y&quot;" style:apply-style-name="ConditionalStyle_5f_635" style:base-cell-address="'Application Access Validation'.A1"/>
      <style:map style:condition="cell-content()=&quot;N&quot;" style:apply-style-name="ConditionalStyle_5f_634" style:base-cell-address="'Application Access Validation'.A1"/>
    </style:style>
    <style:style style:name="ce167" style:family="table-cell" style:parent-style-name="Excel_20_Built-in_20_Normal">
      <style:table-cell-properties fo:background-color="#8faad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9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33" style:base-cell-address="'Application Access Validation'.A1"/>
      <style:map style:condition="is-true-formula(_xludf.n)" style:apply-style-name="ConditionalStyle_5f_532" style:base-cell-address="'Application Access Validation'.A1"/>
      <style:map style:condition="cell-content()=&quot;Y&quot;" style:apply-style-name="ConditionalStyle_5f_531" style:base-cell-address="'Application Access Validation'.A1"/>
      <style:map style:condition="cell-content()=&quot;N&quot;" style:apply-style-name="ConditionalStyle_5f_530" style:base-cell-address="'Application Access Validation'.A1"/>
    </style:style>
    <style:style style:name="ce171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33" style:base-cell-address="'Application Access Validation'.A1"/>
      <style:map style:condition="is-true-formula(_xludf.n)" style:apply-style-name="ConditionalStyle_5f_532" style:base-cell-address="'Application Access Validation'.A1"/>
      <style:map style:condition="cell-content()=&quot;Y&quot;" style:apply-style-name="ConditionalStyle_5f_531" style:base-cell-address="'Application Access Validation'.A1"/>
      <style:map style:condition="cell-content()=&quot;N&quot;" style:apply-style-name="ConditionalStyle_5f_530" style:base-cell-address="'Application Access Validation'.A1"/>
    </style:style>
    <style:style style:name="ce17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36" style:base-cell-address="'Application Access Validation'.A1"/>
    </style:style>
    <style:style style:name="ce173" style:family="table-cell" style:parent-style-name="Excel_20_Built-in_20_Normal">
      <style:table-cell-properties fo:background-color="#c6e0b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29" style:base-cell-address="'Application Access Validation'.A1"/>
      <style:map style:condition="is-true-formula(_xludf.n)" style:apply-style-name="ConditionalStyle_5f_528" style:base-cell-address="'Application Access Validation'.A1"/>
      <style:map style:condition="cell-content()=&quot;Y&quot;" style:apply-style-name="ConditionalStyle_5f_527" style:base-cell-address="'Application Access Validation'.A1"/>
      <style:map style:condition="cell-content()=&quot;N&quot;" style:apply-style-name="ConditionalStyle_5f_526" style:base-cell-address="'Application Access Validation'.A1"/>
    </style:style>
    <style:style style:name="ce17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29" style:base-cell-address="'Application Access Validation'.A1"/>
    </style:style>
    <style:style style:name="ce17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29" style:base-cell-address="'Application Access Validation'.A1"/>
      <style:map style:condition="is-true-formula(_xludf.n)" style:apply-style-name="ConditionalStyle_5f_528" style:base-cell-address="'Application Access Validation'.A1"/>
      <style:map style:condition="cell-content()=&quot;Y&quot;" style:apply-style-name="ConditionalStyle_5f_527" style:base-cell-address="'Application Access Validation'.A1"/>
      <style:map style:condition="cell-content()=&quot;N&quot;" style:apply-style-name="ConditionalStyle_5f_526" style:base-cell-address="'Application Access Validation'.A1"/>
    </style:style>
    <style:style style:name="ce17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27" style:base-cell-address="'Application Access Validation'.A1"/>
      <style:map style:condition="is-true-formula(_xludf.n)" style:apply-style-name="ConditionalStyle_5f_126" style:base-cell-address="'Application Access Validation'.A1"/>
      <style:map style:condition="cell-content()=&quot;Y&quot;" style:apply-style-name="ConditionalStyle_5f_125" style:base-cell-address="'Application Access Validation'.A1"/>
      <style:map style:condition="cell-content()=&quot;N&quot;" style:apply-style-name="ConditionalStyle_5f_124" style:base-cell-address="'Application Access Validation'.A1"/>
    </style:style>
    <style:style style:name="ce17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25" style:base-cell-address="'Application Access Validation'.A1"/>
      <style:map style:condition="is-true-formula(_xludf.n)" style:apply-style-name="ConditionalStyle_5f_524" style:base-cell-address="'Application Access Validation'.A1"/>
      <style:map style:condition="cell-content()=&quot;Y&quot;" style:apply-style-name="ConditionalStyle_5f_523" style:base-cell-address="'Application Access Validation'.A1"/>
      <style:map style:condition="cell-content()=&quot;N&quot;" style:apply-style-name="ConditionalStyle_5f_522" style:base-cell-address="'Application Access Validation'.A1"/>
    </style:style>
    <style:style style:name="ce17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21" style:base-cell-address="'Application Access Validation'.A1"/>
      <style:map style:condition="is-true-formula(_xludf.n)" style:apply-style-name="ConditionalStyle_5f_520" style:base-cell-address="'Application Access Validation'.A1"/>
      <style:map style:condition="cell-content()=&quot;Y&quot;" style:apply-style-name="ConditionalStyle_5f_519" style:base-cell-address="'Application Access Validation'.A1"/>
      <style:map style:condition="cell-content()=&quot;N&quot;" style:apply-style-name="ConditionalStyle_5f_518" style:base-cell-address="'Application Access Validation'.A1"/>
    </style:style>
    <style:style style:name="ce18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21" style:base-cell-address="'Application Access Validation'.A1"/>
      <style:map style:condition="is-true-formula(_xludf.n)" style:apply-style-name="ConditionalStyle_5f_520" style:base-cell-address="'Application Access Validation'.A1"/>
      <style:map style:condition="cell-content()=&quot;Y&quot;" style:apply-style-name="ConditionalStyle_5f_519" style:base-cell-address="'Application Access Validation'.A1"/>
      <style:map style:condition="cell-content()=&quot;N&quot;" style:apply-style-name="ConditionalStyle_5f_518" style:base-cell-address="'Application Access Validation'.A1"/>
    </style:style>
    <style:style style:name="ce18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23" style:base-cell-address="'Application Access Validation'.A1"/>
    </style:style>
    <style:style style:name="ce18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22" style:base-cell-address="'Application Access Validation'.A1"/>
    </style:style>
    <style:style style:name="ce18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9" style:base-cell-address="'Application Access Validation'.A1"/>
    </style:style>
    <style:style style:name="ce18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76" style:base-cell-address="'Application Access Validation'.A1"/>
      <style:map style:condition="is-true-formula(_xludf.n)" style:apply-style-name="ConditionalStyle_5f_575" style:base-cell-address="'Application Access Validation'.A1"/>
      <style:map style:condition="cell-content()=&quot;Y&quot;" style:apply-style-name="ConditionalStyle_5f_574" style:base-cell-address="'Application Access Validation'.A1"/>
      <style:map style:condition="cell-content()=&quot;N&quot;" style:apply-style-name="ConditionalStyle_5f_573" style:base-cell-address="'Application Access Validation'.A1"/>
    </style:style>
    <style:style style:name="ce18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80" style:base-cell-address="'Application Access Validation'.A1"/>
      <style:map style:condition="is-true-formula(_xludf.n)" style:apply-style-name="ConditionalStyle_5f_579" style:base-cell-address="'Application Access Validation'.A1"/>
      <style:map style:condition="cell-content()=&quot;Y&quot;" style:apply-style-name="ConditionalStyle_5f_578" style:base-cell-address="'Application Access Validation'.A1"/>
      <style:map style:condition="cell-content()=&quot;N&quot;" style:apply-style-name="ConditionalStyle_5f_577" style:base-cell-address="'Application Access Validation'.A1"/>
    </style:style>
    <style:style style:name="ce18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70" style:base-cell-address="'Application Access Validation'.A1"/>
      <style:map style:condition="is-true-formula(_xludf.n)" style:apply-style-name="ConditionalStyle_5f_69" style:base-cell-address="'Application Access Validation'.A1"/>
      <style:map style:condition="cell-content()=&quot;Y&quot;" style:apply-style-name="ConditionalStyle_5f_68" style:base-cell-address="'Application Access Validation'.A1"/>
      <style:map style:condition="cell-content()=&quot;N&quot;" style:apply-style-name="ConditionalStyle_5f_67" style:base-cell-address="'Application Access Validation'.A1"/>
    </style:style>
    <style:style style:name="ce187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77" style:base-cell-address="'Application Access Validation'.A1"/>
    </style:style>
    <style:style style:name="ce18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56" style:base-cell-address="'Application Access Validation'.A1"/>
      <style:map style:condition="is-true-formula(_xludf.n)" style:apply-style-name="ConditionalStyle_5f_155" style:base-cell-address="'Application Access Validation'.A1"/>
      <style:map style:condition="cell-content()=&quot;Y&quot;" style:apply-style-name="ConditionalStyle_5f_154" style:base-cell-address="'Application Access Validation'.A1"/>
      <style:map style:condition="cell-content()=&quot;N&quot;" style:apply-style-name="ConditionalStyle_5f_153" style:base-cell-address="'Application Access Validation'.A1"/>
    </style:style>
    <style:style style:name="ce18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6" style:base-cell-address="'Application Access Validation'.A1"/>
      <style:map style:condition="cell-content()=&quot;Y&quot;" style:apply-style-name="ConditionalStyle_5f_65" style:base-cell-address="'Application Access Validation'.A1"/>
      <style:map style:condition="cell-content()=&quot;N&quot;" style:apply-style-name="ConditionalStyle_5f_64" style:base-cell-address="'Application Access Validation'.A1"/>
      <style:map style:condition="is-true-formula(_xludf.n)" style:apply-style-name="ConditionalStyle_5f_63" style:base-cell-address="'Application Access Validation'.A1"/>
      <style:map style:condition="is-true-formula(_xludf.n)" style:apply-style-name="ConditionalStyle_5f_62" style:base-cell-address="'Application Access Validation'.A1"/>
      <style:map style:condition="cell-content()=&quot;Y&quot;" style:apply-style-name="ConditionalStyle_5f_61" style:base-cell-address="'Application Access Validation'.A1"/>
      <style:map style:condition="cell-content()=&quot;N&quot;" style:apply-style-name="ConditionalStyle_5f_60" style:base-cell-address="'Application Access Validation'.A1"/>
    </style:style>
    <style:style style:name="ce19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9" style:base-cell-address="'Application Access Validation'.A1"/>
      <style:map style:condition="is-true-formula(_xludf.n)" style:apply-style-name="ConditionalStyle_5f_58" style:base-cell-address="'Application Access Validation'.A1"/>
      <style:map style:condition="cell-content()=&quot;Y&quot;" style:apply-style-name="ConditionalStyle_5f_57" style:base-cell-address="'Application Access Validation'.A1"/>
      <style:map style:condition="cell-content()=&quot;N&quot;" style:apply-style-name="ConditionalStyle_5f_56" style:base-cell-address="'Application Access Validation'.A1"/>
    </style:style>
    <style:style style:name="ce19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76" style:base-cell-address="'Application Access Validation'.A1"/>
      <style:map style:condition="is-true-formula(_xludf.n)" style:apply-style-name="ConditionalStyle_5f_175" style:base-cell-address="'Application Access Validation'.A1"/>
      <style:map style:condition="cell-content()=&quot;Y&quot;" style:apply-style-name="ConditionalStyle_5f_174" style:base-cell-address="'Application Access Validation'.A1"/>
      <style:map style:condition="cell-content()=&quot;N&quot;" style:apply-style-name="ConditionalStyle_5f_173" style:base-cell-address="'Application Access Validation'.A1"/>
    </style:style>
    <style:style style:name="ce19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30" style:base-cell-address="'Application Access Validation'.A1"/>
    </style:style>
    <style:style style:name="ce19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25" style:base-cell-address="'Application Access Validation'.A1"/>
      <style:map style:condition="is-true-formula(_xludf.n)" style:apply-style-name="ConditionalStyle_5f_524" style:base-cell-address="'Application Access Validation'.A1"/>
      <style:map style:condition="cell-content()=&quot;Y&quot;" style:apply-style-name="ConditionalStyle_5f_523" style:base-cell-address="'Application Access Validation'.A1"/>
      <style:map style:condition="cell-content()=&quot;N&quot;" style:apply-style-name="ConditionalStyle_5f_522" style:base-cell-address="'Application Access Validation'.A1"/>
    </style:style>
    <style:style style:name="ce19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25" style:base-cell-address="'Application Access Validation'.A1"/>
      <style:map style:condition="is-true-formula(_xludf.n)" style:apply-style-name="ConditionalStyle_5f_524" style:base-cell-address="'Application Access Validation'.A1"/>
      <style:map style:condition="cell-content()=&quot;Y&quot;" style:apply-style-name="ConditionalStyle_5f_523" style:base-cell-address="'Application Access Validation'.A1"/>
      <style:map style:condition="cell-content()=&quot;N&quot;" style:apply-style-name="ConditionalStyle_5f_522" style:base-cell-address="'Application Access Validation'.A1"/>
    </style:style>
    <style:style style:name="ce195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52" style:base-cell-address="'Application Access Validation'.A1"/>
    </style:style>
    <style:style style:name="ce196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51" style:base-cell-address="'Application Access Validation'.A1"/>
    </style:style>
    <style:style style:name="ce197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31" style:base-cell-address="'Application Access Validation'.A1"/>
    </style:style>
    <style:style style:name="ce19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35" style:base-cell-address="'Application Access Validation'.A1"/>
      <style:map style:condition="is-true-formula(_xludf.n)" style:apply-style-name="ConditionalStyle_5f_134" style:base-cell-address="'Application Access Validation'.A1"/>
      <style:map style:condition="cell-content()=&quot;Y&quot;" style:apply-style-name="ConditionalStyle_5f_133" style:base-cell-address="'Application Access Validation'.A1"/>
      <style:map style:condition="cell-content()=&quot;N&quot;" style:apply-style-name="ConditionalStyle_5f_132" style:base-cell-address="'Application Access Validation'.A1"/>
    </style:style>
    <style:style style:name="ce19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35" style:base-cell-address="'Application Access Validation'.A1"/>
      <style:map style:condition="is-true-formula(_xludf.n)" style:apply-style-name="ConditionalStyle_5f_134" style:base-cell-address="'Application Access Validation'.A1"/>
      <style:map style:condition="cell-content()=&quot;Y&quot;" style:apply-style-name="ConditionalStyle_5f_133" style:base-cell-address="'Application Access Validation'.A1"/>
      <style:map style:condition="cell-content()=&quot;N&quot;" style:apply-style-name="ConditionalStyle_5f_132" style:base-cell-address="'Application Access Validation'.A1"/>
    </style:style>
    <style:style style:name="ce200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78" style:base-cell-address="'Application Access Validation'.A1"/>
    </style:style>
    <style:style style:name="ce201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41" style:base-cell-address="'Application Access Validation'.A1"/>
      <style:map style:condition="is-true-formula(_xludf.n)" style:apply-style-name="ConditionalStyle_5f_140" style:base-cell-address="'Application Access Validation'.A1"/>
      <style:map style:condition="cell-content()=&quot;Y&quot;" style:apply-style-name="ConditionalStyle_5f_139" style:base-cell-address="'Application Access Validation'.A1"/>
      <style:map style:condition="cell-content()=&quot;N&quot;" style:apply-style-name="ConditionalStyle_5f_138" style:base-cell-address="'Application Access Validation'.A1"/>
    </style:style>
    <style:style style:name="ce20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46" style:base-cell-address="'Application Access Validation'.A1"/>
    </style:style>
    <style:style style:name="ce20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60" style:base-cell-address="'Application Access Validation'.A1"/>
      <style:map style:condition="is-true-formula(_xludf.n)" style:apply-style-name="ConditionalStyle_5f_159" style:base-cell-address="'Application Access Validation'.A1"/>
      <style:map style:condition="cell-content()=&quot;Y&quot;" style:apply-style-name="ConditionalStyle_5f_158" style:base-cell-address="'Application Access Validation'.A1"/>
      <style:map style:condition="cell-content()=&quot;N&quot;" style:apply-style-name="ConditionalStyle_5f_157" style:base-cell-address="'Application Access Validation'.A1"/>
    </style:style>
    <style:style style:name="ce20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64" style:base-cell-address="'Application Access Validation'.A1"/>
      <style:map style:condition="is-true-formula(_xludf.n)" style:apply-style-name="ConditionalStyle_5f_163" style:base-cell-address="'Application Access Validation'.A1"/>
      <style:map style:condition="cell-content()=&quot;Y&quot;" style:apply-style-name="ConditionalStyle_5f_162" style:base-cell-address="'Application Access Validation'.A1"/>
      <style:map style:condition="cell-content()=&quot;N&quot;" style:apply-style-name="ConditionalStyle_5f_161" style:base-cell-address="'Application Access Validation'.A1"/>
    </style:style>
    <style:style style:name="ce20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68" style:base-cell-address="'Application Access Validation'.A1"/>
      <style:map style:condition="is-true-formula(_xludf.n)" style:apply-style-name="ConditionalStyle_5f_167" style:base-cell-address="'Application Access Validation'.A1"/>
      <style:map style:condition="cell-content()=&quot;Y&quot;" style:apply-style-name="ConditionalStyle_5f_166" style:base-cell-address="'Application Access Validation'.A1"/>
      <style:map style:condition="cell-content()=&quot;N&quot;" style:apply-style-name="ConditionalStyle_5f_165" style:base-cell-address="'Application Access Validation'.A1"/>
    </style:style>
    <style:style style:name="ce20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72" style:base-cell-address="'Application Access Validation'.A1"/>
      <style:map style:condition="is-true-formula(_xludf.n)" style:apply-style-name="ConditionalStyle_5f_171" style:base-cell-address="'Application Access Validation'.A1"/>
      <style:map style:condition="cell-content()=&quot;Y&quot;" style:apply-style-name="ConditionalStyle_5f_170" style:base-cell-address="'Application Access Validation'.A1"/>
      <style:map style:condition="cell-content()=&quot;N&quot;" style:apply-style-name="ConditionalStyle_5f_169" style:base-cell-address="'Application Access Validation'.A1"/>
    </style:style>
    <style:style style:name="ce20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6" style:base-cell-address="'Application Access Validation'.A1"/>
    </style:style>
    <style:style style:name="ce20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88" style:base-cell-address="'Application Access Validation'.A1"/>
      <style:map style:condition="is-true-formula(_xludf.n)" style:apply-style-name="ConditionalStyle_5f_587" style:base-cell-address="'Application Access Validation'.A1"/>
      <style:map style:condition="cell-content()=&quot;Y&quot;" style:apply-style-name="ConditionalStyle_5f_586" style:base-cell-address="'Application Access Validation'.A1"/>
      <style:map style:condition="cell-content()=&quot;N&quot;" style:apply-style-name="ConditionalStyle_5f_585" style:base-cell-address="'Application Access Validation'.A1"/>
    </style:style>
    <style:style style:name="ce20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84" style:base-cell-address="'Application Access Validation'.A1"/>
      <style:map style:condition="is-true-formula(_xludf.n)" style:apply-style-name="ConditionalStyle_5f_583" style:base-cell-address="'Application Access Validation'.A1"/>
      <style:map style:condition="cell-content()=&quot;Y&quot;" style:apply-style-name="ConditionalStyle_5f_582" style:base-cell-address="'Application Access Validation'.A1"/>
      <style:map style:condition="cell-content()=&quot;N&quot;" style:apply-style-name="ConditionalStyle_5f_581" style:base-cell-address="'Application Access Validation'.A1"/>
    </style:style>
    <style:style style:name="ce2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80" style:base-cell-address="'Application Access Validation'.A1"/>
      <style:map style:condition="is-true-formula(_xludf.n)" style:apply-style-name="ConditionalStyle_5f_579" style:base-cell-address="'Application Access Validation'.A1"/>
      <style:map style:condition="cell-content()=&quot;Y&quot;" style:apply-style-name="ConditionalStyle_5f_578" style:base-cell-address="'Application Access Validation'.A1"/>
      <style:map style:condition="cell-content()=&quot;N&quot;" style:apply-style-name="ConditionalStyle_5f_577" style:base-cell-address="'Application Access Validation'.A1"/>
    </style:style>
    <style:style style:name="ce21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5" style:base-cell-address="'Application Access Validation'.A1"/>
    </style:style>
    <style:style style:name="ce21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4" style:base-cell-address="'Application Access Validation'.A1"/>
    </style:style>
    <style:style style:name="ce21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40" style:base-cell-address="'Application Access Validation'.A1"/>
    </style:style>
    <style:style style:name="ce21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39" style:base-cell-address="'Application Access Validation'.A1"/>
    </style:style>
    <style:style style:name="ce21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3" style:base-cell-address="'Application Access Validation'.A1"/>
    </style:style>
    <style:style style:name="ce21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38" style:base-cell-address="'Application Access Validation'.A1"/>
    </style:style>
    <style:style style:name="ce21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2" style:base-cell-address="'Application Access Validation'.A1"/>
    </style:style>
    <style:style style:name="ce2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37" style:base-cell-address="'Application Access Validation'.A1"/>
      <style:map style:condition="is-true-formula(_xludf.n)" style:apply-style-name="ConditionalStyle_5f_536" style:base-cell-address="'Application Access Validation'.A1"/>
      <style:map style:condition="cell-content()=&quot;Y&quot;" style:apply-style-name="ConditionalStyle_5f_535" style:base-cell-address="'Application Access Validation'.A1"/>
      <style:map style:condition="cell-content()=&quot;N&quot;" style:apply-style-name="ConditionalStyle_5f_534" style:base-cell-address="'Application Access Validation'.A1"/>
    </style:style>
    <style:style style:name="ce21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1" style:base-cell-address="'Application Access Validation'.A1"/>
    </style:style>
    <style:style style:name="ce2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60" style:base-cell-address="'Application Access Validation'.A1"/>
      <style:map style:condition="is-true-formula(_xludf.n)" style:apply-style-name="ConditionalStyle_5f_559" style:base-cell-address="'Application Access Validation'.A1"/>
      <style:map style:condition="cell-content()=&quot;Y&quot;" style:apply-style-name="ConditionalStyle_5f_558" style:base-cell-address="'Application Access Validation'.A1"/>
      <style:map style:condition="cell-content()=&quot;N&quot;" style:apply-style-name="ConditionalStyle_5f_557" style:base-cell-address="'Application Access Validation'.A1"/>
    </style:style>
    <style:style style:name="ce2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52" style:base-cell-address="'Application Access Validation'.A1"/>
      <style:map style:condition="is-true-formula(_xludf.n)" style:apply-style-name="ConditionalStyle_5f_551" style:base-cell-address="'Application Access Validation'.A1"/>
      <style:map style:condition="cell-content()=&quot;Y&quot;" style:apply-style-name="ConditionalStyle_5f_550" style:base-cell-address="'Application Access Validation'.A1"/>
      <style:map style:condition="cell-content()=&quot;N&quot;" style:apply-style-name="ConditionalStyle_5f_549" style:base-cell-address="'Application Access Validation'.A1"/>
    </style:style>
    <style:style style:name="ce2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56" style:base-cell-address="'Application Access Validation'.A1"/>
      <style:map style:condition="is-true-formula(_xludf.n)" style:apply-style-name="ConditionalStyle_5f_555" style:base-cell-address="'Application Access Validation'.A1"/>
      <style:map style:condition="cell-content()=&quot;Y&quot;" style:apply-style-name="ConditionalStyle_5f_554" style:base-cell-address="'Application Access Validation'.A1"/>
      <style:map style:condition="cell-content()=&quot;N&quot;" style:apply-style-name="ConditionalStyle_5f_553" style:base-cell-address="'Application Access Validation'.A1"/>
    </style:style>
    <style:style style:name="ce22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600" style:base-cell-address="'Application Access Validation'.A1"/>
    </style:style>
    <style:style style:name="ce22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48" style:base-cell-address="'Application Access Validation'.A1"/>
      <style:map style:condition="is-true-formula(_xludf.n)" style:apply-style-name="ConditionalStyle_5f_547" style:base-cell-address="'Application Access Validation'.A1"/>
      <style:map style:condition="cell-content()=&quot;Y&quot;" style:apply-style-name="ConditionalStyle_5f_546" style:base-cell-address="'Application Access Validation'.A1"/>
      <style:map style:condition="cell-content()=&quot;N&quot;" style:apply-style-name="ConditionalStyle_5f_545" style:base-cell-address="'Application Access Validation'.A1"/>
    </style:style>
    <style:style style:name="ce22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8" style:base-cell-address="'Application Access Validation'.A1"/>
    </style:style>
    <style:style style:name="ce226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8" style:base-cell-address="'Application Access Validation'.A1"/>
    </style:style>
    <style:style style:name="ce2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72" style:base-cell-address="'Application Access Validation'.A1"/>
      <style:map style:condition="is-true-formula(_xludf.n)" style:apply-style-name="ConditionalStyle_5f_571" style:base-cell-address="'Application Access Validation'.A1"/>
      <style:map style:condition="cell-content()=&quot;Y&quot;" style:apply-style-name="ConditionalStyle_5f_570" style:base-cell-address="'Application Access Validation'.A1"/>
      <style:map style:condition="cell-content()=&quot;N&quot;" style:apply-style-name="ConditionalStyle_5f_569" style:base-cell-address="'Application Access Validation'.A1"/>
    </style:style>
    <style:style style:name="ce22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7" style:base-cell-address="'Application Access Validation'.A1"/>
    </style:style>
    <style:style style:name="ce22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6" style:base-cell-address="'Application Access Validation'.A1"/>
    </style:style>
    <style:style style:name="ce230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5" style:base-cell-address="'Application Access Validation'.A1"/>
    </style:style>
    <style:style style:name="ce23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4" style:base-cell-address="'Application Access Validation'.A1"/>
    </style:style>
    <style:style style:name="ce23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92" style:base-cell-address="'Application Access Validation'.A1"/>
    </style:style>
    <style:style style:name="ce23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3" style:base-cell-address="'Application Access Validation'.A1"/>
    </style:style>
    <style:style style:name="ce23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2" style:base-cell-address="'Application Access Validation'.A1"/>
    </style:style>
    <style:style style:name="ce23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68" style:base-cell-address="'Application Access Validation'.A1"/>
      <style:map style:condition="is-true-formula(_xludf.n)" style:apply-style-name="ConditionalStyle_5f_567" style:base-cell-address="'Application Access Validation'.A1"/>
      <style:map style:condition="cell-content()=&quot;Y&quot;" style:apply-style-name="ConditionalStyle_5f_566" style:base-cell-address="'Application Access Validation'.A1"/>
      <style:map style:condition="cell-content()=&quot;N&quot;" style:apply-style-name="ConditionalStyle_5f_565" style:base-cell-address="'Application Access Validation'.A1"/>
    </style:style>
    <style:style style:name="ce23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90" style:base-cell-address="'Application Access Validation'.A1"/>
    </style:style>
    <style:style style:name="ce237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1" style:base-cell-address="'Application Access Validation'.A1"/>
    </style:style>
    <style:style style:name="ce238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90" style:base-cell-address="'Application Access Validation'.A1"/>
    </style:style>
    <style:style style:name="ce23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89" style:base-cell-address="'Application Access Validation'.A1"/>
    </style:style>
    <style:style style:name="ce24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64" style:base-cell-address="'Application Access Validation'.A1"/>
      <style:map style:condition="is-true-formula(_xludf.n)" style:apply-style-name="ConditionalStyle_5f_563" style:base-cell-address="'Application Access Validation'.A1"/>
      <style:map style:condition="cell-content()=&quot;Y&quot;" style:apply-style-name="ConditionalStyle_5f_562" style:base-cell-address="'Application Access Validation'.A1"/>
      <style:map style:condition="cell-content()=&quot;N&quot;" style:apply-style-name="ConditionalStyle_5f_561" style:base-cell-address="'Application Access Validation'.A1"/>
    </style:style>
    <style:style style:name="ce2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544" style:base-cell-address="'Application Access Validation'.A1"/>
      <style:map style:condition="is-true-formula(_xludf.n)" style:apply-style-name="ConditionalStyle_5f_543" style:base-cell-address="'Application Access Validation'.A1"/>
      <style:map style:condition="cell-content()=&quot;Y&quot;" style:apply-style-name="ConditionalStyle_5f_542" style:base-cell-address="'Application Access Validation'.A1"/>
      <style:map style:condition="cell-content()=&quot;N&quot;" style:apply-style-name="ConditionalStyle_5f_541" style:base-cell-address="'Application Access Validation'.A1"/>
    </style:style>
    <style:style style:name="ce24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28" style:base-cell-address="'Application Access Validation'.A1"/>
    </style:style>
    <style:style style:name="ce2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17" style:base-cell-address="'Application Access Validation'.A1"/>
      <style:map style:condition="is-true-formula(_xludf.n)" style:apply-style-name="ConditionalStyle_5f_516" style:base-cell-address="'Application Access Validation'.A1"/>
      <style:map style:condition="cell-content()=&quot;Y&quot;" style:apply-style-name="ConditionalStyle_5f_515" style:base-cell-address="'Application Access Validation'.A1"/>
      <style:map style:condition="cell-content()=&quot;N&quot;" style:apply-style-name="ConditionalStyle_5f_514" style:base-cell-address="'Application Access Validation'.A1"/>
    </style:style>
    <style:style style:name="ce2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13" style:base-cell-address="'Application Access Validation'.A1"/>
      <style:map style:condition="is-true-formula(_xludf.n)" style:apply-style-name="ConditionalStyle_5f_512" style:base-cell-address="'Application Access Validation'.A1"/>
      <style:map style:condition="cell-content()=&quot;Y&quot;" style:apply-style-name="ConditionalStyle_5f_511" style:base-cell-address="'Application Access Validation'.A1"/>
      <style:map style:condition="cell-content()=&quot;N&quot;" style:apply-style-name="ConditionalStyle_5f_510" style:base-cell-address="'Application Access Validation'.A1"/>
    </style:style>
    <style:style style:name="ce24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09" style:base-cell-address="'Application Access Validation'.A1"/>
      <style:map style:condition="is-true-formula(_xludf.n)" style:apply-style-name="ConditionalStyle_5f_508" style:base-cell-address="'Application Access Validation'.A1"/>
      <style:map style:condition="cell-content()=&quot;Y&quot;" style:apply-style-name="ConditionalStyle_5f_507" style:base-cell-address="'Application Access Validation'.A1"/>
      <style:map style:condition="cell-content()=&quot;N&quot;" style:apply-style-name="ConditionalStyle_5f_506" style:base-cell-address="'Application Access Validation'.A1"/>
    </style:style>
    <style:style style:name="ce24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01" style:base-cell-address="'Application Access Validation'.A1"/>
      <style:map style:condition="is-true-formula(_xludf.n)" style:apply-style-name="ConditionalStyle_5f_500" style:base-cell-address="'Application Access Validation'.A1"/>
      <style:map style:condition="cell-content()=&quot;Y&quot;" style:apply-style-name="ConditionalStyle_5f_499" style:base-cell-address="'Application Access Validation'.A1"/>
      <style:map style:condition="cell-content()=&quot;N&quot;" style:apply-style-name="ConditionalStyle_5f_498" style:base-cell-address="'Application Access Validation'.A1"/>
    </style:style>
    <style:style style:name="ce24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05" style:base-cell-address="'Application Access Validation'.A1"/>
      <style:map style:condition="is-true-formula(_xludf.n)" style:apply-style-name="ConditionalStyle_5f_504" style:base-cell-address="'Application Access Validation'.A1"/>
      <style:map style:condition="cell-content()=&quot;Y&quot;" style:apply-style-name="ConditionalStyle_5f_503" style:base-cell-address="'Application Access Validation'.A1"/>
      <style:map style:condition="cell-content()=&quot;N&quot;" style:apply-style-name="ConditionalStyle_5f_502" style:base-cell-address="'Application Access Validation'.A1"/>
    </style:style>
    <style:style style:name="ce24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97" style:base-cell-address="'Application Access Validation'.A1"/>
      <style:map style:condition="is-true-formula(_xludf.n)" style:apply-style-name="ConditionalStyle_5f_496" style:base-cell-address="'Application Access Validation'.A1"/>
      <style:map style:condition="cell-content()=&quot;Y&quot;" style:apply-style-name="ConditionalStyle_5f_495" style:base-cell-address="'Application Access Validation'.A1"/>
      <style:map style:condition="cell-content()=&quot;N&quot;" style:apply-style-name="ConditionalStyle_5f_494" style:base-cell-address="'Application Access Validation'.A1"/>
    </style:style>
    <style:style style:name="ce24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93" style:base-cell-address="'Application Access Validation'.A1"/>
      <style:map style:condition="is-true-formula(_xludf.n)" style:apply-style-name="ConditionalStyle_5f_492" style:base-cell-address="'Application Access Validation'.A1"/>
      <style:map style:condition="cell-content()=&quot;Y&quot;" style:apply-style-name="ConditionalStyle_5f_491" style:base-cell-address="'Application Access Validation'.A1"/>
      <style:map style:condition="cell-content()=&quot;N&quot;" style:apply-style-name="ConditionalStyle_5f_490" style:base-cell-address="'Application Access Validation'.A1"/>
    </style:style>
    <style:style style:name="ce2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85" style:base-cell-address="'Application Access Validation'.A1"/>
      <style:map style:condition="is-true-formula(_xludf.n)" style:apply-style-name="ConditionalStyle_5f_484" style:base-cell-address="'Application Access Validation'.A1"/>
      <style:map style:condition="cell-content()=&quot;Y&quot;" style:apply-style-name="ConditionalStyle_5f_483" style:base-cell-address="'Application Access Validation'.A1"/>
      <style:map style:condition="cell-content()=&quot;N&quot;" style:apply-style-name="ConditionalStyle_5f_482" style:base-cell-address="'Application Access Validation'.A1"/>
    </style:style>
    <style:style style:name="ce2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89" style:base-cell-address="'Application Access Validation'.A1"/>
      <style:map style:condition="is-true-formula(_xludf.n)" style:apply-style-name="ConditionalStyle_5f_488" style:base-cell-address="'Application Access Validation'.A1"/>
      <style:map style:condition="cell-content()=&quot;Y&quot;" style:apply-style-name="ConditionalStyle_5f_487" style:base-cell-address="'Application Access Validation'.A1"/>
      <style:map style:condition="cell-content()=&quot;N&quot;" style:apply-style-name="ConditionalStyle_5f_486" style:base-cell-address="'Application Access Validation'.A1"/>
    </style:style>
    <style:style style:name="ce25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6" style:base-cell-address="'Application Access Validation'.A1"/>
    </style:style>
    <style:style style:name="ce25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4" style:base-cell-address="'Application Access Validation'.A1"/>
    </style:style>
    <style:style style:name="ce25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5" style:base-cell-address="'Application Access Validation'.A1"/>
    </style:style>
    <style:style style:name="ce25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7" style:base-cell-address="'Application Access Validation'.A1"/>
    </style:style>
    <style:style style:name="ce2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61" style:base-cell-address="'Application Access Validation'.A1"/>
      <style:map style:condition="is-true-formula(_xludf.n)" style:apply-style-name="ConditionalStyle_5f_460" style:base-cell-address="'Application Access Validation'.A1"/>
      <style:map style:condition="cell-content()=&quot;Y&quot;" style:apply-style-name="ConditionalStyle_5f_459" style:base-cell-address="'Application Access Validation'.A1"/>
      <style:map style:condition="cell-content()=&quot;N&quot;" style:apply-style-name="ConditionalStyle_5f_458" style:base-cell-address="'Application Access Validation'.A1"/>
    </style:style>
    <style:style style:name="ce25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65" style:base-cell-address="'Application Access Validation'.A1"/>
      <style:map style:condition="is-true-formula(_xludf.n)" style:apply-style-name="ConditionalStyle_5f_464" style:base-cell-address="'Application Access Validation'.A1"/>
      <style:map style:condition="cell-content()=&quot;Y&quot;" style:apply-style-name="ConditionalStyle_5f_463" style:base-cell-address="'Application Access Validation'.A1"/>
      <style:map style:condition="cell-content()=&quot;N&quot;" style:apply-style-name="ConditionalStyle_5f_462" style:base-cell-address="'Application Access Validation'.A1"/>
    </style:style>
    <style:style style:name="ce25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57" style:base-cell-address="'Application Access Validation'.A1"/>
      <style:map style:condition="is-true-formula(_xludf.n)" style:apply-style-name="ConditionalStyle_5f_456" style:base-cell-address="'Application Access Validation'.A1"/>
      <style:map style:condition="cell-content()=&quot;Y&quot;" style:apply-style-name="ConditionalStyle_5f_455" style:base-cell-address="'Application Access Validation'.A1"/>
      <style:map style:condition="cell-content()=&quot;N&quot;" style:apply-style-name="ConditionalStyle_5f_454" style:base-cell-address="'Application Access Validation'.A1"/>
    </style:style>
    <style:style style:name="ce25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8" style:base-cell-address="'Application Access Validation'.A1"/>
    </style:style>
    <style:style style:name="ce2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53" style:base-cell-address="'Application Access Validation'.A1"/>
      <style:map style:condition="is-true-formula(_xludf.n)" style:apply-style-name="ConditionalStyle_5f_452" style:base-cell-address="'Application Access Validation'.A1"/>
      <style:map style:condition="cell-content()=&quot;Y&quot;" style:apply-style-name="ConditionalStyle_5f_451" style:base-cell-address="'Application Access Validation'.A1"/>
      <style:map style:condition="cell-content()=&quot;N&quot;" style:apply-style-name="ConditionalStyle_5f_450" style:base-cell-address="'Application Access Validation'.A1"/>
    </style:style>
    <style:style style:name="ce26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49" style:base-cell-address="'Application Access Validation'.A1"/>
      <style:map style:condition="is-true-formula(_xludf.n)" style:apply-style-name="ConditionalStyle_5f_448" style:base-cell-address="'Application Access Validation'.A1"/>
      <style:map style:condition="cell-content()=&quot;Y&quot;" style:apply-style-name="ConditionalStyle_5f_447" style:base-cell-address="'Application Access Validation'.A1"/>
      <style:map style:condition="cell-content()=&quot;N&quot;" style:apply-style-name="ConditionalStyle_5f_446" style:base-cell-address="'Application Access Validation'.A1"/>
    </style:style>
    <style:style style:name="ce26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45" style:base-cell-address="'Application Access Validation'.A1"/>
      <style:map style:condition="is-true-formula(_xludf.n)" style:apply-style-name="ConditionalStyle_5f_444" style:base-cell-address="'Application Access Validation'.A1"/>
      <style:map style:condition="cell-content()=&quot;Y&quot;" style:apply-style-name="ConditionalStyle_5f_443" style:base-cell-address="'Application Access Validation'.A1"/>
      <style:map style:condition="cell-content()=&quot;N&quot;" style:apply-style-name="ConditionalStyle_5f_442" style:base-cell-address="'Application Access Validation'.A1"/>
    </style:style>
    <style:style style:name="ce26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3" style:base-cell-address="'Application Access Validation'.A1"/>
    </style:style>
    <style:style style:name="ce26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41" style:base-cell-address="'Application Access Validation'.A1"/>
      <style:map style:condition="is-true-formula(_xludf.n)" style:apply-style-name="ConditionalStyle_5f_440" style:base-cell-address="'Application Access Validation'.A1"/>
      <style:map style:condition="cell-content()=&quot;Y&quot;" style:apply-style-name="ConditionalStyle_5f_439" style:base-cell-address="'Application Access Validation'.A1"/>
      <style:map style:condition="cell-content()=&quot;N&quot;" style:apply-style-name="ConditionalStyle_5f_438" style:base-cell-address="'Application Access Validation'.A1"/>
    </style:style>
    <style:style style:name="ce26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6" style:base-cell-address="'Application Access Validation'.A1"/>
    </style:style>
    <style:style style:name="ce266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3" style:base-cell-address="'Application Access Validation'.A1"/>
    </style:style>
    <style:style style:name="ce26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05" style:base-cell-address="'Application Access Validation'.A1"/>
      <style:map style:condition="is-true-formula(_xludf.n)" style:apply-style-name="ConditionalStyle_5f_404" style:base-cell-address="'Application Access Validation'.A1"/>
      <style:map style:condition="cell-content()=&quot;Y&quot;" style:apply-style-name="ConditionalStyle_5f_403" style:base-cell-address="'Application Access Validation'.A1"/>
      <style:map style:condition="cell-content()=&quot;N&quot;" style:apply-style-name="ConditionalStyle_5f_402" style:base-cell-address="'Application Access Validation'.A1"/>
    </style:style>
    <style:style style:name="ce26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09" style:base-cell-address="'Application Access Validation'.A1"/>
      <style:map style:condition="is-true-formula(_xludf.n)" style:apply-style-name="ConditionalStyle_5f_408" style:base-cell-address="'Application Access Validation'.A1"/>
      <style:map style:condition="cell-content()=&quot;Y&quot;" style:apply-style-name="ConditionalStyle_5f_407" style:base-cell-address="'Application Access Validation'.A1"/>
      <style:map style:condition="cell-content()=&quot;N&quot;" style:apply-style-name="ConditionalStyle_5f_406" style:base-cell-address="'Application Access Validation'.A1"/>
    </style:style>
    <style:style style:name="ce26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13" style:base-cell-address="'Application Access Validation'.A1"/>
      <style:map style:condition="is-true-formula(_xludf.n)" style:apply-style-name="ConditionalStyle_5f_412" style:base-cell-address="'Application Access Validation'.A1"/>
      <style:map style:condition="cell-content()=&quot;Y&quot;" style:apply-style-name="ConditionalStyle_5f_411" style:base-cell-address="'Application Access Validation'.A1"/>
      <style:map style:condition="cell-content()=&quot;N&quot;" style:apply-style-name="ConditionalStyle_5f_410" style:base-cell-address="'Application Access Validation'.A1"/>
    </style:style>
    <style:style style:name="ce27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17" style:base-cell-address="'Application Access Validation'.A1"/>
      <style:map style:condition="is-true-formula(_xludf.n)" style:apply-style-name="ConditionalStyle_5f_416" style:base-cell-address="'Application Access Validation'.A1"/>
      <style:map style:condition="cell-content()=&quot;Y&quot;" style:apply-style-name="ConditionalStyle_5f_415" style:base-cell-address="'Application Access Validation'.A1"/>
      <style:map style:condition="cell-content()=&quot;N&quot;" style:apply-style-name="ConditionalStyle_5f_414" style:base-cell-address="'Application Access Validation'.A1"/>
    </style:style>
    <style:style style:name="ce27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5" style:base-cell-address="'Application Access Validation'.A1"/>
    </style:style>
    <style:style style:name="ce27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29" style:base-cell-address="'Application Access Validation'.A1"/>
      <style:map style:condition="is-true-formula(_xludf.n)" style:apply-style-name="ConditionalStyle_5f_428" style:base-cell-address="'Application Access Validation'.A1"/>
      <style:map style:condition="cell-content()=&quot;Y&quot;" style:apply-style-name="ConditionalStyle_5f_427" style:base-cell-address="'Application Access Validation'.A1"/>
      <style:map style:condition="cell-content()=&quot;N&quot;" style:apply-style-name="ConditionalStyle_5f_426" style:base-cell-address="'Application Access Validation'.A1"/>
    </style:style>
    <style:style style:name="ce27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25" style:base-cell-address="'Application Access Validation'.A1"/>
      <style:map style:condition="is-true-formula(_xludf.n)" style:apply-style-name="ConditionalStyle_5f_424" style:base-cell-address="'Application Access Validation'.A1"/>
      <style:map style:condition="cell-content()=&quot;Y&quot;" style:apply-style-name="ConditionalStyle_5f_423" style:base-cell-address="'Application Access Validation'.A1"/>
      <style:map style:condition="cell-content()=&quot;N&quot;" style:apply-style-name="ConditionalStyle_5f_422" style:base-cell-address="'Application Access Validation'.A1"/>
    </style:style>
    <style:style style:name="ce27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21" style:base-cell-address="'Application Access Validation'.A1"/>
      <style:map style:condition="is-true-formula(_xludf.n)" style:apply-style-name="ConditionalStyle_5f_420" style:base-cell-address="'Application Access Validation'.A1"/>
      <style:map style:condition="cell-content()=&quot;Y&quot;" style:apply-style-name="ConditionalStyle_5f_419" style:base-cell-address="'Application Access Validation'.A1"/>
      <style:map style:condition="cell-content()=&quot;N&quot;" style:apply-style-name="ConditionalStyle_5f_418" style:base-cell-address="'Application Access Validation'.A1"/>
    </style:style>
    <style:style style:name="ce27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33" style:base-cell-address="'Application Access Validation'.A1"/>
      <style:map style:condition="is-true-formula(_xludf.n)" style:apply-style-name="ConditionalStyle_5f_432" style:base-cell-address="'Application Access Validation'.A1"/>
      <style:map style:condition="cell-content()=&quot;Y&quot;" style:apply-style-name="ConditionalStyle_5f_431" style:base-cell-address="'Application Access Validation'.A1"/>
      <style:map style:condition="cell-content()=&quot;N&quot;" style:apply-style-name="ConditionalStyle_5f_430" style:base-cell-address="'Application Access Validation'.A1"/>
    </style:style>
    <style:style style:name="ce27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37" style:base-cell-address="'Application Access Validation'.A1"/>
      <style:map style:condition="is-true-formula(_xludf.n)" style:apply-style-name="ConditionalStyle_5f_436" style:base-cell-address="'Application Access Validation'.A1"/>
      <style:map style:condition="cell-content()=&quot;Y&quot;" style:apply-style-name="ConditionalStyle_5f_435" style:base-cell-address="'Application Access Validation'.A1"/>
      <style:map style:condition="cell-content()=&quot;N&quot;" style:apply-style-name="ConditionalStyle_5f_434" style:base-cell-address="'Application Access Validation'.A1"/>
    </style:style>
    <style:style style:name="ce277" style:family="table-cell" style:parent-style-name="Excel_20_Built-in_20_Normal">
      <style:table-cell-properties fo:background-color="#c6e0b4" style:diagonal-bl-tr="none" style:diagonal-tl-br="none" fo:border="0.035cm solid #000000" style:rotation-align="none"/>
    </style:style>
    <style:style style:name="ce278" style:family="table-cell" style:parent-style-name="Excel_20_Built-in_20_Normal">
      <style:table-cell-properties fo:background-color="#fce4d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17" style:base-cell-address="'Application Access Validation'.A1"/>
      <style:map style:condition="is-true-formula(_xludf.n)" style:apply-style-name="ConditionalStyle_5f_516" style:base-cell-address="'Application Access Validation'.A1"/>
      <style:map style:condition="cell-content()=&quot;Y&quot;" style:apply-style-name="ConditionalStyle_5f_515" style:base-cell-address="'Application Access Validation'.A1"/>
      <style:map style:condition="cell-content()=&quot;N&quot;" style:apply-style-name="ConditionalStyle_5f_514" style:base-cell-address="'Application Access Validation'.A1"/>
    </style:style>
    <style:style style:name="ce279" style:family="table-cell" style:parent-style-name="Excel_20_Built-in_20_Normal">
      <style:table-cell-properties fo:border-bottom="0.035cm solid #000000" fo:background-color="#70ad4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09" style:base-cell-address="'Application Access Validation'.A1"/>
      <style:map style:condition="is-true-formula(_xludf.n)" style:apply-style-name="ConditionalStyle_5f_508" style:base-cell-address="'Application Access Validation'.A1"/>
      <style:map style:condition="cell-content()=&quot;Y&quot;" style:apply-style-name="ConditionalStyle_5f_507" style:base-cell-address="'Application Access Validation'.A1"/>
      <style:map style:condition="cell-content()=&quot;N&quot;" style:apply-style-name="ConditionalStyle_5f_506" style:base-cell-address="'Application Access Validation'.A1"/>
    </style:style>
    <style:style style:name="ce280" style:family="table-cell" style:parent-style-name="Excel_20_Built-in_20_Normal">
      <style:table-cell-properties fo:background-color="#00b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501" style:base-cell-address="'Application Access Validation'.A1"/>
      <style:map style:condition="is-true-formula(_xludf.n)" style:apply-style-name="ConditionalStyle_5f_500" style:base-cell-address="'Application Access Validation'.A1"/>
      <style:map style:condition="cell-content()=&quot;Y&quot;" style:apply-style-name="ConditionalStyle_5f_499" style:base-cell-address="'Application Access Validation'.A1"/>
      <style:map style:condition="cell-content()=&quot;N&quot;" style:apply-style-name="ConditionalStyle_5f_498" style:base-cell-address="'Application Access Validation'.A1"/>
    </style:style>
    <style:style style:name="ce28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81" style:base-cell-address="'Application Access Validation'.A1"/>
      <style:map style:condition="is-true-formula(_xludf.n)" style:apply-style-name="ConditionalStyle_5f_480" style:base-cell-address="'Application Access Validation'.A1"/>
      <style:map style:condition="cell-content()=&quot;Y&quot;" style:apply-style-name="ConditionalStyle_5f_479" style:base-cell-address="'Application Access Validation'.A1"/>
      <style:map style:condition="cell-content()=&quot;N&quot;" style:apply-style-name="ConditionalStyle_5f_478" style:base-cell-address="'Application Access Validation'.A1"/>
    </style:style>
    <style:style style:name="ce28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77" style:base-cell-address="'Application Access Validation'.A1"/>
      <style:map style:condition="is-true-formula(_xludf.n)" style:apply-style-name="ConditionalStyle_5f_476" style:base-cell-address="'Application Access Validation'.A1"/>
      <style:map style:condition="cell-content()=&quot;Y&quot;" style:apply-style-name="ConditionalStyle_5f_475" style:base-cell-address="'Application Access Validation'.A1"/>
      <style:map style:condition="cell-content()=&quot;N&quot;" style:apply-style-name="ConditionalStyle_5f_474" style:base-cell-address="'Application Access Validation'.A1"/>
    </style:style>
    <style:style style:name="ce28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73" style:base-cell-address="'Application Access Validation'.A1"/>
      <style:map style:condition="is-true-formula(_xludf.n)" style:apply-style-name="ConditionalStyle_5f_472" style:base-cell-address="'Application Access Validation'.A1"/>
      <style:map style:condition="cell-content()=&quot;Y&quot;" style:apply-style-name="ConditionalStyle_5f_471" style:base-cell-address="'Application Access Validation'.A1"/>
      <style:map style:condition="cell-content()=&quot;N&quot;" style:apply-style-name="ConditionalStyle_5f_470" style:base-cell-address="'Application Access Validation'.A1"/>
    </style:style>
    <style:style style:name="ce28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469" style:base-cell-address="'Application Access Validation'.A1"/>
      <style:map style:condition="is-true-formula(_xludf.n)" style:apply-style-name="ConditionalStyle_5f_468" style:base-cell-address="'Application Access Validation'.A1"/>
      <style:map style:condition="cell-content()=&quot;Y&quot;" style:apply-style-name="ConditionalStyle_5f_467" style:base-cell-address="'Application Access Validation'.A1"/>
      <style:map style:condition="cell-content()=&quot;N&quot;" style:apply-style-name="ConditionalStyle_5f_466" style:base-cell-address="'Application Access Validation'.A1"/>
    </style:style>
    <style:style style:name="ce28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94" style:base-cell-address="'Application Access Validation'.A1"/>
      <style:map style:condition="is-true-formula(_xludf.n)" style:apply-style-name="ConditionalStyle_5f_293" style:base-cell-address="'Application Access Validation'.A1"/>
      <style:map style:condition="cell-content()=&quot;Y&quot;" style:apply-style-name="ConditionalStyle_5f_292" style:base-cell-address="'Application Access Validation'.A1"/>
      <style:map style:condition="cell-content()=&quot;N&quot;" style:apply-style-name="ConditionalStyle_5f_291" style:base-cell-address="'Application Access Validation'.A1"/>
    </style:style>
    <style:style style:name="ce28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90" style:base-cell-address="'Application Access Validation'.A1"/>
      <style:map style:condition="is-true-formula(_xludf.n)" style:apply-style-name="ConditionalStyle_5f_289" style:base-cell-address="'Application Access Validation'.A1"/>
      <style:map style:condition="cell-content()=&quot;Y&quot;" style:apply-style-name="ConditionalStyle_5f_288" style:base-cell-address="'Application Access Validation'.A1"/>
      <style:map style:condition="cell-content()=&quot;N&quot;" style:apply-style-name="ConditionalStyle_5f_287" style:base-cell-address="'Application Access Validation'.A1"/>
    </style:style>
    <style:style style:name="ce28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86" style:base-cell-address="'Application Access Validation'.A1"/>
      <style:map style:condition="is-true-formula(_xludf.n)" style:apply-style-name="ConditionalStyle_5f_285" style:base-cell-address="'Application Access Validation'.A1"/>
      <style:map style:condition="cell-content()=&quot;Y&quot;" style:apply-style-name="ConditionalStyle_5f_284" style:base-cell-address="'Application Access Validation'.A1"/>
      <style:map style:condition="cell-content()=&quot;N&quot;" style:apply-style-name="ConditionalStyle_5f_283" style:base-cell-address="'Application Access Validation'.A1"/>
    </style:style>
    <style:style style:name="ce28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78" style:base-cell-address="'Application Access Validation'.A1"/>
      <style:map style:condition="is-true-formula(_xludf.n)" style:apply-style-name="ConditionalStyle_5f_277" style:base-cell-address="'Application Access Validation'.A1"/>
      <style:map style:condition="cell-content()=&quot;Y&quot;" style:apply-style-name="ConditionalStyle_5f_276" style:base-cell-address="'Application Access Validation'.A1"/>
      <style:map style:condition="cell-content()=&quot;N&quot;" style:apply-style-name="ConditionalStyle_5f_275" style:base-cell-address="'Application Access Validation'.A1"/>
    </style:style>
    <style:style style:name="ce28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82" style:base-cell-address="'Application Access Validation'.A1"/>
      <style:map style:condition="is-true-formula(_xludf.n)" style:apply-style-name="ConditionalStyle_5f_281" style:base-cell-address="'Application Access Validation'.A1"/>
      <style:map style:condition="cell-content()=&quot;Y&quot;" style:apply-style-name="ConditionalStyle_5f_280" style:base-cell-address="'Application Access Validation'.A1"/>
      <style:map style:condition="cell-content()=&quot;N&quot;" style:apply-style-name="ConditionalStyle_5f_279" style:base-cell-address="'Application Access Validation'.A1"/>
    </style:style>
    <style:style style:name="ce29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74" style:base-cell-address="'Application Access Validation'.A1"/>
      <style:map style:condition="is-true-formula(_xludf.n)" style:apply-style-name="ConditionalStyle_5f_273" style:base-cell-address="'Application Access Validation'.A1"/>
      <style:map style:condition="cell-content()=&quot;Y&quot;" style:apply-style-name="ConditionalStyle_5f_272" style:base-cell-address="'Application Access Validation'.A1"/>
      <style:map style:condition="cell-content()=&quot;N&quot;" style:apply-style-name="ConditionalStyle_5f_271" style:base-cell-address="'Application Access Validation'.A1"/>
    </style:style>
    <style:style style:name="ce29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70" style:base-cell-address="'Application Access Validation'.A1"/>
      <style:map style:condition="is-true-formula(_xludf.n)" style:apply-style-name="ConditionalStyle_5f_269" style:base-cell-address="'Application Access Validation'.A1"/>
      <style:map style:condition="cell-content()=&quot;Y&quot;" style:apply-style-name="ConditionalStyle_5f_268" style:base-cell-address="'Application Access Validation'.A1"/>
      <style:map style:condition="cell-content()=&quot;N&quot;" style:apply-style-name="ConditionalStyle_5f_267" style:base-cell-address="'Application Access Validation'.A1"/>
    </style:style>
    <style:style style:name="ce29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62" style:base-cell-address="'Application Access Validation'.A1"/>
      <style:map style:condition="is-true-formula(_xludf.n)" style:apply-style-name="ConditionalStyle_5f_261" style:base-cell-address="'Application Access Validation'.A1"/>
      <style:map style:condition="cell-content()=&quot;Y&quot;" style:apply-style-name="ConditionalStyle_5f_260" style:base-cell-address="'Application Access Validation'.A1"/>
      <style:map style:condition="cell-content()=&quot;N&quot;" style:apply-style-name="ConditionalStyle_5f_259" style:base-cell-address="'Application Access Validation'.A1"/>
    </style:style>
    <style:style style:name="ce2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66" style:base-cell-address="'Application Access Validation'.A1"/>
      <style:map style:condition="is-true-formula(_xludf.n)" style:apply-style-name="ConditionalStyle_5f_265" style:base-cell-address="'Application Access Validation'.A1"/>
      <style:map style:condition="cell-content()=&quot;Y&quot;" style:apply-style-name="ConditionalStyle_5f_264" style:base-cell-address="'Application Access Validation'.A1"/>
      <style:map style:condition="cell-content()=&quot;N&quot;" style:apply-style-name="ConditionalStyle_5f_263" style:base-cell-address="'Application Access Validation'.A1"/>
    </style:style>
    <style:style style:name="ce2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58" style:base-cell-address="'Application Access Validation'.A1"/>
      <style:map style:condition="is-true-formula(_xludf.n)" style:apply-style-name="ConditionalStyle_5f_257" style:base-cell-address="'Application Access Validation'.A1"/>
      <style:map style:condition="cell-content()=&quot;Y&quot;" style:apply-style-name="ConditionalStyle_5f_256" style:base-cell-address="'Application Access Validation'.A1"/>
      <style:map style:condition="cell-content()=&quot;N&quot;" style:apply-style-name="ConditionalStyle_5f_255" style:base-cell-address="'Application Access Validation'.A1"/>
    </style:style>
    <style:style style:name="ce29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54" style:base-cell-address="'Application Access Validation'.A1"/>
      <style:map style:condition="is-true-formula(_xludf.n)" style:apply-style-name="ConditionalStyle_5f_253" style:base-cell-address="'Application Access Validation'.A1"/>
      <style:map style:condition="cell-content()=&quot;Y&quot;" style:apply-style-name="ConditionalStyle_5f_252" style:base-cell-address="'Application Access Validation'.A1"/>
      <style:map style:condition="cell-content()=&quot;N&quot;" style:apply-style-name="ConditionalStyle_5f_251" style:base-cell-address="'Application Access Validation'.A1"/>
    </style:style>
    <style:style style:name="ce2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50" style:base-cell-address="'Application Access Validation'.A1"/>
      <style:map style:condition="is-true-formula(_xludf.n)" style:apply-style-name="ConditionalStyle_5f_249" style:base-cell-address="'Application Access Validation'.A1"/>
      <style:map style:condition="cell-content()=&quot;Y&quot;" style:apply-style-name="ConditionalStyle_5f_248" style:base-cell-address="'Application Access Validation'.A1"/>
      <style:map style:condition="cell-content()=&quot;N&quot;" style:apply-style-name="ConditionalStyle_5f_247" style:base-cell-address="'Application Access Validation'.A1"/>
    </style:style>
    <style:style style:name="ce2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46" style:base-cell-address="'Application Access Validation'.A1"/>
      <style:map style:condition="is-true-formula(_xludf.n)" style:apply-style-name="ConditionalStyle_5f_245" style:base-cell-address="'Application Access Validation'.A1"/>
      <style:map style:condition="cell-content()=&quot;Y&quot;" style:apply-style-name="ConditionalStyle_5f_244" style:base-cell-address="'Application Access Validation'.A1"/>
      <style:map style:condition="cell-content()=&quot;N&quot;" style:apply-style-name="ConditionalStyle_5f_243" style:base-cell-address="'Application Access Validation'.A1"/>
    </style:style>
    <style:style style:name="ce2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38" style:base-cell-address="'Application Access Validation'.A1"/>
      <style:map style:condition="is-true-formula(_xludf.n)" style:apply-style-name="ConditionalStyle_5f_237" style:base-cell-address="'Application Access Validation'.A1"/>
      <style:map style:condition="cell-content()=&quot;Y&quot;" style:apply-style-name="ConditionalStyle_5f_236" style:base-cell-address="'Application Access Validation'.A1"/>
      <style:map style:condition="cell-content()=&quot;N&quot;" style:apply-style-name="ConditionalStyle_5f_235" style:base-cell-address="'Application Access Validation'.A1"/>
    </style:style>
    <style:style style:name="ce2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42" style:base-cell-address="'Application Access Validation'.A1"/>
      <style:map style:condition="is-true-formula(_xludf.n)" style:apply-style-name="ConditionalStyle_5f_241" style:base-cell-address="'Application Access Validation'.A1"/>
      <style:map style:condition="cell-content()=&quot;Y&quot;" style:apply-style-name="ConditionalStyle_5f_240" style:base-cell-address="'Application Access Validation'.A1"/>
      <style:map style:condition="cell-content()=&quot;N&quot;" style:apply-style-name="ConditionalStyle_5f_239" style:base-cell-address="'Application Access Validation'.A1"/>
    </style:style>
    <style:style style:name="ce30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34" style:base-cell-address="'Application Access Validation'.A1"/>
      <style:map style:condition="is-true-formula(_xludf.n)" style:apply-style-name="ConditionalStyle_5f_233" style:base-cell-address="'Application Access Validation'.A1"/>
      <style:map style:condition="cell-content()=&quot;Y&quot;" style:apply-style-name="ConditionalStyle_5f_232" style:base-cell-address="'Application Access Validation'.A1"/>
      <style:map style:condition="cell-content()=&quot;N&quot;" style:apply-style-name="ConditionalStyle_5f_231" style:base-cell-address="'Application Access Validation'.A1"/>
    </style:style>
    <style:style style:name="ce30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91" style:base-cell-address="'Application Access Validation'.A1"/>
    </style:style>
    <style:style style:name="ce302" style:family="table-cell" style:parent-style-name="Excel_20_Built-in_20_Normal">
      <style:table-cell-properties fo:border-bottom="0.035cm solid #000000" fo:background-color="#c6e0b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6" style:base-cell-address="'Application Access Validation'.A1"/>
    </style:style>
    <style:style style:name="ce30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7" style:base-cell-address="'Application Access Validation'.A1"/>
    </style:style>
    <style:style style:name="ce304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5" style:base-cell-address="'Application Access Validation'.A1"/>
    </style:style>
    <style:style style:name="ce305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4" style:base-cell-address="'Application Access Validation'.A1"/>
    </style:style>
    <style:style style:name="ce30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30" style:base-cell-address="'Application Access Validation'.A1"/>
      <style:map style:condition="is-true-formula(_xludf.n)" style:apply-style-name="ConditionalStyle_5f_229" style:base-cell-address="'Application Access Validation'.A1"/>
      <style:map style:condition="cell-content()=&quot;Y&quot;" style:apply-style-name="ConditionalStyle_5f_228" style:base-cell-address="'Application Access Validation'.A1"/>
      <style:map style:condition="cell-content()=&quot;N&quot;" style:apply-style-name="ConditionalStyle_5f_227" style:base-cell-address="'Application Access Validation'.A1"/>
    </style:style>
    <style:style style:name="ce30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26" style:base-cell-address="'Application Access Validation'.A1"/>
      <style:map style:condition="is-true-formula(_xludf.n)" style:apply-style-name="ConditionalStyle_5f_225" style:base-cell-address="'Application Access Validation'.A1"/>
      <style:map style:condition="cell-content()=&quot;Y&quot;" style:apply-style-name="ConditionalStyle_5f_224" style:base-cell-address="'Application Access Validation'.A1"/>
      <style:map style:condition="cell-content()=&quot;N&quot;" style:apply-style-name="ConditionalStyle_5f_223" style:base-cell-address="'Application Access Validation'.A1"/>
    </style:style>
    <style:style style:name="ce30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22" style:base-cell-address="'Application Access Validation'.A1"/>
      <style:map style:condition="is-true-formula(_xludf.n)" style:apply-style-name="ConditionalStyle_5f_221" style:base-cell-address="'Application Access Validation'.A1"/>
      <style:map style:condition="cell-content()=&quot;Y&quot;" style:apply-style-name="ConditionalStyle_5f_220" style:base-cell-address="'Application Access Validation'.A1"/>
      <style:map style:condition="cell-content()=&quot;N&quot;" style:apply-style-name="ConditionalStyle_5f_219" style:base-cell-address="'Application Access Validation'.A1"/>
    </style:style>
    <style:style style:name="ce309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3" style:base-cell-address="'Application Access Validation'.A1"/>
    </style:style>
    <style:style style:name="ce3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32" style:base-cell-address="'Application Access Validation'.A1"/>
      <style:map style:condition="is-true-formula(_xludf.n)" style:apply-style-name="ConditionalStyle_5f_31" style:base-cell-address="'Application Access Validation'.A1"/>
      <style:map style:condition="cell-content()=&quot;Y&quot;" style:apply-style-name="ConditionalStyle_5f_30" style:base-cell-address="'Application Access Validation'.A1"/>
      <style:map style:condition="cell-content()=&quot;N&quot;" style:apply-style-name="ConditionalStyle_5f_29" style:base-cell-address="'Application Access Validation'.A1"/>
    </style:style>
    <style:style style:name="ce31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8" style:base-cell-address="'Application Access Validation'.A1"/>
    </style:style>
    <style:style style:name="ce31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7" style:base-cell-address="'Application Access Validation'.A1"/>
    </style:style>
    <style:style style:name="ce3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14" style:base-cell-address="'Application Access Validation'.A1"/>
      <style:map style:condition="is-true-formula(_xludf.n)" style:apply-style-name="ConditionalStyle_5f_213" style:base-cell-address="'Application Access Validation'.A1"/>
      <style:map style:condition="cell-content()=&quot;Y&quot;" style:apply-style-name="ConditionalStyle_5f_212" style:base-cell-address="'Application Access Validation'.A1"/>
      <style:map style:condition="cell-content()=&quot;N&quot;" style:apply-style-name="ConditionalStyle_5f_211" style:base-cell-address="'Application Access Validation'.A1"/>
    </style:style>
    <style:style style:name="ce3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18" style:base-cell-address="'Application Access Validation'.A1"/>
      <style:map style:condition="is-true-formula(_xludf.n)" style:apply-style-name="ConditionalStyle_5f_217" style:base-cell-address="'Application Access Validation'.A1"/>
      <style:map style:condition="cell-content()=&quot;Y&quot;" style:apply-style-name="ConditionalStyle_5f_216" style:base-cell-address="'Application Access Validation'.A1"/>
      <style:map style:condition="cell-content()=&quot;N&quot;" style:apply-style-name="ConditionalStyle_5f_215" style:base-cell-address="'Application Access Validation'.A1"/>
    </style:style>
    <style:style style:name="ce3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10" style:base-cell-address="'Application Access Validation'.A1"/>
      <style:map style:condition="is-true-formula(_xludf.n)" style:apply-style-name="ConditionalStyle_5f_209" style:base-cell-address="'Application Access Validation'.A1"/>
      <style:map style:condition="cell-content()=&quot;Y&quot;" style:apply-style-name="ConditionalStyle_5f_208" style:base-cell-address="'Application Access Validation'.A1"/>
      <style:map style:condition="cell-content()=&quot;N&quot;" style:apply-style-name="ConditionalStyle_5f_207" style:base-cell-address="'Application Access Validation'.A1"/>
    </style:style>
    <style:style style:name="ce3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06" style:base-cell-address="'Application Access Validation'.A1"/>
      <style:map style:condition="is-true-formula(_xludf.n)" style:apply-style-name="ConditionalStyle_5f_205" style:base-cell-address="'Application Access Validation'.A1"/>
      <style:map style:condition="cell-content()=&quot;Y&quot;" style:apply-style-name="ConditionalStyle_5f_204" style:base-cell-address="'Application Access Validation'.A1"/>
      <style:map style:condition="cell-content()=&quot;N&quot;" style:apply-style-name="ConditionalStyle_5f_203" style:base-cell-address="'Application Access Validation'.A1"/>
    </style:style>
    <style:style style:name="ce3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02" style:base-cell-address="'Application Access Validation'.A1"/>
      <style:map style:condition="is-true-formula(_xludf.n)" style:apply-style-name="ConditionalStyle_5f_201" style:base-cell-address="'Application Access Validation'.A1"/>
      <style:map style:condition="cell-content()=&quot;Y&quot;" style:apply-style-name="ConditionalStyle_5f_200" style:base-cell-address="'Application Access Validation'.A1"/>
      <style:map style:condition="cell-content()=&quot;N&quot;" style:apply-style-name="ConditionalStyle_5f_199" style:base-cell-address="'Application Access Validation'.A1"/>
    </style:style>
    <style:style style:name="ce3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98" style:base-cell-address="'Application Access Validation'.A1"/>
      <style:map style:condition="is-true-formula(_xludf.n)" style:apply-style-name="ConditionalStyle_5f_197" style:base-cell-address="'Application Access Validation'.A1"/>
      <style:map style:condition="cell-content()=&quot;Y&quot;" style:apply-style-name="ConditionalStyle_5f_196" style:base-cell-address="'Application Access Validation'.A1"/>
      <style:map style:condition="cell-content()=&quot;N&quot;" style:apply-style-name="ConditionalStyle_5f_195" style:base-cell-address="'Application Access Validation'.A1"/>
    </style:style>
    <style:style style:name="ce3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90" style:base-cell-address="'Application Access Validation'.A1"/>
      <style:map style:condition="is-true-formula(_xludf.n)" style:apply-style-name="ConditionalStyle_5f_189" style:base-cell-address="'Application Access Validation'.A1"/>
      <style:map style:condition="cell-content()=&quot;Y&quot;" style:apply-style-name="ConditionalStyle_5f_188" style:base-cell-address="'Application Access Validation'.A1"/>
      <style:map style:condition="cell-content()=&quot;N&quot;" style:apply-style-name="ConditionalStyle_5f_187" style:base-cell-address="'Application Access Validation'.A1"/>
    </style:style>
    <style:style style:name="ce3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94" style:base-cell-address="'Application Access Validation'.A1"/>
      <style:map style:condition="is-true-formula(_xludf.n)" style:apply-style-name="ConditionalStyle_5f_193" style:base-cell-address="'Application Access Validation'.A1"/>
      <style:map style:condition="cell-content()=&quot;Y&quot;" style:apply-style-name="ConditionalStyle_5f_192" style:base-cell-address="'Application Access Validation'.A1"/>
      <style:map style:condition="cell-content()=&quot;N&quot;" style:apply-style-name="ConditionalStyle_5f_191" style:base-cell-address="'Application Access Validation'.A1"/>
    </style:style>
    <style:style style:name="ce3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86" style:base-cell-address="'Application Access Validation'.A1"/>
      <style:map style:condition="is-true-formula(_xludf.n)" style:apply-style-name="ConditionalStyle_5f_185" style:base-cell-address="'Application Access Validation'.A1"/>
      <style:map style:condition="cell-content()=&quot;Y&quot;" style:apply-style-name="ConditionalStyle_5f_184" style:base-cell-address="'Application Access Validation'.A1"/>
      <style:map style:condition="cell-content()=&quot;N&quot;" style:apply-style-name="ConditionalStyle_5f_183" style:base-cell-address="'Application Access Validation'.A1"/>
    </style:style>
    <style:style style:name="ce3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182" style:base-cell-address="'Application Access Validation'.A1"/>
      <style:map style:condition="is-true-formula(_xludf.n)" style:apply-style-name="ConditionalStyle_5f_181" style:base-cell-address="'Application Access Validation'.A1"/>
      <style:map style:condition="cell-content()=&quot;Y&quot;" style:apply-style-name="ConditionalStyle_5f_180" style:base-cell-address="'Application Access Validation'.A1"/>
      <style:map style:condition="cell-content()=&quot;N&quot;" style:apply-style-name="ConditionalStyle_5f_179" style:base-cell-address="'Application Access Validation'.A1"/>
    </style:style>
    <style:style style:name="ce3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82" style:base-cell-address="'Application Access Validation'.A1"/>
      <style:map style:condition="is-true-formula(_xludf.n)" style:apply-style-name="ConditionalStyle_5f_381" style:base-cell-address="'Application Access Validation'.A1"/>
      <style:map style:condition="cell-content()=&quot;Y&quot;" style:apply-style-name="ConditionalStyle_5f_380" style:base-cell-address="'Application Access Validation'.A1"/>
      <style:map style:condition="cell-content()=&quot;N&quot;" style:apply-style-name="ConditionalStyle_5f_379" style:base-cell-address="'Application Access Validation'.A1"/>
    </style:style>
    <style:style style:name="ce324" style:family="table-cell" style:parent-style-name="Excel_20_Built-in_20_Normal">
      <style:table-cell-properties fo:border-bottom="0.035cm solid #000000" fo:background-color="#70ad4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7" style:base-cell-address="'Application Access Validation'.A1"/>
      <style:map style:condition="is-true-formula(_xludf.n)" style:apply-style-name="ConditionalStyle_5f_6" style:base-cell-address="'Application Access Validation'.A1"/>
      <style:map style:condition="cell-content()=&quot;Y&quot;" style:apply-style-name="ConditionalStyle_5f_5" style:base-cell-address="'Application Access Validation'.A1"/>
      <style:map style:condition="cell-content()=&quot;N&quot;" style:apply-style-name="ConditionalStyle_5f_4" style:base-cell-address="'Application Access Validation'.A1"/>
    </style:style>
    <style:style style:name="ce3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74" style:base-cell-address="'Application Access Validation'.A1"/>
      <style:map style:condition="is-true-formula(_xludf.n)" style:apply-style-name="ConditionalStyle_5f_373" style:base-cell-address="'Application Access Validation'.A1"/>
      <style:map style:condition="cell-content()=&quot;Y&quot;" style:apply-style-name="ConditionalStyle_5f_372" style:base-cell-address="'Application Access Validation'.A1"/>
      <style:map style:condition="cell-content()=&quot;N&quot;" style:apply-style-name="ConditionalStyle_5f_371" style:base-cell-address="'Application Access Validation'.A1"/>
    </style:style>
    <style:style style:name="ce3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78" style:base-cell-address="'Application Access Validation'.A1"/>
      <style:map style:condition="is-true-formula(_xludf.n)" style:apply-style-name="ConditionalStyle_5f_377" style:base-cell-address="'Application Access Validation'.A1"/>
      <style:map style:condition="cell-content()=&quot;Y&quot;" style:apply-style-name="ConditionalStyle_5f_376" style:base-cell-address="'Application Access Validation'.A1"/>
      <style:map style:condition="cell-content()=&quot;N&quot;" style:apply-style-name="ConditionalStyle_5f_375" style:base-cell-address="'Application Access Validation'.A1"/>
    </style:style>
    <style:style style:name="ce3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70" style:base-cell-address="'Application Access Validation'.A1"/>
      <style:map style:condition="is-true-formula(_xludf.n)" style:apply-style-name="ConditionalStyle_5f_369" style:base-cell-address="'Application Access Validation'.A1"/>
      <style:map style:condition="cell-content()=&quot;Y&quot;" style:apply-style-name="ConditionalStyle_5f_368" style:base-cell-address="'Application Access Validation'.A1"/>
      <style:map style:condition="cell-content()=&quot;N&quot;" style:apply-style-name="ConditionalStyle_5f_367" style:base-cell-address="'Application Access Validation'.A1"/>
    </style:style>
    <style:style style:name="ce3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66" style:base-cell-address="'Application Access Validation'.A1"/>
      <style:map style:condition="is-true-formula(_xludf.n)" style:apply-style-name="ConditionalStyle_5f_365" style:base-cell-address="'Application Access Validation'.A1"/>
      <style:map style:condition="cell-content()=&quot;Y&quot;" style:apply-style-name="ConditionalStyle_5f_364" style:base-cell-address="'Application Access Validation'.A1"/>
      <style:map style:condition="cell-content()=&quot;N&quot;" style:apply-style-name="ConditionalStyle_5f_363" style:base-cell-address="'Application Access Validation'.A1"/>
    </style:style>
    <style:style style:name="ce3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58" style:base-cell-address="'Application Access Validation'.A1"/>
      <style:map style:condition="is-true-formula(_xludf.n)" style:apply-style-name="ConditionalStyle_5f_357" style:base-cell-address="'Application Access Validation'.A1"/>
      <style:map style:condition="cell-content()=&quot;Y&quot;" style:apply-style-name="ConditionalStyle_5f_356" style:base-cell-address="'Application Access Validation'.A1"/>
      <style:map style:condition="cell-content()=&quot;N&quot;" style:apply-style-name="ConditionalStyle_5f_355" style:base-cell-address="'Application Access Validation'.A1"/>
    </style:style>
    <style:style style:name="ce3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62" style:base-cell-address="'Application Access Validation'.A1"/>
      <style:map style:condition="is-true-formula(_xludf.n)" style:apply-style-name="ConditionalStyle_5f_361" style:base-cell-address="'Application Access Validation'.A1"/>
      <style:map style:condition="cell-content()=&quot;Y&quot;" style:apply-style-name="ConditionalStyle_5f_360" style:base-cell-address="'Application Access Validation'.A1"/>
      <style:map style:condition="cell-content()=&quot;N&quot;" style:apply-style-name="ConditionalStyle_5f_359" style:base-cell-address="'Application Access Validation'.A1"/>
    </style:style>
    <style:style style:name="ce331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1" style:base-cell-address="'Application Access Validation'.A1"/>
    </style:style>
    <style:style style:name="ce332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22" style:base-cell-address="'Application Access Validation'.A1"/>
    </style:style>
    <style:style style:name="ce33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54" style:base-cell-address="'Application Access Validation'.A1"/>
      <style:map style:condition="is-true-formula(_xludf.n)" style:apply-style-name="ConditionalStyle_5f_353" style:base-cell-address="'Application Access Validation'.A1"/>
      <style:map style:condition="cell-content()=&quot;Y&quot;" style:apply-style-name="ConditionalStyle_5f_352" style:base-cell-address="'Application Access Validation'.A1"/>
      <style:map style:condition="cell-content()=&quot;N&quot;" style:apply-style-name="ConditionalStyle_5f_351" style:base-cell-address="'Application Access Validation'.A1"/>
    </style:style>
    <style:style style:name="ce33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50" style:base-cell-address="'Application Access Validation'.A1"/>
      <style:map style:condition="is-true-formula(_xludf.n)" style:apply-style-name="ConditionalStyle_5f_349" style:base-cell-address="'Application Access Validation'.A1"/>
      <style:map style:condition="cell-content()=&quot;Y&quot;" style:apply-style-name="ConditionalStyle_5f_348" style:base-cell-address="'Application Access Validation'.A1"/>
      <style:map style:condition="cell-content()=&quot;N&quot;" style:apply-style-name="ConditionalStyle_5f_347" style:base-cell-address="'Application Access Validation'.A1"/>
    </style:style>
    <style:style style:name="ce33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46" style:base-cell-address="'Application Access Validation'.A1"/>
      <style:map style:condition="is-true-formula(_xludf.n)" style:apply-style-name="ConditionalStyle_5f_345" style:base-cell-address="'Application Access Validation'.A1"/>
      <style:map style:condition="cell-content()=&quot;Y&quot;" style:apply-style-name="ConditionalStyle_5f_344" style:base-cell-address="'Application Access Validation'.A1"/>
      <style:map style:condition="cell-content()=&quot;N&quot;" style:apply-style-name="ConditionalStyle_5f_343" style:base-cell-address="'Application Access Validation'.A1"/>
    </style:style>
    <style:style style:name="ce33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42" style:base-cell-address="'Application Access Validation'.A1"/>
      <style:map style:condition="is-true-formula(_xludf.n)" style:apply-style-name="ConditionalStyle_5f_341" style:base-cell-address="'Application Access Validation'.A1"/>
      <style:map style:condition="cell-content()=&quot;Y&quot;" style:apply-style-name="ConditionalStyle_5f_340" style:base-cell-address="'Application Access Validation'.A1"/>
      <style:map style:condition="cell-content()=&quot;N&quot;" style:apply-style-name="ConditionalStyle_5f_339" style:base-cell-address="'Application Access Validation'.A1"/>
    </style:style>
    <style:style style:name="ce33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38" style:base-cell-address="'Application Access Validation'.A1"/>
      <style:map style:condition="is-true-formula(_xludf.n)" style:apply-style-name="ConditionalStyle_5f_337" style:base-cell-address="'Application Access Validation'.A1"/>
      <style:map style:condition="cell-content()=&quot;Y&quot;" style:apply-style-name="ConditionalStyle_5f_336" style:base-cell-address="'Application Access Validation'.A1"/>
      <style:map style:condition="cell-content()=&quot;N&quot;" style:apply-style-name="ConditionalStyle_5f_335" style:base-cell-address="'Application Access Validation'.A1"/>
    </style:style>
    <style:style style:name="ce33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34" style:base-cell-address="'Application Access Validation'.A1"/>
      <style:map style:condition="is-true-formula(_xludf.n)" style:apply-style-name="ConditionalStyle_5f_333" style:base-cell-address="'Application Access Validation'.A1"/>
      <style:map style:condition="cell-content()=&quot;Y&quot;" style:apply-style-name="ConditionalStyle_5f_332" style:base-cell-address="'Application Access Validation'.A1"/>
      <style:map style:condition="cell-content()=&quot;N&quot;" style:apply-style-name="ConditionalStyle_5f_331" style:base-cell-address="'Application Access Validation'.A1"/>
    </style:style>
    <style:style style:name="ce33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298" style:base-cell-address="'Application Access Validation'.A1"/>
      <style:map style:condition="is-true-formula(_xludf.n)" style:apply-style-name="ConditionalStyle_5f_297" style:base-cell-address="'Application Access Validation'.A1"/>
      <style:map style:condition="cell-content()=&quot;Y&quot;" style:apply-style-name="ConditionalStyle_5f_296" style:base-cell-address="'Application Access Validation'.A1"/>
      <style:map style:condition="cell-content()=&quot;N&quot;" style:apply-style-name="ConditionalStyle_5f_295" style:base-cell-address="'Application Access Validation'.A1"/>
    </style:style>
    <style:style style:name="ce34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02" style:base-cell-address="'Application Access Validation'.A1"/>
      <style:map style:condition="is-true-formula(_xludf.n)" style:apply-style-name="ConditionalStyle_5f_301" style:base-cell-address="'Application Access Validation'.A1"/>
      <style:map style:condition="cell-content()=&quot;Y&quot;" style:apply-style-name="ConditionalStyle_5f_300" style:base-cell-address="'Application Access Validation'.A1"/>
      <style:map style:condition="cell-content()=&quot;N&quot;" style:apply-style-name="ConditionalStyle_5f_299" style:base-cell-address="'Application Access Validation'.A1"/>
    </style:style>
    <style:style style:name="ce3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06" style:base-cell-address="'Application Access Validation'.A1"/>
      <style:map style:condition="is-true-formula(_xludf.n)" style:apply-style-name="ConditionalStyle_5f_305" style:base-cell-address="'Application Access Validation'.A1"/>
      <style:map style:condition="cell-content()=&quot;Y&quot;" style:apply-style-name="ConditionalStyle_5f_304" style:base-cell-address="'Application Access Validation'.A1"/>
      <style:map style:condition="cell-content()=&quot;N&quot;" style:apply-style-name="ConditionalStyle_5f_303" style:base-cell-address="'Application Access Validation'.A1"/>
    </style:style>
    <style:style style:name="ce34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10" style:base-cell-address="'Application Access Validation'.A1"/>
      <style:map style:condition="is-true-formula(_xludf.n)" style:apply-style-name="ConditionalStyle_5f_309" style:base-cell-address="'Application Access Validation'.A1"/>
      <style:map style:condition="cell-content()=&quot;Y&quot;" style:apply-style-name="ConditionalStyle_5f_308" style:base-cell-address="'Application Access Validation'.A1"/>
      <style:map style:condition="cell-content()=&quot;N&quot;" style:apply-style-name="ConditionalStyle_5f_307" style:base-cell-address="'Application Access Validation'.A1"/>
    </style:style>
    <style:style style:name="ce343" style:family="table-cell" style:parent-style-name="Excel_20_Built-in_20_Normal">
      <style:table-cell-properties fo:background-color="#c6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_xludf.n" style:apply-style-name="ConditionalStyle_5f_12" style:base-cell-address="'Application Access Validation'.A1"/>
    </style:style>
    <style:style style:name="ce3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22" style:base-cell-address="'Application Access Validation'.A1"/>
      <style:map style:condition="is-true-formula(_xludf.n)" style:apply-style-name="ConditionalStyle_5f_321" style:base-cell-address="'Application Access Validation'.A1"/>
      <style:map style:condition="cell-content()=&quot;Y&quot;" style:apply-style-name="ConditionalStyle_5f_320" style:base-cell-address="'Application Access Validation'.A1"/>
      <style:map style:condition="cell-content()=&quot;N&quot;" style:apply-style-name="ConditionalStyle_5f_319" style:base-cell-address="'Application Access Validation'.A1"/>
    </style:style>
    <style:style style:name="ce34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18" style:base-cell-address="'Application Access Validation'.A1"/>
      <style:map style:condition="is-true-formula(_xludf.n)" style:apply-style-name="ConditionalStyle_5f_317" style:base-cell-address="'Application Access Validation'.A1"/>
      <style:map style:condition="cell-content()=&quot;Y&quot;" style:apply-style-name="ConditionalStyle_5f_316" style:base-cell-address="'Application Access Validation'.A1"/>
      <style:map style:condition="cell-content()=&quot;N&quot;" style:apply-style-name="ConditionalStyle_5f_315" style:base-cell-address="'Application Access Validation'.A1"/>
    </style:style>
    <style:style style:name="ce34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14" style:base-cell-address="'Application Access Validation'.A1"/>
      <style:map style:condition="is-true-formula(_xludf.n)" style:apply-style-name="ConditionalStyle_5f_313" style:base-cell-address="'Application Access Validation'.A1"/>
      <style:map style:condition="cell-content()=&quot;Y&quot;" style:apply-style-name="ConditionalStyle_5f_312" style:base-cell-address="'Application Access Validation'.A1"/>
      <style:map style:condition="cell-content()=&quot;N&quot;" style:apply-style-name="ConditionalStyle_5f_311" style:base-cell-address="'Application Access Validation'.A1"/>
    </style:style>
    <style:style style:name="ce34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26" style:base-cell-address="'Application Access Validation'.A1"/>
      <style:map style:condition="is-true-formula(_xludf.n)" style:apply-style-name="ConditionalStyle_5f_325" style:base-cell-address="'Application Access Validation'.A1"/>
      <style:map style:condition="cell-content()=&quot;Y&quot;" style:apply-style-name="ConditionalStyle_5f_324" style:base-cell-address="'Application Access Validation'.A1"/>
      <style:map style:condition="cell-content()=&quot;N&quot;" style:apply-style-name="ConditionalStyle_5f_323" style:base-cell-address="'Application Access Validation'.A1"/>
    </style:style>
    <style:style style:name="ce34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_xludf.n" style:apply-style-name="ConditionalStyle_5f_330" style:base-cell-address="'Application Access Validation'.A1"/>
      <style:map style:condition="is-true-formula(_xludf.n)" style:apply-style-name="ConditionalStyle_5f_329" style:base-cell-address="'Application Access Validation'.A1"/>
      <style:map style:condition="cell-content()=&quot;Y&quot;" style:apply-style-name="ConditionalStyle_5f_328" style:base-cell-address="'Application Access Validation'.A1"/>
      <style:map style:condition="cell-content()=&quot;N&quot;" style:apply-style-name="ConditionalStyle_5f_327" style:base-cell-address="'Application Access Validation'.A1"/>
    </style:style>
    <style:style style:name="ce3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5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pplication Access Valida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9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4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0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5" table:default-cell-style-name="Excel_20_Built-in_20_Normal"/>
        <table:table-column table:style-name="co20" table:default-cell-style-name="Excel_20_Built-in_20_Normal"/>
        <table:table-column table:style-name="co23" table:default-cell-style-name="Excel_20_Built-in_20_Normal"/>
        <table:table-column table:style-name="co17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default-cell-style-name="Excel_20_Built-in_20_Normal"/>
        <table:table-column table:style-name="co28" table:number-columns-repeated="988" table:default-cell-style-name="Excel_20_Built-in_20_Normal"/>
        <table:table-row table:style-name="ro1">
          <table:table-cell table:style-name="ce1" office:value-type="string">
            <text:p>S. No.</text:p>
          </table:table-cell>
          <table:table-cell table:style-name="ce1" office:value-type="string">
            <text:p>Application Names</text:p>
          </table:table-cell>
          <table:table-cell table:style-name="ce1" office:value-type="string">
            <text:p>Links</text:p>
          </table:table-cell>
          <table:table-cell table:style-name="ce1" office:value-type="string">
            <text:p>Shalini Agarwal </text:p>
          </table:table-cell>
          <table:table-cell table:style-name="ce1" office:value-type="string">
            <text:p>Bhagath Babu</text:p>
          </table:table-cell>
          <table:table-cell table:style-name="ce36" office:value-type="string">
            <text:p>Manamohan Somashekhar</text:p>
          </table:table-cell>
          <table:table-cell table:style-name="ce42" office:value-type="string">
            <text:p>Ashma Sadik</text:p>
          </table:table-cell>
          <table:table-cell table:style-name="ce1" office:value-type="string">
            <text:p>Manish Kumar Chouhan </text:p>
          </table:table-cell>
          <table:table-cell table:style-name="ce1" office:value-type="string">
            <text:p>Amit Kumar </text:p>
          </table:table-cell>
          <table:table-cell table:style-name="ce1" office:value-type="string">
            <text:p>Irfan Ali </text:p>
          </table:table-cell>
          <table:table-cell table:style-name="ce1" office:value-type="string">
            <text:p>karmavir Dagar</text:p>
          </table:table-cell>
          <table:table-cell table:style-name="ce1" office:value-type="string">
            <text:p>Shivam Kumar </text:p>
          </table:table-cell>
          <table:table-cell table:style-name="ce1" office:value-type="string">
            <text:p>Aniruddha Bhattacherjee </text:p>
          </table:table-cell>
          <table:table-cell table:style-name="ce1" office:value-type="string">
            <text:p>Harsha Anumolu </text:p>
          </table:table-cell>
          <table:table-cell table:style-name="ce36" office:value-type="string">
            <text:p>Tariq Khan </text:p>
          </table:table-cell>
          <table:table-cell table:style-name="ce112" office:value-type="string">
            <text:p>Himanshu Bhatnagar</text:p>
          </table:table-cell>
          <table:table-cell table:style-name="ce116" office:value-type="string">
            <text:p>Mohd Akif</text:p>
          </table:table-cell>
          <table:table-cell table:style-name="ce1" office:value-type="string">
            <text:p>Monika Rajendra Sajane</text:p>
          </table:table-cell>
          <table:table-cell table:style-name="ce1" office:value-type="string">
            <text:p>Prakashkumar Mishra </text:p>
          </table:table-cell>
          <table:table-cell table:style-name="ce1" office:value-type="string">
            <text:p>Ayaz Khan</text:p>
          </table:table-cell>
          <table:table-cell table:style-name="ce1" office:value-type="string">
            <text:p>Deepak Kumar <text:s/></text:p>
          </table:table-cell>
          <table:table-cell table:style-name="ce1" office:value-type="string">
            <text:p>Swati Singh <text:s/></text:p>
          </table:table-cell>
          <table:table-cell table:style-name="ce1" office:value-type="string">
            <text:p>Surya Teja </text:p>
          </table:table-cell>
          <table:table-cell table:style-name="ce1" office:value-type="string">
            <text:p>Akshay Singh </text:p>
          </table:table-cell>
          <table:table-cell table:style-name="ce1" office:value-type="string">
            <text:p>Priyadarshi Chauhan </text:p>
          </table:table-cell>
          <table:table-cell table:style-name="ce36" office:value-type="string">
            <text:p>Chaitanya Marri</text:p>
          </table:table-cell>
          <table:table-cell table:style-name="ce159" office:value-type="string">
            <text:p>Sangeetha Jayaram</text:p>
          </table:table-cell>
          <table:table-cell table:style-name="ce161" office:value-type="string">
            <text:p>Nethra Yellapa</text:p>
          </table:table-cell>
          <table:table-cell table:style-name="ce167" office:value-type="string">
            <text:p>Amisha Gupta</text:p>
          </table:table-cell>
          <table:table-cell table:style-name="ce161" office:value-type="string">
            <text:p>Rehan Ahmad</text:p>
          </table:table-cell>
          <table:table-cell table:style-name="ce161" office:value-type="string">
            <text:p>Prakashkumar Mishra</text:p>
          </table:table-cell>
          <table:table-cell table:style-name="ce161" office:value-type="string">
            <text:p>Nancy Dahiya</text:p>
          </table:table-cell>
          <table:table-cell table:style-name="ce161" office:value-type="string">
            <text:p>Rohit Verma</text:p>
          </table:table-cell>
          <table:table-cell table:style-name="ce161" office:value-type="string">
            <text:p>Suyash Tiwari</text:p>
          </table:table-cell>
          <table:table-cell table:style-name="ce161" office:value-type="string">
            <text:p>Vishwa Anand</text:p>
          </table:table-cell>
          <table:table-cell table:style-name="ce161" office:value-type="string">
            <text:p>Dilip Kumar</text:p>
          </table:table-cell>
          <table:table-cell table:style-name="ce349" table:number-columns-repeated="98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Active Directory</text:p>
          </table:table-cell>
          <table:table-cell table:style-name="ce10" office:value-type="string">
            <text:p>Remote Desktop</text:p>
          </table:table-cell>
          <table:table-cell table:number-columns-repeated="3" table:style-name="ce17" office:value-type="string">
            <text:p>Y</text:p>
          </table:table-cell>
          <table:table-cell table:style-name="ce43" office:value-type="string">
            <text:p>Y</text:p>
          </table:table-cell>
          <table:table-cell table:number-columns-repeated="3" table:style-name="ce17" office:value-type="string">
            <text:p>Y</text:p>
          </table:table-cell>
          <table:table-cell table:style-name="ce88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22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5"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7" office:value-type="string">
            <text:p>Y</text:p>
          </table:table-cell>
          <table:table-cell table:number-columns-repeated="2" table:style-name="ce168" office:value-type="string">
            <text:p>Y</text:p>
          </table:table-cell>
          <table:table-cell table:style-name="ce207" office:value-type="string">
            <text:p>Y</text:p>
          </table:table-cell>
          <table:table-cell table:number-columns-repeated="2" table:style-name="ce225" office:value-type="string">
            <text:p>Y</text:p>
          </table:table-cell>
          <table:table-cell table:style-name="ce277" office:value-type="string">
            <text:p><text:s text:c="6"/>Y</text:p>
          </table:table-cell>
          <table:table-cell table:number-columns-repeated="2" table:style-name="ce301" office:value-type="string">
            <text:p>Y</text:p>
          </table:table-cell>
          <table:table-cell table:style-name="ce350"/>
          <table:table-cell table:number-columns-repeated="98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ATOL (AdTracker Online)</text:p>
          </table:table-cell>
          <table:table-cell table:style-name="ce11" office:value-type="string">
            <text:p><text:a xlink:href="https://atol.designiq.com/Home/Login">https://atol.designiq.com/Home/Login</text:a></text:p>
          </table:table-cell>
          <table:table-cell table:number-columns-repeated="3" table:style-name="ce17" office:value-type="string">
            <text:p>Y</text:p>
          </table:table-cell>
          <table:table-cell table:style-name="ce44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3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88" office:value-type="string">
            <text:p>Y</text:p>
          </table:table-cell>
          <table:table-cell table:style-name="ce94" office:value-type="string">
            <text:p>Limited Access</text:p>
          </table:table-cell>
          <table:table-cell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22" office:value-type="string">
            <text:p>Y</text:p>
          </table:table-cell>
          <table:table-cell table:style-name="ce22" office:value-type="string">
            <text:p>N</text:p>
          </table:table-cell>
          <table:table-cell table:number-columns-repeated="5"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7" office:value-type="string">
            <text:p>Y</text:p>
          </table:table-cell>
          <table:table-cell table:number-columns-repeated="2" table:style-name="ce168" office:value-type="string">
            <text:p>Y</text:p>
          </table:table-cell>
          <table:table-cell table:style-name="ce207" office:value-type="string">
            <text:p>Y</text:p>
          </table:table-cell>
          <table:table-cell table:style-name="ce225" office:value-type="string">
            <text:p>Y</text:p>
          </table:table-cell>
          <table:table-cell table:style-name="ce243" office:value-type="string">
            <text:p>N</text:p>
          </table:table-cell>
          <table:table-cell table:style-name="ce278" office:value-type="string">
            <text:p>N</text:p>
          </table:table-cell>
          <table:table-cell table:style-name="ce243" office:value-type="string">
            <text:p>N</text:p>
          </table:table-cell>
          <table:table-cell table:style-name="ce323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Adpoint ACA  (adjustments)</text:p>
          </table:table-cell>
          <table:table-cell table:style-name="ce11" office:value-type="string">
            <text:p><text:a xlink:href="https://aca.nmass.gci/">https://aca.nmass.gci/</text:a></text:p>
          </table:table-cell>
          <table:table-cell table:number-columns-repeated="3" table:style-name="ce17" office:value-type="string">
            <text:p>Y</text:p>
          </table:table-cell>
          <table:table-cell table:style-name="ce44" office:value-type="string">
            <text:p>Y</text:p>
          </table:table-cell>
          <table:table-cell table:style-name="ce69" office:value-type="string">
            <text:p>Limited Access</text:p>
          </table:table-cell>
          <table:table-cell table:style-name="ce73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88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23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5"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62" office:value-type="string">
            <text:p>y</text:p>
          </table:table-cell>
          <table:table-cell table:number-columns-repeated="2" table:style-name="ce168" office:value-type="string">
            <text:p>Y</text:p>
          </table:table-cell>
          <table:table-cell table:style-name="ce207" office:value-type="string">
            <text:p>Y</text:p>
          </table:table-cell>
          <table:table-cell table:style-name="ce225" office:value-type="string">
            <text:p>Y</text:p>
          </table:table-cell>
          <table:table-cell table:style-name="ce244" office:value-type="string">
            <text:p>N</text:p>
          </table:table-cell>
          <table:table-cell table:style-name="ce244" office:value-type="string">
            <text:p>Y</text:p>
          </table:table-cell>
          <table:table-cell table:number-columns-repeated="2" table:style-name="ce302" office:value-type="string">
            <text:p>Y</text:p>
          </table:table-cell>
          <table:table-cell table:number-columns-repeated="98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AdBase-ECS</text:p>
          </table:table-cell>
          <table:table-cell table:style-name="ce11" office:value-type="string">
            <text:p><text:a xlink:href="https://ecsportal.gannett.com/">https://ecsportal.gannett.com/</text:a></text:p>
          </table:table-cell>
          <table:table-cell table:style-name="ce17" office:value-type="string">
            <text:p>Y</text:p>
          </table:table-cell>
          <table:table-cell table:style-name="ce28" office:value-type="string">
            <text:p>Y</text:p>
          </table:table-cell>
          <table:table-cell table:style-name="ce37" office:value-type="string">
            <text:p>Y</text:p>
          </table:table-cell>
          <table:table-cell table:style-name="ce44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3" office:value-type="string">
            <text:p>Y</text:p>
          </table:table-cell>
          <table:table-cell table:style-name="ce83" office:value-type="string">
            <text:p>Y</text:p>
          </table:table-cell>
          <table:table-cell table:style-name="ce88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style-name="ce85" office:value-type="string">
            <text:p>N</text:p>
          </table:table-cell>
          <table:table-cell table:style-name="ce110" office:value-type="string">
            <text:p>N</text:p>
          </table:table-cell>
          <table:table-cell table:style-name="ce113" office:value-type="string">
            <text:p>Y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24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63" office:value-type="string">
            <text:p>y</text:p>
          </table:table-cell>
          <table:table-cell table:number-columns-repeated="2" table:style-name="ce169" office:value-type="string">
            <text:p>Y</text:p>
          </table:table-cell>
          <table:table-cell table:style-name="ce208" office:value-type="string">
            <text:p>N</text:p>
          </table:table-cell>
          <table:table-cell table:style-name="ce226" office:value-type="string">
            <text:p>Y</text:p>
          </table:table-cell>
          <table:table-cell table:style-name="ce245" office:value-type="string">
            <text:p>N</text:p>
          </table:table-cell>
          <table:table-cell table:style-name="ce279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324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Bomgar (Connectwise)</text:p>
          </table:table-cell>
          <table:table-cell table:style-name="ce10" office:value-type="string">
            <text:p>Remote Desktop &gt; Desktop Application</text:p>
          </table:table-cell>
          <table:table-cell table:style-name="ce18" office:value-type="string">
            <text:p>y</text:p>
          </table:table-cell>
          <table:table-cell table:style-name="ce28" office:value-type="string">
            <text:p>Y</text:p>
          </table:table-cell>
          <table:table-cell table:style-name="ce38" office:value-type="string">
            <text:p>Y</text:p>
          </table:table-cell>
          <table:table-cell table:style-name="ce44" office:value-type="string">
            <text:p>Y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89" office:value-type="string">
            <text:p>Y</text:p>
          </table:table-cell>
          <table:table-cell table:style-name="ce95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08" office:value-type="string">
            <text:p>Y</text:p>
          </table:table-cell>
          <table:table-cell table:style-name="ce110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117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19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35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43" office:value-type="string">
            <text:p>Y</text:p>
          </table:table-cell>
          <table:table-cell table:style-name="ce151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number-columns-repeated="2" table:style-name="ce170" office:value-type="string">
            <text:p>N</text:p>
          </table:table-cell>
          <table:table-cell table:style-name="ce209" office:value-type="string">
            <text:p>N</text:p>
          </table:table-cell>
          <table:table-cell table:style-name="ce227" office:value-type="string">
            <text:p>N</text:p>
          </table:table-cell>
          <table:table-cell table:style-name="ce246" office:value-type="string">
            <text:p>N</text:p>
          </table:table-cell>
          <table:table-cell table:style-name="ce280" office:value-type="string">
            <text:p>N</text:p>
          </table:table-cell>
          <table:table-cell table:style-name="ce246" office:value-type="string">
            <text:p>N</text:p>
          </table:table-cell>
          <table:table-cell table:style-name="ce325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CircEDMS</text:p>
          </table:table-cell>
          <table:table-cell table:style-name="ce11" office:value-type="string">
            <text:p><text:a xlink:href="https://ent-mocwbed02.us.ad.gannett.com/CircEDMS/">https://ent-mocwbed02.us.ad.gannett.com/CircEDMS/</text:a>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45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4" office:value-type="string">
            <text:p>Limited Access</text:p>
          </table:table-cell>
          <table:table-cell table:style-name="ce84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96" office:value-type="string">
            <text:p>Limited Access</text:p>
          </table:table-cell>
          <table:table-cell table:style-name="ce104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4" office:value-type="string">
            <text:p>Y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25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135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44" office:value-type="string">
            <text:p>Y</text:p>
          </table:table-cell>
          <table:table-cell table:number-columns-repeated="3" table:style-name="ce17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18" office:value-type="string">
            <text:p>Limited Access</text:p>
          </table:table-cell>
          <table:table-cell table:number-columns-repeated="2" table:style-name="ce183" office:value-type="string">
            <text:p>Y</text:p>
          </table:table-cell>
          <table:table-cell table:style-name="ce228" office:value-type="string">
            <text:p>Y</text:p>
          </table:table-cell>
          <table:table-cell table:style-name="ce247" office:value-type="string">
            <text:p>N</text:p>
          </table:table-cell>
          <table:table-cell table:style-name="ce247" office:value-type="string">
            <text:p>Y</text:p>
          </table:table-cell>
          <table:table-cell table:style-name="ce247" office:value-type="string">
            <text:p>N</text:p>
          </table:table-cell>
          <table:table-cell table:style-name="ce326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Digital Collections</text:p>
          </table:table-cell>
          <table:table-cell table:style-name="ce11" office:value-type="string">
            <text:p><text:a xlink:href="https://dc5.gmti.com/admin">https://dc5.gmti.com/admin</text:a></text:p>
          </table:table-cell>
          <table:table-cell table:style-name="ce20" office:value-type="string">
            <text:p>Y</text:p>
          </table:table-cell>
          <table:table-cell table:style-name="ce2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46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5" office:value-type="string">
            <text:p>Y</text:p>
          </table:table-cell>
          <table:table-cell table:style-name="ce84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97" office:value-type="string">
            <text:p>Y</text:p>
          </table:table-cell>
          <table:table-cell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136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44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68" office:value-type="string">
            <text:p>Y</text:p>
          </table:table-cell>
          <table:table-cell table:number-columns-repeated="2" table:style-name="ce184" office:value-type="string">
            <text:p>N</text:p>
          </table:table-cell>
          <table:table-cell table:style-name="ce228" office:value-type="string">
            <text:p>Y</text:p>
          </table:table-cell>
          <table:table-cell table:number-columns-repeated="3" table:style-name="ce248" office:value-type="string">
            <text:p>N</text:p>
          </table:table-cell>
          <table:table-cell table:style-name="ce327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ExactTarget</text:p>
          </table:table-cell>
          <table:table-cell table:style-name="ce10" office:value-type="string">
            <text:p>OKTA &gt; ExactTarget</text:p>
          </table:table-cell>
          <table:table-cell table:style-name="ce21" office:value-type="string">
            <text:p>Y</text:p>
          </table:table-cell>
          <table:table-cell table:style-name="ce23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70" office:value-type="string">
            <text:p>N</text:p>
          </table:table-cell>
          <table:table-cell table:style-name="ce76" office:value-type="string">
            <text:p>Y</text:p>
          </table:table-cell>
          <table:table-cell table:number-columns-repeated="2"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number-columns-repeated="2" table:style-name="ce105" office:value-type="string">
            <text:p>Y</text:p>
          </table:table-cell>
          <table:table-cell table:style-name="ce110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17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19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style-name="ce135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5" office:value-type="string">
            <text:p>N</text:p>
          </table:table-cell>
          <table:table-cell table:style-name="ce151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71" office:value-type="string">
            <text:p>N</text:p>
          </table:table-cell>
          <table:table-cell table:style-name="ce185" office:value-type="string">
            <text:p>N</text:p>
          </table:table-cell>
          <table:table-cell table:style-name="ce210" office:value-type="string">
            <text:p>N</text:p>
          </table:table-cell>
          <table:table-cell table:style-name="ce229" office:value-type="string">
            <text:p>Y</text:p>
          </table:table-cell>
          <table:table-cell table:number-columns-repeated="3" table:style-name="ce249" office:value-type="string">
            <text:p>N</text:p>
          </table:table-cell>
          <table:table-cell table:style-name="ce328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7" office:value-type="string">
            <text:p>Google DFP</text:p>
          </table:table-cell>
          <table:table-cell table:style-name="ce12" office:value-type="string">
            <text:p><text:a xlink:href="https://admanager.google.com/7103#admin/user/list">https://admanager.google.com/7103#admin/user/list</text:a></text:p>
          </table:table-cell>
          <table:table-cell table:style-name="ce21" office:value-type="string">
            <text:p>Y</text:p>
          </table:table-cell>
          <table:table-cell table:style-name="ce23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48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6" office:value-type="string">
            <text:p>Y</text:p>
          </table:table-cell>
          <table:table-cell table:style-name="ce22" office:value-type="string">
            <text:p>N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105" office:value-type="string">
            <text:p>Y</text:p>
          </table:table-cell>
          <table:table-cell table:style-name="ce110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19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41" office:value-type="string">
            <text:p>N</text:p>
          </table:table-cell>
          <table:table-cell table:style-name="ce146" office:value-type="string">
            <text:p>Y</text:p>
          </table:table-cell>
          <table:table-cell table:style-name="ce17" office:value-type="string">
            <text:p>Y</text:p>
          </table:table-cell>
          <table:table-cell table:number-columns-repeated="2"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71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211" office:value-type="string">
            <text:p>Y</text:p>
          </table:table-cell>
          <table:table-cell table:style-name="ce229" office:value-type="string">
            <text:p>Y</text:p>
          </table:table-cell>
          <table:table-cell table:number-columns-repeated="3" table:style-name="ce250" office:value-type="string">
            <text:p>N</text:p>
          </table:table-cell>
          <table:table-cell table:style-name="ce329" office:value-type="string">
            <text:p>N</text:p>
          </table:table-cell>
          <table:table-cell table:number-columns-repeated="988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7" office:value-type="string">
            <text:p>Google Adwords</text:p>
          </table:table-cell>
          <table:table-cell table:style-name="ce13" office:value-type="string">
            <text:p><text:a xlink:href="https://ads.google.com/aw/accountaccess/users?ocid=137773111&amp;euid=327912172&amp;__u=8273894028&amp;uscid=137773111&amp;__c=6150226239&amp;authuser=0">https://ads.google.com/aw/accountaccess/users?ocid=137773111&amp;euid=327912172&amp;__u=8273894028&amp;uscid=137773111&amp;__c=6150226239&amp;authuser=0</text:a></text:p>
          </table:table-cell>
          <table:table-cell table:style-name="ce21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48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6" office:value-type="string">
            <text:p>Y</text:p>
          </table:table-cell>
          <table:table-cell table:style-name="ce22" office:value-type="string">
            <text:p>N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105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118" office:value-type="string">
            <text:p>Limited Access</text:p>
          </table:table-cell>
          <table:table-cell table:style-name="ce22" office:value-type="string">
            <text:p>N</text:p>
          </table:table-cell>
          <table:table-cell table:style-name="ce119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135" office:value-type="string">
            <text:p>N</text:p>
          </table:table-cell>
          <table:table-cell table:number-columns-repeated="3" table:style-name="ce17" office:value-type="string">
            <text:p>Y</text:p>
          </table:table-cell>
          <table:table-cell table:number-columns-repeated="2"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71" office:value-type="string">
            <text:p>N</text:p>
          </table:table-cell>
          <table:table-cell table:style-name="ce187" office:value-type="string">
            <text:p>Y</text:p>
          </table:table-cell>
          <table:table-cell table:style-name="ce212" office:value-type="string">
            <text:p>Y</text:p>
          </table:table-cell>
          <table:table-cell table:style-name="ce230" office:value-type="string">
            <text:p>Y</text:p>
          </table:table-cell>
          <table:table-cell table:number-columns-repeated="3" table:style-name="ce251" office:value-type="string">
            <text:p>N</text:p>
          </table:table-cell>
          <table:table-cell table:style-name="ce330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Simpli.fi</text:p>
          </table:table-cell>
          <table:table-cell table:style-name="ce12" office:value-type="string">
            <text:p><text:a xlink:href="https://app.simpli.fi/users">https://app.simpli.fi/users</text:a></text:p>
          </table:table-cell>
          <table:table-cell table:style-name="ce21" office:value-type="string">
            <text:p>Y</text:p>
          </table:table-cell>
          <table:table-cell table:style-name="ce30" office:value-type="string">
            <text:p>Y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105" office:value-type="string">
            <text:p>Y</text:p>
          </table:table-cell>
          <table:table-cell table:style-name="ce110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26" office:value-type="string">
            <text:p>Y</text:p>
          </table:table-cell>
          <table:table-cell table:style-name="ce134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number-columns-repeated="3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60" office:value-type="string">
            <text:p>Y</text:p>
          </table:table-cell>
          <table:table-cell table:style-name="ce172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211" office:value-type="string">
            <text:p>Y</text:p>
          </table:table-cell>
          <table:table-cell table:style-name="ce231" office:value-type="string">
            <text:p>Y</text:p>
          </table:table-cell>
          <table:table-cell table:style-name="ce252" office:value-type="string">
            <text:p>Y</text:p>
          </table:table-cell>
          <table:table-cell table:number-columns-repeated="2" table:style-name="ce281" office:value-type="string">
            <text:p>N</text:p>
          </table:table-cell>
          <table:table-cell table:style-name="ce331" office:value-type="string">
            <text:p>Y</text:p>
          </table:table-cell>
          <table:table-cell table:number-columns-repeated="988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Medimath</text:p>
          </table:table-cell>
          <table:table-cell table:style-name="ce11" office:value-type="string">
            <text:p><text:a xlink:href="https://t1.mediamath.com/app/#admin/user/26881">https://t1.mediamath.com/app/#admin/user/26881</text:a></text:p>
          </table:table-cell>
          <table:table-cell table:number-columns-repeated="2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48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7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117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5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72" office:value-type="string">
            <text:p>Y</text:p>
          </table:table-cell>
          <table:table-cell table:style-name="ce188" office:value-type="string">
            <text:p>N</text:p>
          </table:table-cell>
          <table:table-cell table:style-name="ce211" office:value-type="string">
            <text:p>Y</text:p>
          </table:table-cell>
          <table:table-cell table:style-name="ce232" office:value-type="string">
            <text:p>Y</text:p>
          </table:table-cell>
          <table:table-cell table:style-name="ce253" office:value-type="string">
            <text:p>Y</text:p>
          </table:table-cell>
          <table:table-cell table:style-name="ce282" office:value-type="string">
            <text:p>Y</text:p>
          </table:table-cell>
          <table:table-cell table:number-columns-repeated="2" table:style-name="ce303" office:value-type="string">
            <text:p>Y</text:p>
          </table:table-cell>
          <table:table-cell table:number-columns-repeated="988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G3 GUI-Genesys</text:p>
          </table:table-cell>
          <table:table-cell table:style-name="ce11" office:value-type="string">
            <text:p><text:a xlink:href="http://g3.gannett.gci/">http://g3.gannett.gci</text:a></text:p>
          </table:table-cell>
          <table:table-cell table:number-columns-repeated="2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4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7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118" office:value-type="string">
            <text:p>Limited Access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79" office:value-type="string">
            <text:p>Y</text:p>
          </table:table-cell>
          <table:table-cell table:number-columns-repeated="6" table:style-name="ce17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73" office:value-type="string">
            <text:p>Y</text:p>
          </table:table-cell>
          <table:table-cell table:style-name="ce188" office:value-type="string">
            <text:p>N</text:p>
          </table:table-cell>
          <table:table-cell table:style-name="ce211" office:value-type="string">
            <text:p>Y</text:p>
          </table:table-cell>
          <table:table-cell table:style-name="ce233" office:value-type="string">
            <text:p>Y</text:p>
          </table:table-cell>
          <table:table-cell table:style-name="ce254" office:value-type="string">
            <text:p>Y</text:p>
          </table:table-cell>
          <table:table-cell table:style-name="ce283" office:value-type="string">
            <text:p>Y</text:p>
          </table:table-cell>
          <table:table-cell table:style-name="ce283" office:value-type="string">
            <text:p>N</text:p>
          </table:table-cell>
          <table:table-cell table:style-name="ce332" office:value-type="string">
            <text:p>Y</text:p>
          </table:table-cell>
          <table:table-cell table:number-columns-repeated="988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GOPS </text:p>
          </table:table-cell>
          <table:table-cell table:style-name="ce10" office:value-type="string">
            <text:p>RBAC( https://authorization.gannett.com/login</text:p>
          </table:table-cell>
          <table:table-cell table:number-columns-repeated="2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4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7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27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style-name="ce147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89" office:value-type="string">
            <text:p>Limited Access</text:p>
          </table:table-cell>
          <table:table-cell table:style-name="ce213" office:value-type="string">
            <text:p>Y</text:p>
          </table:table-cell>
          <table:table-cell table:style-name="ce234" office:value-type="string">
            <text:p>Y</text:p>
          </table:table-cell>
          <table:table-cell table:style-name="ce255" office:value-type="string">
            <text:p>Y</text:p>
          </table:table-cell>
          <table:table-cell table:style-name="ce284" office:value-type="string">
            <text:p>Y</text:p>
          </table:table-cell>
          <table:table-cell table:number-columns-repeated="2" table:style-name="ce304" office:value-type="string">
            <text:p>Y</text:p>
          </table:table-cell>
          <table:table-cell table:number-columns-repeated="988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GICS</text:p>
          </table:table-cell>
          <table:table-cell table:style-name="ce11" office:value-type="string">
            <text:p><text:a xlink:href="https://poc.gics.gci/login/login">https://poc.gics.gci/login/login</text:a></text:p>
          </table:table-cell>
          <table:table-cell table:style-name="ce22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4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8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28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3" table:style-name="ce17" office:value-type="string">
            <text:p>Y</text:p>
          </table:table-cell>
          <table:table-cell table:style-name="ce152" office:value-type="string">
            <text:p>Y</text:p>
          </table:table-cell>
          <table:table-cell table:style-name="ce156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90" office:value-type="string">
            <text:p>N</text:p>
          </table:table-cell>
          <table:table-cell table:style-name="ce214" office:value-type="string">
            <text:p>Y</text:p>
          </table:table-cell>
          <table:table-cell table:style-name="ce234" office:value-type="string">
            <text:p>Y</text:p>
          </table:table-cell>
          <table:table-cell table:number-columns-repeated="2" table:style-name="ce256" office:value-type="string">
            <text:p>N</text:p>
          </table:table-cell>
          <table:table-cell table:style-name="ce305" office:value-type="string">
            <text:p>Y</text:p>
          </table:table-cell>
          <table:table-cell table:style-name="ce333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NCS</text:p>
          </table:table-cell>
          <table:table-cell table:style-name="ce11" office:value-type="string">
            <text:p><text:a xlink:href="https://ent-mocwbed02.us.ad.gannett.com/GPSFORT/Home/PlantSelection">https://ent-mocwbed02.us.ad.gannett.com/GPSFORT/Home/PlantSelection</text:a></text:p>
          </table:table-cell>
          <table:table-cell table:number-columns-repeated="2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4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4" office:value-type="string">
            <text:p>Limited Access</text:p>
          </table:table-cell>
          <table:table-cell table:number-columns-repeated="4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117" office:value-type="string">
            <text:p>N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29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3" table:style-name="ce17" office:value-type="string">
            <text:p>Y</text:p>
          </table:table-cell>
          <table:table-cell table:number-columns-repeated="2" table:style-name="ce153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76" office:value-type="string">
            <text:p>N</text:p>
          </table:table-cell>
          <table:table-cell table:style-name="ce190" office:value-type="string">
            <text:p>N</text:p>
          </table:table-cell>
          <table:table-cell table:style-name="ce215" office:value-type="string">
            <text:p>Y</text:p>
          </table:table-cell>
          <table:table-cell table:style-name="ce234" office:value-type="string">
            <text:p>Y</text:p>
          </table:table-cell>
          <table:table-cell table:number-columns-repeated="3" table:style-name="ce257" office:value-type="string">
            <text:p>N</text:p>
          </table:table-cell>
          <table:table-cell table:style-name="ce333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7" office:value-type="string">
            <text:p>JIRA</text:p>
          </table:table-cell>
          <table:table-cell table:style-name="ce10" office:value-type="string">
            <text:p>OKTA &gt; JIRA</text:p>
          </table:table-cell>
          <table:table-cell table:number-columns-repeated="2" table:style-name="ce23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</text:p>
          </table:table-cell>
          <table:table-cell table:number-columns-repeated="5" table:style-name="ce85" office:value-type="string">
            <text:p>N</text:p>
          </table:table-cell>
          <table:table-cell table:style-name="ce110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117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19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number-columns-repeated="4" table:style-name="ce137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76" office:value-type="string">
            <text:p>N</text:p>
          </table:table-cell>
          <table:table-cell table:style-name="ce191" office:value-type="string">
            <text:p>N</text:p>
          </table:table-cell>
          <table:table-cell table:style-name="ce216" office:value-type="string">
            <text:p>Y</text:p>
          </table:table-cell>
          <table:table-cell table:style-name="ce235" office:value-type="string">
            <text:p>N</text:p>
          </table:table-cell>
          <table:table-cell table:number-columns-repeated="3" table:style-name="ce258" office:value-type="string">
            <text:p>N</text:p>
          </table:table-cell>
          <table:table-cell table:style-name="ce334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7" office:value-type="string">
            <text:p>Okta</text:p>
          </table:table-cell>
          <table:table-cell table:style-name="ce11" office:value-type="string">
            <text:p><text:a xlink:href="https://gannett.okta.com/">https://gannett.okta.com/</text:a></text:p>
          </table:table-cell>
          <table:table-cell table:number-columns-repeated="3" table:style-name="ce17" office:value-type="string">
            <text:p>Y</text:p>
          </table:table-cell>
          <table:table-cell table:style-name="ce51" office:value-type="string">
            <text:p>Y</text:p>
          </table:table-cell>
          <table:table-cell table:number-columns-repeated="3" table:style-name="ce17" office:value-type="string">
            <text:p>Y</text:p>
          </table:table-cell>
          <table:table-cell table:style-name="ce88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93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30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style-name="ce157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68" office:value-type="string">
            <text:p>Y</text:p>
          </table:table-cell>
          <table:table-cell table:style-name="ce192" office:value-type="string">
            <text:p>Y</text:p>
          </table:table-cell>
          <table:table-cell table:style-name="ce217" office:value-type="string">
            <text:p>Y</text:p>
          </table:table-cell>
          <table:table-cell table:style-name="ce236" office:value-type="string">
            <text:p>Y</text:p>
          </table:table-cell>
          <table:table-cell table:number-columns-repeated="4" table:style-name="ce259" office:value-type="string">
            <text:p>Y</text:p>
          </table:table-cell>
          <table:table-cell table:number-columns-repeated="988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7" office:value-type="string">
            <text:p>Okta Administration</text:p>
          </table:table-cell>
          <table:table-cell table:style-name="ce10" office:value-type="string">
            <text:p><text:a xlink:href="https://gannett.okta.com/%20%3e%20EP%20Credentials">https://gannett.okta.com/ &gt; EP Credentials</text:a></text:p>
          </table:table-cell>
          <table:table-cell table:number-columns-repeated="3" table:style-name="ce17" office:value-type="string">
            <text:p>Y</text:p>
          </table:table-cell>
          <table:table-cell table:style-name="ce52" office:value-type="string">
            <text:p>Y</text:p>
          </table:table-cell>
          <table:table-cell table:number-columns-repeated="3" table:style-name="ce17" office:value-type="string">
            <text:p>Y</text:p>
          </table:table-cell>
          <table:table-cell table:style-name="ce88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31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style-name="ce157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77" office:value-type="string">
            <text:p>Limited Access</text:p>
          </table:table-cell>
          <table:table-cell table:style-name="ce192" office:value-type="string">
            <text:p>Y</text:p>
          </table:table-cell>
          <table:table-cell table:style-name="ce217" office:value-type="string">
            <text:p>Y</text:p>
          </table:table-cell>
          <table:table-cell table:style-name="ce236" office:value-type="string">
            <text:p>Y</text:p>
          </table:table-cell>
          <table:table-cell table:style-name="ce260" office:value-type="string">
            <text:p>N</text:p>
          </table:table-cell>
          <table:table-cell table:style-name="ce285" office:value-type="string">
            <text:p>N</text:p>
          </table:table-cell>
          <table:table-cell table:style-name="ce306" office:value-type="string">
            <text:p>N</text:p>
          </table:table-cell>
          <table:table-cell table:style-name="ce335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 office:value-type="string">
            <text:p>OrderHub</text:p>
          </table:table-cell>
          <table:table-cell table:style-name="ce10" office:value-type="string">
            <text:p>OKTA &gt; OrderHub</text:p>
          </table:table-cell>
          <table:table-cell table:style-name="ce17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4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88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118" office:value-type="string">
            <text:p>Limited Access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79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style-name="ce157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78" office:value-type="string">
            <text:p>N</text:p>
          </table:table-cell>
          <table:table-cell table:style-name="ce193" office:value-type="string">
            <text:p>N</text:p>
          </table:table-cell>
          <table:table-cell table:style-name="ce217" office:value-type="string">
            <text:p>Y</text:p>
          </table:table-cell>
          <table:table-cell table:style-name="ce235" office:value-type="string">
            <text:p>N</text:p>
          </table:table-cell>
          <table:table-cell table:style-name="ce261" office:value-type="string">
            <text:p>N</text:p>
          </table:table-cell>
          <table:table-cell table:style-name="ce286" office:value-type="string">
            <text:p>N</text:p>
          </table:table-cell>
          <table:table-cell table:style-name="ce307" office:value-type="string">
            <text:p>N</text:p>
          </table:table-cell>
          <table:table-cell table:style-name="ce336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 office:value-type="string">
            <text:p>POET</text:p>
          </table:table-cell>
          <table:table-cell table:style-name="ce10" office:value-type="string">
            <text:p>RBAC</text:p>
          </table:table-cell>
          <table:table-cell table:style-name="ce22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54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4" office:value-type="string">
            <text:p>N</text:p>
          </table:table-cell>
          <table:table-cell table:style-name="ce17" office:value-type="string">
            <text:p>Y</text:p>
          </table:table-cell>
          <table:table-cell table:number-columns-repeated="2" table:style-name="ce91" office:value-type="string">
            <text:p>N</text:p>
          </table:table-cell>
          <table:table-cell table:style-name="ce106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19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90" office:value-type="string">
            <text:p>Y</text:p>
          </table:table-cell>
          <table:table-cell table:number-columns-repeated="3" table:style-name="ce17" office:value-type="string">
            <text:p>Y</text:p>
          </table:table-cell>
          <table:table-cell table:number-columns-repeated="2" table:style-name="ce22" office:value-type="string">
            <text:p>N</text:p>
          </table:table-cell>
          <table:table-cell table:style-name="ce165" office:value-type="string">
            <text:p>N</text:p>
          </table:table-cell>
          <table:table-cell table:style-name="ce168" office:value-type="string">
            <text:p>Y</text:p>
          </table:table-cell>
          <table:table-cell table:style-name="ce194" office:value-type="string">
            <text:p>N</text:p>
          </table:table-cell>
          <table:table-cell table:style-name="ce218" office:value-type="string">
            <text:p>N</text:p>
          </table:table-cell>
          <table:table-cell table:style-name="ce235" office:value-type="string">
            <text:p>N</text:p>
          </table:table-cell>
          <table:table-cell table:style-name="ce262" office:value-type="string">
            <text:p>N</text:p>
          </table:table-cell>
          <table:table-cell table:style-name="ce287" office:value-type="string">
            <text:p>N</text:p>
          </table:table-cell>
          <table:table-cell table:style-name="ce308" office:value-type="string">
            <text:p>N</text:p>
          </table:table-cell>
          <table:table-cell table:style-name="ce337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 office:value-type="string">
            <text:p>Service Now</text:p>
          </table:table-cell>
          <table:table-cell table:style-name="ce11" office:value-type="string">
            <text:p><text:a xlink:href="https://gannett.service-now.com/">https://gannett.service-now.com/</text:a></text:p>
          </table:table-cell>
          <table:table-cell table:number-columns-repeated="3" table:style-name="ce17" office:value-type="string">
            <text:p>Y</text:p>
          </table:table-cell>
          <table:table-cell table:style-name="ce55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number-columns-repeated="2" table:style-name="ce120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6"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68" office:value-type="string">
            <text:p>Y</text:p>
          </table:table-cell>
          <table:table-cell table:style-name="ce195" office:value-type="string">
            <text:p>Y</text:p>
          </table:table-cell>
          <table:table-cell table:style-name="ce219" office:value-type="string">
            <text:p>Y</text:p>
          </table:table-cell>
          <table:table-cell table:style-name="ce237" office:value-type="string">
            <text:p>Y</text:p>
          </table:table-cell>
          <table:table-cell table:style-name="ce263" office:value-type="string">
            <text:p>Y</text:p>
          </table:table-cell>
          <table:table-cell table:style-name="ce288" office:value-type="string">
            <text:p>Y</text:p>
          </table:table-cell>
          <table:table-cell table:number-columns-repeated="2" table:style-name="ce309" office:value-type="string">
            <text:p>Y</text:p>
          </table:table-cell>
          <table:table-cell table:number-columns-repeated="988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 office:value-type="string">
            <text:p>Wave2</text:p>
          </table:table-cell>
          <table:table-cell table:style-name="ce10" office:value-type="string">
            <text:p>OKTA</text:p>
          </table:table-cell>
          <table:table-cell table:style-name="ce17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number-columns-repeated="2" table:style-name="ce98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19" office:value-type="string">
            <text:p>N</text:p>
          </table:table-cell>
          <table:table-cell table:style-name="ce132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135" office:value-type="string">
            <text:p>N</text:p>
          </table:table-cell>
          <table:table-cell table:number-columns-repeated="4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60" office:value-type="string">
            <text:p>Y</text:p>
          </table:table-cell>
          <table:table-cell table:style-name="ce168" office:value-type="string">
            <text:p>Y</text:p>
          </table:table-cell>
          <table:table-cell table:style-name="ce196" office:value-type="string">
            <text:p>Y</text:p>
          </table:table-cell>
          <table:table-cell table:style-name="ce219" office:value-type="string">
            <text:p>Y</text:p>
          </table:table-cell>
          <table:table-cell table:style-name="ce237" office:value-type="string">
            <text:p>Y</text:p>
          </table:table-cell>
          <table:table-cell table:style-name="ce264" office:value-type="string">
            <text:p>N</text:p>
          </table:table-cell>
          <table:table-cell table:style-name="ce289" office:value-type="string">
            <text:p>N</text:p>
          </table:table-cell>
          <table:table-cell table:style-name="ce310" office:value-type="string">
            <text:p>N</text:p>
          </table:table-cell>
          <table:table-cell table:style-name="ce338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 office:value-type="string">
            <text:p>RBAC</text:p>
          </table:table-cell>
          <table:table-cell table:style-name="ce11" office:value-type="string">
            <text:p><text:a xlink:href="https://authorization.gannett.com/login">https://authorization.gannett.com/login</text:a></text:p>
          </table:table-cell>
          <table:table-cell table:style-name="ce17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57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32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6"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68" office:value-type="string">
            <text:p>Y</text:p>
          </table:table-cell>
          <table:table-cell table:style-name="ce197" office:value-type="string">
            <text:p>Y</text:p>
          </table:table-cell>
          <table:table-cell table:style-name="ce219" office:value-type="string">
            <text:p>Y</text:p>
          </table:table-cell>
          <table:table-cell table:style-name="ce238" office:value-type="string">
            <text:p>Y</text:p>
          </table:table-cell>
          <table:table-cell table:style-name="ce265" office:value-type="string">
            <text:p>Y</text:p>
          </table:table-cell>
          <table:table-cell table:style-name="ce290" office:value-type="string">
            <text:p>Y</text:p>
          </table:table-cell>
          <table:table-cell table:number-columns-repeated="2" table:style-name="ce311" office:value-type="string">
            <text:p>Y</text:p>
          </table:table-cell>
          <table:table-cell table:number-columns-repeated="988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7" office:value-type="string">
            <text:p>ACA</text:p>
          </table:table-cell>
          <table:table-cell table:style-name="ce11" office:value-type="string">
            <text:p><text:a xlink:href="https://aca.nmass.gci/gci-rbac">https://aca.nmass.gci/gci-rbac</text:a></text:p>
          </table:table-cell>
          <table:table-cell table:style-name="ce17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58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32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6"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68" office:value-type="string">
            <text:p>Y</text:p>
          </table:table-cell>
          <table:table-cell table:style-name="ce198" office:value-type="string">
            <text:p>N</text:p>
          </table:table-cell>
          <table:table-cell table:style-name="ce220" office:value-type="string">
            <text:p>N</text:p>
          </table:table-cell>
          <table:table-cell table:style-name="ce239" office:value-type="string">
            <text:p>Y</text:p>
          </table:table-cell>
          <table:table-cell table:style-name="ce266" office:value-type="string">
            <text:p>Y</text:p>
          </table:table-cell>
          <table:table-cell table:style-name="ce291" office:value-type="string">
            <text:p>Y</text:p>
          </table:table-cell>
          <table:table-cell table:number-columns-repeated="2" table:style-name="ce312" office:value-type="string">
            <text:p>Y</text:p>
          </table:table-cell>
          <table:table-cell table:number-columns-repeated="988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 office:value-type="string">
            <text:p>TCA</text:p>
          </table:table-cell>
          <table:table-cell table:style-name="ce11" office:value-type="string">
            <text:p><text:a xlink:href="https://tca.nmass.gci/gci-rbac">https://tca.nmass.gci/gci-rbac</text:a></text:p>
          </table:table-cell>
          <table:table-cell table:number-columns-repeated="2" table:style-name="ce23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59" office:value-type="string">
            <text:p>N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</text:p>
          </table:table-cell>
          <table:table-cell table:number-columns-repeated="5" table:style-name="ce85" office:value-type="string">
            <text:p>N</text:p>
          </table:table-cell>
          <table:table-cell table:style-name="ce110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117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19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number-columns-repeated="3" table:style-name="ce138" office:value-type="string">
            <text:p>N</text:p>
          </table:table-cell>
          <table:table-cell table:style-name="ce151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style-name="ce160" office:value-type="string">
            <text:p>Y</text:p>
          </table:table-cell>
          <table:table-cell table:style-name="ce179" office:value-type="string">
            <text:p>N</text:p>
          </table:table-cell>
          <table:table-cell table:style-name="ce199" office:value-type="string">
            <text:p>N</text:p>
          </table:table-cell>
          <table:table-cell table:style-name="ce221" office:value-type="string">
            <text:p>N</text:p>
          </table:table-cell>
          <table:table-cell table:style-name="ce240" office:value-type="string">
            <text:p>N</text:p>
          </table:table-cell>
          <table:table-cell table:style-name="ce267" office:value-type="string">
            <text:p>N</text:p>
          </table:table-cell>
          <table:table-cell table:style-name="ce292" office:value-type="string">
            <text:p>N</text:p>
          </table:table-cell>
          <table:table-cell table:style-name="ce313" office:value-type="string">
            <text:p>N</text:p>
          </table:table-cell>
          <table:table-cell table:style-name="ce339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 office:value-type="string">
            <text:p>UMA</text:p>
          </table:table-cell>
          <table:table-cell table:style-name="ce10" office:value-type="string">
            <text:p>RDS&gt;EP Credentials</text:p>
          </table:table-cell>
          <table:table-cell table:style-name="ce24" office:value-type="string">
            <text:p>Y</text:p>
          </table:table-cell>
          <table:table-cell table:number-columns-repeated="2" table:style-name="ce17" office:value-type="string">
            <text:p>Y</text:p>
          </table:table-cell>
          <table:table-cell table:style-name="ce60" office:value-type="string">
            <text:p>Y</text:p>
          </table:table-cell>
          <table:table-cell table:number-columns-repeated="6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139" office:value-type="string">
            <text:p>Y</text:p>
          </table:table-cell>
          <table:table-cell table:number-columns-repeated="3" table:style-name="ce17" office:value-type="string">
            <text:p>Y</text:p>
          </table:table-cell>
          <table:table-cell table:style-name="ce158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80" office:value-type="string">
            <text:p>N</text:p>
          </table:table-cell>
          <table:table-cell table:style-name="ce200" office:value-type="string">
            <text:p>Y</text:p>
          </table:table-cell>
          <table:table-cell table:style-name="ce222" office:value-type="string">
            <text:p>N</text:p>
          </table:table-cell>
          <table:table-cell table:style-name="ce241" office:value-type="string">
            <text:p>N</text:p>
          </table:table-cell>
          <table:table-cell table:style-name="ce268" office:value-type="string">
            <text:p>N</text:p>
          </table:table-cell>
          <table:table-cell table:style-name="ce293" office:value-type="string">
            <text:p>N</text:p>
          </table:table-cell>
          <table:table-cell table:style-name="ce314" office:value-type="string">
            <text:p>N</text:p>
          </table:table-cell>
          <table:table-cell table:style-name="ce340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7" office:value-type="string">
            <text:p>Social News Desk </text:p>
          </table:table-cell>
          <table:table-cell table:style-name="ce10" office:value-type="string">
            <text:p>OKTA &gt; SND</text:p>
          </table:table-cell>
          <table:table-cell table:style-name="ce22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61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4" office:value-type="string">
            <text:p>N</text:p>
          </table:table-cell>
          <table:table-cell table:number-columns-repeated="2" table:style-name="ce17" office:value-type="string">
            <text:p>Y</text:p>
          </table:table-cell>
          <table:table-cell table:style-name="ce99" office:value-type="string">
            <text:p>Limited Access</text:p>
          </table:table-cell>
          <table:table-cell table:style-name="ce10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19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135" office:value-type="string">
            <text:p>N</text:p>
          </table:table-cell>
          <table:table-cell table:number-columns-repeated="3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80" office:value-type="string">
            <text:p>N</text:p>
          </table:table-cell>
          <table:table-cell table:style-name="ce201" office:value-type="string">
            <text:p>N</text:p>
          </table:table-cell>
          <table:table-cell table:style-name="ce223" office:value-type="string">
            <text:p>Y</text:p>
          </table:table-cell>
          <table:table-cell table:style-name="ce241" office:value-type="string">
            <text:p>N</text:p>
          </table:table-cell>
          <table:table-cell table:style-name="ce269" office:value-type="string">
            <text:p>N</text:p>
          </table:table-cell>
          <table:table-cell table:style-name="ce294" office:value-type="string">
            <text:p>N</text:p>
          </table:table-cell>
          <table:table-cell table:style-name="ce315" office:value-type="string">
            <text:p>N</text:p>
          </table:table-cell>
          <table:table-cell table:style-name="ce341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7" office:value-type="string">
            <text:p>GA360 &amp; Data Studio</text:p>
          </table:table-cell>
          <table:table-cell table:style-name="ce10" office:value-type="string">
            <text:p>OKTA</text:p>
          </table:table-cell>
          <table:table-cell table:style-name="ce17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4" office:value-type="string">
            <text:p>N</text:p>
          </table:table-cell>
          <table:table-cell table:number-columns-repeated="2" table:style-name="ce17" office:value-type="string">
            <text:p>Y</text:p>
          </table:table-cell>
          <table:table-cell table:style-name="ce100" office:value-type="string">
            <text:p>Limited Access</text:p>
          </table:table-cell>
          <table:table-cell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79" office:value-type="string">
            <text:p>Y</text:p>
          </table:table-cell>
          <table:table-cell table:number-columns-repeated="6"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80" office:value-type="string">
            <text:p>N</text:p>
          </table:table-cell>
          <table:table-cell table:style-name="ce202" office:value-type="string">
            <text:p>Y</text:p>
          </table:table-cell>
          <table:table-cell table:style-name="ce223" office:value-type="string">
            <text:p>Y</text:p>
          </table:table-cell>
          <table:table-cell table:style-name="ce242" office:value-type="string">
            <text:p>Y</text:p>
          </table:table-cell>
          <table:table-cell table:style-name="ce270" office:value-type="string">
            <text:p>N</text:p>
          </table:table-cell>
          <table:table-cell table:style-name="ce295" office:value-type="string">
            <text:p>N</text:p>
          </table:table-cell>
          <table:table-cell table:style-name="ce316" office:value-type="string">
            <text:p>N</text:p>
          </table:table-cell>
          <table:table-cell table:style-name="ce342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7" office:value-type="string">
            <text:p><text:s/>DTI and Naviga</text:p>
          </table:table-cell>
          <table:table-cell table:style-name="ce11" office:value-type="string">
            <text:p><text:a xlink:href="https://gmi.logonbox.com/app/portal/">https://gmi.logonbox.com/app/portal/</text:a></text:p>
          </table:table-cell>
          <table:table-cell table:number-columns-repeated="3" table:style-name="ce17" office:value-type="string">
            <text:p>Y</text:p>
          </table:table-cell>
          <table:table-cell table:style-name="ce63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74" office:value-type="string">
            <text:p>Limited Access</text:p>
          </table:table-cell>
          <table:table-cell table:number-columns-repeated="4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18" office:value-type="string">
            <text:p>Limited Access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number-columns-repeated="2" table:style-name="ce22" office:value-type="string">
            <text:p>N</text:p>
          </table:table-cell>
          <table:table-cell table:number-columns-repeated="4" table:style-name="ce17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81" office:value-type="string">
            <text:p>Y</text:p>
          </table:table-cell>
          <table:table-cell table:style-name="ce202" office:value-type="string">
            <text:p>Y</text:p>
          </table:table-cell>
          <table:table-cell table:style-name="ce223" office:value-type="string">
            <text:p>Y</text:p>
          </table:table-cell>
          <table:table-cell table:style-name="ce242" office:value-type="string">
            <text:p>Y</text:p>
          </table:table-cell>
          <table:table-cell table:style-name="ce271" office:value-type="string">
            <text:p>Y</text:p>
          </table:table-cell>
          <table:table-cell table:style-name="ce296" office:value-type="string">
            <text:p>Y</text:p>
          </table:table-cell>
          <table:table-cell table:style-name="ce317" office:value-type="string">
            <text:p>N</text:p>
          </table:table-cell>
          <table:table-cell table:style-name="ce343" office:value-type="string">
            <text:p>Y</text:p>
          </table:table-cell>
          <table:table-cell table:number-columns-repeated="988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7" office:value-type="string">
            <text:p>Parse.ly</text:p>
          </table:table-cell>
          <table:table-cell table:style-name="ce10" office:value-type="string">
            <text:p>OKTA&gt;chiclet</text:p>
          </table:table-cell>
          <table:table-cell table:style-name="ce17" office:value-type="string">
            <text:p>Y</text:p>
          </table:table-cell>
          <table:table-cell table:style-name="ce34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80" office:value-type="string">
            <text:p>Y</text:p>
          </table:table-cell>
          <table:table-cell table:number-columns-repeated="4" table:style-name="ce17" office:value-type="string">
            <text:p>Y</text:p>
          </table:table-cell>
          <table:table-cell table:number-columns-repeated="2" table:style-name="ce79" office:value-type="string">
            <text:p>Y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0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133" office:value-type="string">
            <text:p>Y</text:p>
          </table:table-cell>
          <table:table-cell table:style-name="ce79" office:value-type="string">
            <text:p>Y</text:p>
          </table:table-cell>
          <table:table-cell table:number-columns-repeated="6"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82" office:value-type="string">
            <text:p>Y</text:p>
          </table:table-cell>
          <table:table-cell table:style-name="ce202" office:value-type="string">
            <text:p>Y</text:p>
          </table:table-cell>
          <table:table-cell table:style-name="ce223" office:value-type="string">
            <text:p>Y</text:p>
          </table:table-cell>
          <table:table-cell table:style-name="ce242" office:value-type="string">
            <text:p>Y</text:p>
          </table:table-cell>
          <table:table-cell table:style-name="ce272" office:value-type="string">
            <text:p>N</text:p>
          </table:table-cell>
          <table:table-cell table:style-name="ce297" office:value-type="string">
            <text:p>N</text:p>
          </table:table-cell>
          <table:table-cell table:style-name="ce318" office:value-type="string">
            <text:p>N</text:p>
          </table:table-cell>
          <table:table-cell table:style-name="ce344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7" office:value-type="string">
            <text:p>MG2</text:p>
          </table:table-cell>
          <table:table-cell table:style-name="ce11" office:value-type="string">
            <text:p><text:a xlink:href="https://admin.mg2control.com/dashboard">https://admin.mg2control.com/dashboard</text:a></text:p>
          </table:table-cell>
          <table:table-cell table:style-name="ce23" office:value-type="string">
            <text:p>Y</text:p>
          </table:table-cell>
          <table:table-cell table:style-name="ce35" office:value-type="string">
            <text:p>Y</text:p>
          </table:table-cell>
          <table:table-cell table:style-name="ce17" office:value-type="string">
            <text:p>Y</text:p>
          </table:table-cell>
          <table:table-cell table:style-name="ce65" office:value-type="string">
            <text:p>Y</text:p>
          </table:table-cell>
          <table:table-cell table:style-name="ce71" office:value-type="string">
            <text:p>Limited Access</text:p>
          </table:table-cell>
          <table:table-cell table:style-name="ce80" office:value-type="string">
            <text:p>Y</text:p>
          </table:table-cell>
          <table:table-cell table:style-name="ce86" office:value-type="string">
            <text:p>N</text:p>
          </table:table-cell>
          <table:table-cell table:style-name="ce90" office:value-type="string">
            <text:p>Y</text:p>
          </table:table-cell>
          <table:table-cell table:style-name="ce101" office:value-type="string">
            <text:p>Limited Access</text:p>
          </table:table-cell>
          <table:table-cell table:style-name="ce17" office:value-type="string">
            <text:p>Y</text:p>
          </table:table-cell>
          <table:table-cell table:style-name="ce85" office:value-type="string">
            <text:p>N</text:p>
          </table:table-cell>
          <table:table-cell table:style-name="ce110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number-columns-repeated="2"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41" office:value-type="string">
            <text:p>Y</text:p>
          </table:table-cell>
          <table:table-cell table:style-name="ce145" office:value-type="string">
            <text:p>N</text:p>
          </table:table-cell>
          <table:table-cell table:style-name="ce154" office:value-type="string">
            <text:p>Limited Access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60" office:value-type="string">
            <text:p>Y</text:p>
          </table:table-cell>
          <table:table-cell table:style-name="ce180" office:value-type="string">
            <text:p>N</text:p>
          </table:table-cell>
          <table:table-cell table:style-name="ce203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41" office:value-type="string">
            <text:p>N</text:p>
          </table:table-cell>
          <table:table-cell table:style-name="ce273" office:value-type="string">
            <text:p>N</text:p>
          </table:table-cell>
          <table:table-cell table:style-name="ce298" office:value-type="string">
            <text:p>N</text:p>
          </table:table-cell>
          <table:table-cell table:style-name="ce319" office:value-type="string">
            <text:p>N</text:p>
          </table:table-cell>
          <table:table-cell table:style-name="ce345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7" office:value-type="string">
            <text:p>NCS</text:p>
          </table:table-cell>
          <table:table-cell table:style-name="ce10" office:value-type="string">
            <text:p>c</text:p>
          </table:table-cell>
          <table:table-cell table:style-name="ce23" office:value-type="string">
            <text:p>Y</text:p>
          </table:table-cell>
          <table:table-cell table:style-name="ce23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66" office:value-type="string">
            <text:p>Y</text:p>
          </table:table-cell>
          <table:table-cell table:style-name="ce70" office:value-type="string">
            <text:p>N</text:p>
          </table:table-cell>
          <table:table-cell table:style-name="ce80" office:value-type="string">
            <text:p>Y</text:p>
          </table:table-cell>
          <table:table-cell table:style-name="ce86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85" office:value-type="string">
            <text:p>N</text:p>
          </table:table-cell>
          <table:table-cell table:style-name="ce110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number-columns-repeated="2" table:style-name="ce22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41" office:value-type="string">
            <text:p>N</text:p>
          </table:table-cell>
          <table:table-cell table:style-name="ce148" office:value-type="string">
            <text:p>Y</text:p>
          </table:table-cell>
          <table:table-cell table:style-name="ce17" office:value-type="string">
            <text:p>Y</text:p>
          </table:table-cell>
          <table:table-cell table:number-columns-repeated="2"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80" office:value-type="string">
            <text:p>N</text:p>
          </table:table-cell>
          <table:table-cell table:style-name="ce204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41" office:value-type="string">
            <text:p>N</text:p>
          </table:table-cell>
          <table:table-cell table:style-name="ce274" office:value-type="string">
            <text:p>N</text:p>
          </table:table-cell>
          <table:table-cell table:style-name="ce299" office:value-type="string">
            <text:p>N</text:p>
          </table:table-cell>
          <table:table-cell table:style-name="ce320" office:value-type="string">
            <text:p>N</text:p>
          </table:table-cell>
          <table:table-cell table:style-name="ce346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7" office:value-type="string">
            <text:p>Crowd tangle</text:p>
          </table:table-cell>
          <table:table-cell table:style-name="ce10" office:value-type="string">
            <text:p>No</text:p>
          </table:table-cell>
          <table:table-cell table:number-columns-repeated="2" table:style-name="ce23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70" office:value-type="string">
            <text:p>N</text:p>
          </table:table-cell>
          <table:table-cell table:style-name="ce81" office:value-type="string">
            <text:p>Y</text:p>
          </table:table-cell>
          <table:table-cell table:style-name="ce86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91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110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117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119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style-name="ce135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9" office:value-type="string">
            <text:p>N</text:p>
          </table:table-cell>
          <table:table-cell table:style-name="ce151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80" office:value-type="string">
            <text:p>N</text:p>
          </table:table-cell>
          <table:table-cell table:style-name="ce20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41" office:value-type="string">
            <text:p>N</text:p>
          </table:table-cell>
          <table:table-cell table:style-name="ce275" office:value-type="string">
            <text:p>N</text:p>
          </table:table-cell>
          <table:table-cell table:style-name="ce300" office:value-type="string">
            <text:p>N</text:p>
          </table:table-cell>
          <table:table-cell table:style-name="ce321" office:value-type="string">
            <text:p>N</text:p>
          </table:table-cell>
          <table:table-cell table:style-name="ce347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8" office:value-type="string">
            <text:p>Citrix</text:p>
          </table:table-cell>
          <table:table-cell table:style-name="ce14" office:value-type="string">
            <text:p><text:a xlink:href="https://gmi-xen.newscyclecloud.com/Citrix/GMIWeb/">https://gmi-xen.newscyclecloud.com/Citrix/GMIWeb/</text:a></text:p>
          </table:table-cell>
          <table:table-cell table:number-columns-repeated="2" table:style-name="ce25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7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5" office:value-type="string">
            <text:p>N</text:p>
          </table:table-cell>
          <table:table-cell table:style-name="ce117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121" office:value-type="string">
            <text:p>N</text:p>
          </table:table-cell>
          <table:table-cell table:number-columns-repeated="2" table:style-name="ce92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2" office:value-type="string">
            <text:p>N</text:p>
          </table:table-cell>
          <table:table-cell table:style-name="ce150" office:value-type="string">
            <text:p>N</text:p>
          </table:table-cell>
          <table:table-cell table:style-name="ce155" office:value-type="string">
            <text:p>N</text:p>
          </table:table-cell>
          <table:table-cell table:number-columns-repeated="2" table:style-name="ce92" office:value-type="string">
            <text:p>N</text:p>
          </table:table-cell>
          <table:table-cell table:style-name="ce166" office:value-type="string">
            <text:p>N</text:p>
          </table:table-cell>
          <table:table-cell table:style-name="ce180" office:value-type="string">
            <text:p>N</text:p>
          </table:table-cell>
          <table:table-cell table:style-name="ce206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41" office:value-type="string">
            <text:p>N</text:p>
          </table:table-cell>
          <table:table-cell table:style-name="ce276" office:value-type="string">
            <text:p>N</text:p>
          </table:table-cell>
          <table:table-cell table:style-name="ce300" office:value-type="string">
            <text:p>N</text:p>
          </table:table-cell>
          <table:table-cell table:style-name="ce322" office:value-type="string">
            <text:p>N</text:p>
          </table:table-cell>
          <table:table-cell table:style-name="ce348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8" office:value-type="string">
            <text:p>Sumo Logic</text:p>
          </table:table-cell>
          <table:table-cell table:style-name="ce5" office:value-type="string">
            <text:p>OKTA</text:p>
          </table:table-cell>
          <table:table-cell table:number-columns-repeated="33" table:style-name="ce26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7" office:value-type="string">
            <text:p>Mimecast</text:p>
          </table:table-cell>
          <table:table-cell table:style-name="ce6" office:value-type="string">
            <text:p>OKTA</text:p>
          </table:table-cell>
          <table:table-cell table:number-columns-repeated="33" table:style-name="ce26" office:value-type="string">
            <text:p>N</text:p>
          </table:table-cell>
          <table:table-cell table:number-columns-repeated="988"/>
        </table:table-row>
        <table:table-row table:style-name="ro3">
          <table:table-cell table:style-name="ce5" office:value-type="float" office:value="38">
            <text:p>38</text:p>
          </table:table-cell>
          <table:table-cell table:style-name="ce7" office:value-type="string">
            <text:p>Formstack</text:p>
          </table:table-cell>
          <table:table-cell table:style-name="ce15" office:value-type="string">
            <text:p><text:s text:c="36"/>OKTA</text:p>
          </table:table-cell>
          <table:table-cell table:number-columns-repeated="7" table:style-name="ce26" office:value-type="string">
            <text:p>N</text:p>
          </table:table-cell>
          <table:table-cell table:style-name="ce93" office:value-type="string">
            <text:p>Y</text:p>
          </table:table-cell>
          <table:table-cell table:number-columns-repeated="25" table:style-name="ce26" office:value-type="string">
            <text:p>N</text:p>
          </table:table-cell>
          <table:table-cell table:number-columns-repeated="988"/>
        </table:table-row>
        <table:table-row table:style-name="ro4">
          <table:table-cell table:style-name="ce6" office:value-type="float" office:value="39">
            <text:p>39</text:p>
          </table:table-cell>
          <table:table-cell table:style-name="ce7" office:value-type="string">
            <text:p>Presto Suite</text:p>
          </table:table-cell>
          <table:table-cell table:style-name="ce16"/>
          <table:table-cell table:number-columns-repeated="33" table:style-name="ce27" office:value-type="string">
            <text:p>N</text:p>
          </table:table-cell>
          <table:table-cell table:number-columns-repeated="988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Application Access Validation'.$A$1" table:cell-range-address="$'Application Access Validation'.$A$1:.$AB$36"/>
        </table:named-expressions>
      </table:table>
      <table:table table:name="Pending Task" table:style-name="ta2" table:print="false"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28" table:number-columns-repeated="1021" table:default-cell-style-name="Excel_20_Built-in_20_Normal"/>
        <table:table-row table:style-name="ro5">
          <table:table-cell table:style-name="ce351" office:value-type="string">
            <text:p>Gannett ID</text:p>
          </table:table-cell>
          <table:table-cell table:style-name="ce351" office:value-type="string">
            <text:p>Application</text:p>
          </table:table-cell>
          <table:table-cell table:style-name="ce351" office:value-type="string">
            <text:p>Remarks 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RAhmed@gannett.com">RAhmed@gannett.com</text:a></text:p>
          </table:table-cell>
          <table:table-cell table:style-name="ce16"/>
          <table:table-cell table:style-name="ce16" office:value-type="string">
            <text:p>Dont have access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PChauhan1@gannett.com">PChauhan1@gannett.com</text:a></text:p>
          </table:table-cell>
          <table:table-cell table:style-name="ce16" office:value-type="string">
            <text:p>ECS </text:p>
          </table:table-cell>
          <table:table-cell table:style-name="ce16" office:value-type="string">
            <text:p>Account does not Exist.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IAli1@gannett.com">IAli1@gannett.com</text:a></text:p>
          </table:table-cell>
          <table:table-cell table:style-name="ce16" office:value-type="string">
            <text:p>ECS </text:p>
          </table:table-cell>
          <table:table-cell table:style-name="ce16" office:value-type="string">
            <text:p>No Access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IAli1@gannett.com">IAli1@gannett.com</text:a></text:p>
          </table:table-cell>
          <table:table-cell table:style-name="ce16" office:value-type="string">
            <text:p>ACA</text:p>
          </table:table-cell>
          <table:table-cell table:style-name="ce16" office:value-type="string">
            <text:p>Limited access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IAli1@gannett.com">IAli1@gannett.com</text:a></text:p>
          </table:table-cell>
          <table:table-cell table:style-name="ce16" office:value-type="string">
            <text:p>Google DFP</text:p>
          </table:table-cell>
          <table:table-cell table:style-name="ce16" office:value-type="string">
            <text:p>No Access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IAli1@gannett.com">IAli1@gannett.com</text:a></text:p>
          </table:table-cell>
          <table:table-cell table:style-name="ce16" office:value-type="string">
            <text:p>Google Adwords</text:p>
          </table:table-cell>
          <table:table-cell table:style-name="ce16" office:value-type="string">
            <text:p>No Access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IAli1@gannett.com">IAli1@gannett.com</text:a></text:p>
          </table:table-cell>
          <table:table-cell table:style-name="ce16" office:value-type="string">
            <text:p>Simpli.fi</text:p>
          </table:table-cell>
          <table:table-cell table:style-name="ce16" office:value-type="string">
            <text:p>Account does not Exist.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IAli1@gannett.com">IAli1@gannett.com</text:a></text:p>
          </table:table-cell>
          <table:table-cell table:style-name="ce16" office:value-type="string">
            <text:p>MG2</text:p>
          </table:table-cell>
          <table:table-cell table:style-name="ce16" office:value-type="string">
            <text:p>No Access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IAli1@gannett.com">IAli1@gannett.com</text:a></text:p>
          </table:table-cell>
          <table:table-cell office:value-type="string">
            <text:p>TCA</text:p>
          </table:table-cell>
          <table:table-cell office:value-type="string">
            <text:p>No Access</text:p>
          </table:table-cell>
          <table:table-cell table:number-columns-repeated="1021"/>
        </table:table-row>
        <table:table-row table:style-name="ro3">
          <table:table-cell table:style-name="ce352" office:value-type="string">
            <text:p><text:a xlink:href="mailto:IAli1@gannett.com">IAli1@gannett.com</text:a></text:p>
          </table:table-cell>
          <table:table-cell office:value-type="string">
            <text:p>Bomgar</text:p>
          </table:table-cell>
          <table:table-cell office:value-type="string">
            <text:p>No Access</text:p>
          </table:table-cell>
          <table:table-cell table:number-columns-repeated="1021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Application Access Validation'.A1:'Application Access Validation'.AB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-Apple-System" svg:font-family="-Apple-System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min-integer-digits="1"/>
      <number:text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728" style:display-name="ConditionalStyle_728" style:family="table-cell" style:parent-style-name="Default">
      <style:table-cell-properties fo:background-color="#ffeb9c"/>
      <style:text-properties fo:color="#9c5700"/>
    </style:style>
    <style:style style:name="ConditionalStyle_5f_727" style:display-name="ConditionalStyle_727" style:family="table-cell" style:parent-style-name="Default">
      <style:table-cell-properties fo:background-color="#c6efce"/>
      <style:text-properties fo:color="#006100"/>
    </style:style>
    <style:style style:name="ConditionalStyle_5f_726" style:display-name="ConditionalStyle_726" style:family="table-cell" style:parent-style-name="Default">
      <style:table-cell-properties fo:background-color="#ffc7ce"/>
      <style:text-properties fo:color="#9c0006"/>
    </style:style>
    <style:style style:name="ConditionalStyle_5f_725" style:display-name="ConditionalStyle_725" style:family="table-cell" style:parent-style-name="Default">
      <style:table-cell-properties fo:background-color="#00b0f0"/>
    </style:style>
    <style:style style:name="ConditionalStyle_5f_724" style:display-name="ConditionalStyle_724" style:family="table-cell" style:parent-style-name="Default">
      <style:table-cell-properties fo:background-color="#ffeb9c"/>
      <style:text-properties fo:color="#9c5700"/>
    </style:style>
    <style:style style:name="ConditionalStyle_5f_723" style:display-name="ConditionalStyle_723" style:family="table-cell" style:parent-style-name="Default">
      <style:table-cell-properties fo:background-color="#00b0f0"/>
    </style:style>
    <style:style style:name="ConditionalStyle_5f_722" style:display-name="ConditionalStyle_722" style:family="table-cell" style:parent-style-name="Default">
      <style:table-cell-properties fo:background-color="#c6efce"/>
      <style:text-properties fo:color="#006100"/>
    </style:style>
    <style:style style:name="ConditionalStyle_5f_721" style:display-name="ConditionalStyle_721" style:family="table-cell" style:parent-style-name="Default">
      <style:table-cell-properties fo:background-color="#ffc7ce"/>
      <style:text-properties fo:color="#9c0006"/>
    </style:style>
    <style:style style:name="ConditionalStyle_5f_720" style:display-name="ConditionalStyle_720" style:family="table-cell" style:parent-style-name="Default">
      <style:table-cell-properties fo:background-color="#ffeb9c"/>
      <style:text-properties fo:color="#9c5700"/>
    </style:style>
    <style:style style:name="ConditionalStyle_5f_719" style:display-name="ConditionalStyle_719" style:family="table-cell" style:parent-style-name="Default">
      <style:table-cell-properties fo:background-color="#ffeb9c"/>
      <style:text-properties fo:color="#9c5700"/>
    </style:style>
    <style:style style:name="ConditionalStyle_5f_718" style:display-name="ConditionalStyle_718" style:family="table-cell" style:parent-style-name="Default">
      <style:table-cell-properties fo:background-color="#ffeb9c"/>
      <style:text-properties fo:color="#9c5700"/>
    </style:style>
    <style:style style:name="ConditionalStyle_5f_717" style:display-name="ConditionalStyle_717" style:family="table-cell" style:parent-style-name="Default">
      <style:table-cell-properties fo:background-color="#c6efce"/>
      <style:text-properties fo:color="#006100"/>
    </style:style>
    <style:style style:name="ConditionalStyle_5f_716" style:display-name="ConditionalStyle_716" style:family="table-cell" style:parent-style-name="Default">
      <style:table-cell-properties fo:background-color="#ffc7ce"/>
      <style:text-properties fo:color="#9c0006"/>
    </style:style>
    <style:style style:name="ConditionalStyle_5f_715" style:display-name="ConditionalStyle_715" style:family="table-cell" style:parent-style-name="Default">
      <style:table-cell-properties fo:background-color="#00b0f0"/>
    </style:style>
    <style:style style:name="ConditionalStyle_5f_714" style:display-name="ConditionalStyle_714" style:family="table-cell" style:parent-style-name="Default">
      <style:table-cell-properties fo:background-color="#ffeb9c"/>
      <style:text-properties fo:color="#9c5700"/>
    </style:style>
    <style:style style:name="ConditionalStyle_5f_713" style:display-name="ConditionalStyle_713" style:family="table-cell" style:parent-style-name="Default">
      <style:table-cell-properties fo:background-color="#ffeb9c"/>
      <style:text-properties fo:color="#9c5700"/>
    </style:style>
    <style:style style:name="ConditionalStyle_5f_712" style:display-name="ConditionalStyle_712" style:family="table-cell" style:parent-style-name="Default">
      <style:table-cell-properties fo:background-color="#ffeb9c"/>
      <style:text-properties fo:color="#9c5700"/>
    </style:style>
    <style:style style:name="ConditionalStyle_5f_711" style:display-name="ConditionalStyle_711" style:family="table-cell" style:parent-style-name="Default">
      <style:table-cell-properties fo:background-color="#00b0f0"/>
    </style:style>
    <style:style style:name="ConditionalStyle_5f_710" style:display-name="ConditionalStyle_710" style:family="table-cell" style:parent-style-name="Default">
      <style:table-cell-properties fo:background-color="#c6efce"/>
      <style:text-properties fo:color="#006100"/>
    </style:style>
    <style:style style:name="ConditionalStyle_5f_709" style:display-name="ConditionalStyle_709" style:family="table-cell" style:parent-style-name="Default">
      <style:table-cell-properties fo:background-color="#ffc7ce"/>
      <style:text-properties fo:color="#9c0006"/>
    </style:style>
    <style:style style:name="ConditionalStyle_5f_708" style:display-name="ConditionalStyle_708" style:family="table-cell" style:parent-style-name="Default">
      <style:table-cell-properties fo:background-color="#ffeb9c"/>
      <style:text-properties fo:color="#9c5700"/>
    </style:style>
    <style:style style:name="ConditionalStyle_5f_707" style:display-name="ConditionalStyle_707" style:family="table-cell" style:parent-style-name="Default">
      <style:table-cell-properties fo:background-color="#00b0f0"/>
    </style:style>
    <style:style style:name="ConditionalStyle_5f_706" style:display-name="ConditionalStyle_706" style:family="table-cell" style:parent-style-name="Default">
      <style:table-cell-properties fo:background-color="#c6efce"/>
      <style:text-properties fo:color="#006100"/>
    </style:style>
    <style:style style:name="ConditionalStyle_5f_705" style:display-name="ConditionalStyle_705" style:family="table-cell" style:parent-style-name="Default">
      <style:table-cell-properties fo:background-color="#ffc7ce"/>
      <style:text-properties fo:color="#9c0006"/>
    </style:style>
    <style:style style:name="ConditionalStyle_5f_704" style:display-name="ConditionalStyle_704" style:family="table-cell" style:parent-style-name="Default">
      <style:table-cell-properties fo:background-color="#ffeb9c"/>
      <style:text-properties fo:color="#9c5700"/>
    </style:style>
    <style:style style:name="ConditionalStyle_5f_703" style:display-name="ConditionalStyle_703" style:family="table-cell" style:parent-style-name="Default">
      <style:table-cell-properties fo:background-color="#c6efce"/>
      <style:text-properties fo:color="#006100"/>
    </style:style>
    <style:style style:name="ConditionalStyle_5f_702" style:display-name="ConditionalStyle_702" style:family="table-cell" style:parent-style-name="Default">
      <style:table-cell-properties fo:background-color="#ffc7ce"/>
      <style:text-properties fo:color="#9c0006"/>
    </style:style>
    <style:style style:name="ConditionalStyle_5f_701" style:display-name="ConditionalStyle_701" style:family="table-cell" style:parent-style-name="Default">
      <style:table-cell-properties fo:background-color="#00b0f0"/>
    </style:style>
    <style:style style:name="ConditionalStyle_5f_700" style:display-name="ConditionalStyle_700" style:family="table-cell" style:parent-style-name="Default">
      <style:table-cell-properties fo:background-color="#ffeb9c"/>
      <style:text-properties fo:color="#9c5700"/>
    </style:style>
    <style:style style:name="ConditionalStyle_5f_699" style:display-name="ConditionalStyle_699" style:family="table-cell" style:parent-style-name="Default">
      <style:table-cell-properties fo:background-color="#c6efce"/>
      <style:text-properties fo:color="#006100"/>
    </style:style>
    <style:style style:name="ConditionalStyle_5f_698" style:display-name="ConditionalStyle_698" style:family="table-cell" style:parent-style-name="Default">
      <style:table-cell-properties fo:background-color="#ffc7ce"/>
      <style:text-properties fo:color="#9c0006"/>
    </style:style>
    <style:style style:name="ConditionalStyle_5f_697" style:display-name="ConditionalStyle_697" style:family="table-cell" style:parent-style-name="Default">
      <style:table-cell-properties fo:background-color="#00b0f0"/>
    </style:style>
    <style:style style:name="ConditionalStyle_5f_696" style:display-name="ConditionalStyle_696" style:family="table-cell" style:parent-style-name="Default">
      <style:table-cell-properties fo:background-color="#ffeb9c"/>
      <style:text-properties fo:color="#9c5700"/>
    </style:style>
    <style:style style:name="ConditionalStyle_5f_695" style:display-name="ConditionalStyle_695" style:family="table-cell" style:parent-style-name="Default">
      <style:table-cell-properties fo:background-color="#ffeb9c"/>
      <style:text-properties fo:color="#9c5700"/>
    </style:style>
    <style:style style:name="ConditionalStyle_5f_694" style:display-name="ConditionalStyle_694" style:family="table-cell" style:parent-style-name="Default">
      <style:table-cell-properties fo:background-color="#c6efce"/>
      <style:text-properties fo:color="#006100"/>
    </style:style>
    <style:style style:name="ConditionalStyle_5f_693" style:display-name="ConditionalStyle_693" style:family="table-cell" style:parent-style-name="Default">
      <style:table-cell-properties fo:background-color="#ffc7ce"/>
      <style:text-properties fo:color="#9c0006"/>
    </style:style>
    <style:style style:name="ConditionalStyle_5f_692" style:display-name="ConditionalStyle_692" style:family="table-cell" style:parent-style-name="Default">
      <style:table-cell-properties fo:background-color="#ffeb9c"/>
      <style:text-properties fo:color="#9c5700"/>
    </style:style>
    <style:style style:name="ConditionalStyle_5f_691" style:display-name="ConditionalStyle_691" style:family="table-cell" style:parent-style-name="Default">
      <style:table-cell-properties fo:background-color="#00b0f0"/>
    </style:style>
    <style:style style:name="ConditionalStyle_5f_690" style:display-name="ConditionalStyle_690" style:family="table-cell" style:parent-style-name="Default">
      <style:table-cell-properties fo:background-color="#c6efce"/>
      <style:text-properties fo:color="#006100"/>
    </style:style>
    <style:style style:name="ConditionalStyle_5f_689" style:display-name="ConditionalStyle_689" style:family="table-cell" style:parent-style-name="Default">
      <style:table-cell-properties fo:background-color="#ffc7ce"/>
      <style:text-properties fo:color="#9c0006"/>
    </style:style>
    <style:style style:name="ConditionalStyle_5f_688" style:display-name="ConditionalStyle_688" style:family="table-cell" style:parent-style-name="Default">
      <style:table-cell-properties fo:background-color="#ffeb9c"/>
      <style:text-properties fo:color="#9c5700"/>
    </style:style>
    <style:style style:name="ConditionalStyle_5f_687" style:display-name="ConditionalStyle_687" style:family="table-cell" style:parent-style-name="Default">
      <style:table-cell-properties fo:background-color="#c6efce"/>
      <style:text-properties fo:color="#006100"/>
    </style:style>
    <style:style style:name="ConditionalStyle_5f_686" style:display-name="ConditionalStyle_686" style:family="table-cell" style:parent-style-name="Default">
      <style:table-cell-properties fo:background-color="#ffc7ce"/>
      <style:text-properties fo:color="#9c0006"/>
    </style:style>
    <style:style style:name="ConditionalStyle_5f_685" style:display-name="ConditionalStyle_685" style:family="table-cell" style:parent-style-name="Default">
      <style:table-cell-properties fo:background-color="#00b0f0"/>
    </style:style>
    <style:style style:name="ConditionalStyle_5f_684" style:display-name="ConditionalStyle_684" style:family="table-cell" style:parent-style-name="Default">
      <style:table-cell-properties fo:background-color="#c6efce"/>
      <style:text-properties fo:color="#006100"/>
    </style:style>
    <style:style style:name="ConditionalStyle_5f_683" style:display-name="ConditionalStyle_683" style:family="table-cell" style:parent-style-name="Default">
      <style:table-cell-properties fo:background-color="#ffc7ce"/>
      <style:text-properties fo:color="#9c0006"/>
    </style:style>
    <style:style style:name="ConditionalStyle_5f_682" style:display-name="ConditionalStyle_682" style:family="table-cell" style:parent-style-name="Default">
      <style:table-cell-properties fo:background-color="#ffeb9c"/>
      <style:text-properties fo:color="#9c5700"/>
    </style:style>
    <style:style style:name="ConditionalStyle_5f_681" style:display-name="ConditionalStyle_681" style:family="table-cell" style:parent-style-name="Default">
      <style:table-cell-properties fo:background-color="#00b0f0"/>
    </style:style>
    <style:style style:name="ConditionalStyle_5f_680" style:display-name="ConditionalStyle_680" style:family="table-cell" style:parent-style-name="Default">
      <style:table-cell-properties fo:background-color="#c6efce"/>
      <style:text-properties fo:color="#006100"/>
    </style:style>
    <style:style style:name="ConditionalStyle_5f_679" style:display-name="ConditionalStyle_679" style:family="table-cell" style:parent-style-name="Default">
      <style:table-cell-properties fo:background-color="#ffc7ce"/>
      <style:text-properties fo:color="#9c0006"/>
    </style:style>
    <style:style style:name="ConditionalStyle_5f_678" style:display-name="ConditionalStyle_678" style:family="table-cell" style:parent-style-name="Default">
      <style:table-cell-properties fo:background-color="#00b0f0"/>
    </style:style>
    <style:style style:name="ConditionalStyle_5f_677" style:display-name="ConditionalStyle_677" style:family="table-cell" style:parent-style-name="Default">
      <style:table-cell-properties fo:background-color="#c6efce"/>
      <style:text-properties fo:color="#006100"/>
    </style:style>
    <style:style style:name="ConditionalStyle_5f_676" style:display-name="ConditionalStyle_676" style:family="table-cell" style:parent-style-name="Default">
      <style:table-cell-properties fo:background-color="#ffc7ce"/>
      <style:text-properties fo:color="#9c0006"/>
    </style:style>
    <style:style style:name="ConditionalStyle_5f_675" style:display-name="ConditionalStyle_675" style:family="table-cell" style:parent-style-name="Default">
      <style:table-cell-properties fo:background-color="#ffeb9c"/>
      <style:text-properties fo:color="#9c5700"/>
    </style:style>
    <style:style style:name="ConditionalStyle_5f_674" style:display-name="ConditionalStyle_674" style:family="table-cell" style:parent-style-name="Default">
      <style:table-cell-properties fo:background-color="#00b0f0"/>
    </style:style>
    <style:style style:name="ConditionalStyle_5f_673" style:display-name="ConditionalStyle_673" style:family="table-cell" style:parent-style-name="Default">
      <style:table-cell-properties fo:background-color="#c6efce"/>
      <style:text-properties fo:color="#006100"/>
    </style:style>
    <style:style style:name="ConditionalStyle_5f_672" style:display-name="ConditionalStyle_672" style:family="table-cell" style:parent-style-name="Default">
      <style:table-cell-properties fo:background-color="#ffc7ce"/>
      <style:text-properties fo:color="#9c0006"/>
    </style:style>
    <style:style style:name="ConditionalStyle_5f_671" style:display-name="ConditionalStyle_671" style:family="table-cell" style:parent-style-name="Default">
      <style:table-cell-properties fo:background-color="#ffeb9c"/>
      <style:text-properties fo:color="#9c5700"/>
    </style:style>
    <style:style style:name="ConditionalStyle_5f_670" style:display-name="ConditionalStyle_670" style:family="table-cell" style:parent-style-name="Default">
      <style:table-cell-properties fo:background-color="#00b0f0"/>
    </style:style>
    <style:style style:name="ConditionalStyle_5f_669" style:display-name="ConditionalStyle_669" style:family="table-cell" style:parent-style-name="Default">
      <style:table-cell-properties fo:background-color="#c6efce"/>
      <style:text-properties fo:color="#006100"/>
    </style:style>
    <style:style style:name="ConditionalStyle_5f_668" style:display-name="ConditionalStyle_668" style:family="table-cell" style:parent-style-name="Default">
      <style:table-cell-properties fo:background-color="#ffc7ce"/>
      <style:text-properties fo:color="#9c0006"/>
    </style:style>
    <style:style style:name="ConditionalStyle_5f_667" style:display-name="ConditionalStyle_667" style:family="table-cell" style:parent-style-name="Default">
      <style:table-cell-properties fo:background-color="#ffeb9c"/>
      <style:text-properties fo:color="#9c5700"/>
    </style:style>
    <style:style style:name="ConditionalStyle_5f_666" style:display-name="ConditionalStyle_666" style:family="table-cell" style:parent-style-name="Default">
      <style:table-cell-properties fo:background-color="#c6efce"/>
      <style:text-properties fo:color="#006100"/>
    </style:style>
    <style:style style:name="ConditionalStyle_5f_665" style:display-name="ConditionalStyle_665" style:family="table-cell" style:parent-style-name="Default">
      <style:table-cell-properties fo:background-color="#ffc7ce"/>
      <style:text-properties fo:color="#9c0006"/>
    </style:style>
    <style:style style:name="ConditionalStyle_5f_664" style:display-name="ConditionalStyle_664" style:family="table-cell" style:parent-style-name="Default">
      <style:table-cell-properties fo:background-color="#00b0f0"/>
    </style:style>
    <style:style style:name="ConditionalStyle_5f_663" style:display-name="ConditionalStyle_663" style:family="table-cell" style:parent-style-name="Default">
      <style:table-cell-properties fo:background-color="#ffeb9c"/>
      <style:text-properties fo:color="#9c5700"/>
    </style:style>
    <style:style style:name="ConditionalStyle_5f_662" style:display-name="ConditionalStyle_662" style:family="table-cell" style:parent-style-name="Default">
      <style:table-cell-properties fo:background-color="#00b0f0"/>
    </style:style>
    <style:style style:name="ConditionalStyle_5f_661" style:display-name="ConditionalStyle_661" style:family="table-cell" style:parent-style-name="Default">
      <style:table-cell-properties fo:background-color="#c6efce"/>
      <style:text-properties fo:color="#006100"/>
    </style:style>
    <style:style style:name="ConditionalStyle_5f_660" style:display-name="ConditionalStyle_660" style:family="table-cell" style:parent-style-name="Default">
      <style:table-cell-properties fo:background-color="#ffc7ce"/>
      <style:text-properties fo:color="#9c0006"/>
    </style:style>
    <style:style style:name="ConditionalStyle_5f_659" style:display-name="ConditionalStyle_659" style:family="table-cell" style:parent-style-name="Default">
      <style:table-cell-properties fo:background-color="#ffeb9c"/>
      <style:text-properties fo:color="#9c5700"/>
    </style:style>
    <style:style style:name="ConditionalStyle_5f_658" style:display-name="ConditionalStyle_658" style:family="table-cell" style:parent-style-name="Default">
      <style:table-cell-properties fo:background-color="#ffeb9c"/>
      <style:text-properties fo:color="#9c5700"/>
    </style:style>
    <style:style style:name="ConditionalStyle_5f_657" style:display-name="ConditionalStyle_657" style:family="table-cell" style:parent-style-name="Default">
      <style:table-cell-properties fo:background-color="#c6efce"/>
      <style:text-properties fo:color="#006100"/>
    </style:style>
    <style:style style:name="ConditionalStyle_5f_656" style:display-name="ConditionalStyle_656" style:family="table-cell" style:parent-style-name="Default">
      <style:table-cell-properties fo:background-color="#ffc7ce"/>
      <style:text-properties fo:color="#9c0006"/>
    </style:style>
    <style:style style:name="ConditionalStyle_5f_655" style:display-name="ConditionalStyle_655" style:family="table-cell" style:parent-style-name="Default">
      <style:table-cell-properties fo:background-color="#00b0f0"/>
    </style:style>
    <style:style style:name="ConditionalStyle_5f_654" style:display-name="ConditionalStyle_654" style:family="table-cell" style:parent-style-name="Default">
      <style:table-cell-properties fo:background-color="#ffeb9c"/>
      <style:text-properties fo:color="#9c5700"/>
    </style:style>
    <style:style style:name="ConditionalStyle_5f_653" style:display-name="ConditionalStyle_653" style:family="table-cell" style:parent-style-name="Default">
      <style:table-cell-properties fo:background-color="#00b0f0"/>
    </style:style>
    <style:style style:name="ConditionalStyle_5f_652" style:display-name="ConditionalStyle_652" style:family="table-cell" style:parent-style-name="Default">
      <style:table-cell-properties fo:background-color="#c6efce"/>
      <style:text-properties fo:color="#006100"/>
    </style:style>
    <style:style style:name="ConditionalStyle_5f_651" style:display-name="ConditionalStyle_651" style:family="table-cell" style:parent-style-name="Default">
      <style:table-cell-properties fo:background-color="#ffc7ce"/>
      <style:text-properties fo:color="#9c0006"/>
    </style:style>
    <style:style style:name="ConditionalStyle_5f_650" style:display-name="ConditionalStyle_650" style:family="table-cell" style:parent-style-name="Default">
      <style:table-cell-properties fo:background-color="#ffeb9c"/>
      <style:text-properties fo:color="#9c5700"/>
    </style:style>
    <style:style style:name="ConditionalStyle_5f_649" style:display-name="ConditionalStyle_649" style:family="table-cell" style:parent-style-name="Default">
      <style:table-cell-properties fo:background-color="#ffeb9c"/>
      <style:text-properties fo:color="#9c5700"/>
    </style:style>
    <style:style style:name="ConditionalStyle_5f_648" style:display-name="ConditionalStyle_648" style:family="table-cell" style:parent-style-name="Default">
      <style:table-cell-properties fo:background-color="#00b0f0"/>
    </style:style>
    <style:style style:name="ConditionalStyle_5f_647" style:display-name="ConditionalStyle_647" style:family="table-cell" style:parent-style-name="Default">
      <style:table-cell-properties fo:background-color="#c6efce"/>
      <style:text-properties fo:color="#006100"/>
    </style:style>
    <style:style style:name="ConditionalStyle_5f_646" style:display-name="ConditionalStyle_646" style:family="table-cell" style:parent-style-name="Default">
      <style:table-cell-properties fo:background-color="#ffc7ce"/>
      <style:text-properties fo:color="#9c0006"/>
    </style:style>
    <style:style style:name="ConditionalStyle_5f_645" style:display-name="ConditionalStyle_645" style:family="table-cell" style:parent-style-name="Default">
      <style:table-cell-properties fo:background-color="#ffeb9c"/>
      <style:text-properties fo:color="#9c5700"/>
    </style:style>
    <style:style style:name="ConditionalStyle_5f_644" style:display-name="ConditionalStyle_644" style:family="table-cell" style:parent-style-name="Default">
      <style:table-cell-properties fo:background-color="#00b0f0"/>
    </style:style>
    <style:style style:name="ConditionalStyle_5f_643" style:display-name="ConditionalStyle_643" style:family="table-cell" style:parent-style-name="Default">
      <style:table-cell-properties fo:background-color="#c6efce"/>
      <style:text-properties fo:color="#006100"/>
    </style:style>
    <style:style style:name="ConditionalStyle_5f_642" style:display-name="ConditionalStyle_642" style:family="table-cell" style:parent-style-name="Default">
      <style:table-cell-properties fo:background-color="#ffc7ce"/>
      <style:text-properties fo:color="#9c0006"/>
    </style:style>
    <style:style style:name="ConditionalStyle_5f_641" style:display-name="ConditionalStyle_641" style:family="table-cell" style:parent-style-name="Default">
      <style:table-cell-properties fo:background-color="#ffeb9c"/>
      <style:text-properties fo:color="#9c5700"/>
    </style:style>
    <style:style style:name="ConditionalStyle_5f_640" style:display-name="ConditionalStyle_640" style:family="table-cell" style:parent-style-name="Default">
      <style:table-cell-properties fo:background-color="#ffeb9c"/>
      <style:text-properties fo:color="#9c5700"/>
    </style:style>
    <style:style style:name="ConditionalStyle_5f_639" style:display-name="ConditionalStyle_639" style:family="table-cell" style:parent-style-name="Default">
      <style:table-cell-properties fo:background-color="#00b0f0"/>
    </style:style>
    <style:style style:name="ConditionalStyle_5f_638" style:display-name="ConditionalStyle_638" style:family="table-cell" style:parent-style-name="Default">
      <style:table-cell-properties fo:background-color="#c6efce"/>
      <style:text-properties fo:color="#006100"/>
    </style:style>
    <style:style style:name="ConditionalStyle_5f_637" style:display-name="ConditionalStyle_637" style:family="table-cell" style:parent-style-name="Default">
      <style:table-cell-properties fo:background-color="#ffc7ce"/>
      <style:text-properties fo:color="#9c0006"/>
    </style:style>
    <style:style style:name="ConditionalStyle_5f_636" style:display-name="ConditionalStyle_636" style:family="table-cell" style:parent-style-name="Default">
      <style:table-cell-properties fo:background-color="#00b0f0"/>
    </style:style>
    <style:style style:name="ConditionalStyle_5f_635" style:display-name="ConditionalStyle_635" style:family="table-cell" style:parent-style-name="Default">
      <style:table-cell-properties fo:background-color="#c6efce"/>
      <style:text-properties fo:color="#006100"/>
    </style:style>
    <style:style style:name="ConditionalStyle_5f_634" style:display-name="ConditionalStyle_634" style:family="table-cell" style:parent-style-name="Default">
      <style:table-cell-properties fo:background-color="#ffc7ce"/>
      <style:text-properties fo:color="#9c0006"/>
    </style:style>
    <style:style style:name="ConditionalStyle_5f_633" style:display-name="ConditionalStyle_633" style:family="table-cell" style:parent-style-name="Default">
      <style:table-cell-properties fo:background-color="#ffeb9c"/>
      <style:text-properties fo:color="#9c5700"/>
    </style:style>
    <style:style style:name="ConditionalStyle_5f_632" style:display-name="ConditionalStyle_632" style:family="table-cell" style:parent-style-name="Default">
      <style:table-cell-properties fo:background-color="#00b0f0"/>
    </style:style>
    <style:style style:name="ConditionalStyle_5f_631" style:display-name="ConditionalStyle_631" style:family="table-cell" style:parent-style-name="Default">
      <style:table-cell-properties fo:background-color="#c6efce"/>
      <style:text-properties fo:color="#006100"/>
    </style:style>
    <style:style style:name="ConditionalStyle_5f_630" style:display-name="ConditionalStyle_630" style:family="table-cell" style:parent-style-name="Default">
      <style:table-cell-properties fo:background-color="#ffc7ce"/>
      <style:text-properties fo:color="#9c0006"/>
    </style:style>
    <style:style style:name="ConditionalStyle_5f_629" style:display-name="ConditionalStyle_629" style:family="table-cell" style:parent-style-name="Default">
      <style:table-cell-properties fo:background-color="#ffeb9c"/>
      <style:text-properties fo:color="#9c5700"/>
    </style:style>
    <style:style style:name="ConditionalStyle_5f_628" style:display-name="ConditionalStyle_628" style:family="table-cell" style:parent-style-name="Default">
      <style:table-cell-properties fo:background-color="#c6efce"/>
      <style:text-properties fo:color="#006100"/>
    </style:style>
    <style:style style:name="ConditionalStyle_5f_627" style:display-name="ConditionalStyle_627" style:family="table-cell" style:parent-style-name="Default">
      <style:table-cell-properties fo:background-color="#ffc7ce"/>
      <style:text-properties fo:color="#9c0006"/>
    </style:style>
    <style:style style:name="ConditionalStyle_5f_626" style:display-name="ConditionalStyle_626" style:family="table-cell" style:parent-style-name="Default">
      <style:table-cell-properties fo:background-color="#00b0f0"/>
    </style:style>
    <style:style style:name="ConditionalStyle_5f_625" style:display-name="ConditionalStyle_625" style:family="table-cell" style:parent-style-name="Default">
      <style:table-cell-properties fo:background-color="#ffeb9c"/>
      <style:text-properties fo:color="#9c5700"/>
    </style:style>
    <style:style style:name="ConditionalStyle_5f_624" style:display-name="ConditionalStyle_624" style:family="table-cell" style:parent-style-name="Default">
      <style:table-cell-properties fo:background-color="#c6efce"/>
      <style:text-properties fo:color="#006100"/>
    </style:style>
    <style:style style:name="ConditionalStyle_5f_623" style:display-name="ConditionalStyle_623" style:family="table-cell" style:parent-style-name="Default">
      <style:table-cell-properties fo:background-color="#ffc7ce"/>
      <style:text-properties fo:color="#9c0006"/>
    </style:style>
    <style:style style:name="ConditionalStyle_5f_622" style:display-name="ConditionalStyle_622" style:family="table-cell" style:parent-style-name="Default">
      <style:table-cell-properties fo:background-color="#00b0f0"/>
    </style:style>
    <style:style style:name="ConditionalStyle_5f_621" style:display-name="ConditionalStyle_621" style:family="table-cell" style:parent-style-name="Default">
      <style:table-cell-properties fo:background-color="#ffeb9c"/>
      <style:text-properties fo:color="#9c5700"/>
    </style:style>
    <style:style style:name="ConditionalStyle_5f_620" style:display-name="ConditionalStyle_620" style:family="table-cell" style:parent-style-name="Default">
      <style:table-cell-properties fo:background-color="#c6efce"/>
      <style:text-properties fo:color="#006100"/>
    </style:style>
    <style:style style:name="ConditionalStyle_5f_619" style:display-name="ConditionalStyle_619" style:family="table-cell" style:parent-style-name="Default">
      <style:table-cell-properties fo:background-color="#ffc7ce"/>
      <style:text-properties fo:color="#9c0006"/>
    </style:style>
    <style:style style:name="ConditionalStyle_5f_618" style:display-name="ConditionalStyle_618" style:family="table-cell" style:parent-style-name="Default">
      <style:table-cell-properties fo:background-color="#00b0f0"/>
    </style:style>
    <style:style style:name="ConditionalStyle_5f_617" style:display-name="ConditionalStyle_617" style:family="table-cell" style:parent-style-name="Default">
      <style:table-cell-properties fo:background-color="#ffeb9c"/>
      <style:text-properties fo:color="#9c5700"/>
    </style:style>
    <style:style style:name="ConditionalStyle_5f_616" style:display-name="ConditionalStyle_616" style:family="table-cell" style:parent-style-name="Default">
      <style:table-cell-properties fo:background-color="#ffeb9c"/>
      <style:text-properties fo:color="#9c5700"/>
    </style:style>
    <style:style style:name="ConditionalStyle_5f_615" style:display-name="ConditionalStyle_615" style:family="table-cell" style:parent-style-name="Default">
      <style:table-cell-properties fo:background-color="#ffeb9c"/>
      <style:text-properties fo:color="#9c5700"/>
    </style:style>
    <style:style style:name="ConditionalStyle_5f_614" style:display-name="ConditionalStyle_614" style:family="table-cell" style:parent-style-name="Default">
      <style:table-cell-properties fo:background-color="#ffeb9c"/>
      <style:text-properties fo:color="#9c5700"/>
    </style:style>
    <style:style style:name="ConditionalStyle_5f_613" style:display-name="ConditionalStyle_613" style:family="table-cell" style:parent-style-name="Default">
      <style:table-cell-properties fo:background-color="#ffeb9c"/>
      <style:text-properties fo:color="#9c5700"/>
    </style:style>
    <style:style style:name="ConditionalStyle_5f_612" style:display-name="ConditionalStyle_612" style:family="table-cell" style:parent-style-name="Default">
      <style:table-cell-properties fo:background-color="#ffeb9c"/>
      <style:text-properties fo:color="#9c5700"/>
    </style:style>
    <style:style style:name="ConditionalStyle_5f_611" style:display-name="ConditionalStyle_611" style:family="table-cell" style:parent-style-name="Default">
      <style:table-cell-properties fo:background-color="#ffeb9c"/>
      <style:text-properties fo:color="#9c5700"/>
    </style:style>
    <style:style style:name="ConditionalStyle_5f_610" style:display-name="ConditionalStyle_610" style:family="table-cell" style:parent-style-name="Default">
      <style:table-cell-properties fo:background-color="#ffeb9c"/>
      <style:text-properties fo:color="#9c5700"/>
    </style:style>
    <style:style style:name="ConditionalStyle_5f_609" style:display-name="ConditionalStyle_609" style:family="table-cell" style:parent-style-name="Default">
      <style:table-cell-properties fo:background-color="#ffeb9c"/>
      <style:text-properties fo:color="#9c5700"/>
    </style:style>
    <style:style style:name="ConditionalStyle_5f_608" style:display-name="ConditionalStyle_608" style:family="table-cell" style:parent-style-name="Default">
      <style:table-cell-properties fo:background-color="#ffeb9c"/>
      <style:text-properties fo:color="#9c5700"/>
    </style:style>
    <style:style style:name="ConditionalStyle_5f_607" style:display-name="ConditionalStyle_607" style:family="table-cell" style:parent-style-name="Default">
      <style:table-cell-properties fo:background-color="#ffeb9c"/>
      <style:text-properties fo:color="#9c5700"/>
    </style:style>
    <style:style style:name="ConditionalStyle_5f_606" style:display-name="ConditionalStyle_606" style:family="table-cell" style:parent-style-name="Default">
      <style:table-cell-properties fo:background-color="#ffeb9c"/>
      <style:text-properties fo:color="#9c5700"/>
    </style:style>
    <style:style style:name="ConditionalStyle_5f_605" style:display-name="ConditionalStyle_605" style:family="table-cell" style:parent-style-name="Default">
      <style:table-cell-properties fo:background-color="#ffeb9c"/>
      <style:text-properties fo:color="#9c5700"/>
    </style:style>
    <style:style style:name="ConditionalStyle_5f_604" style:display-name="ConditionalStyle_604" style:family="table-cell" style:parent-style-name="Default">
      <style:table-cell-properties fo:background-color="#ffeb9c"/>
      <style:text-properties fo:color="#9c5700"/>
    </style:style>
    <style:style style:name="ConditionalStyle_5f_603" style:display-name="ConditionalStyle_603" style:family="table-cell" style:parent-style-name="Default">
      <style:table-cell-properties fo:background-color="#ffeb9c"/>
      <style:text-properties fo:color="#9c5700"/>
    </style:style>
    <style:style style:name="ConditionalStyle_5f_602" style:display-name="ConditionalStyle_602" style:family="table-cell" style:parent-style-name="Default">
      <style:table-cell-properties fo:background-color="#ffeb9c"/>
      <style:text-properties fo:color="#9c5700"/>
    </style:style>
    <style:style style:name="ConditionalStyle_5f_601" style:display-name="ConditionalStyle_601" style:family="table-cell" style:parent-style-name="Default">
      <style:table-cell-properties fo:background-color="#ffeb9c"/>
      <style:text-properties fo:color="#9c5700"/>
    </style:style>
    <style:style style:name="ConditionalStyle_5f_600" style:display-name="ConditionalStyle_600" style:family="table-cell" style:parent-style-name="Default">
      <style:table-cell-properties fo:background-color="#ffeb9c"/>
      <style:text-properties fo:color="#9c5700"/>
    </style:style>
    <style:style style:name="ConditionalStyle_5f_599" style:display-name="ConditionalStyle_599" style:family="table-cell" style:parent-style-name="Default">
      <style:table-cell-properties fo:background-color="#ffeb9c"/>
      <style:text-properties fo:color="#9c5700"/>
    </style:style>
    <style:style style:name="ConditionalStyle_5f_598" style:display-name="ConditionalStyle_598" style:family="table-cell" style:parent-style-name="Default">
      <style:table-cell-properties fo:background-color="#ffeb9c"/>
      <style:text-properties fo:color="#9c5700"/>
    </style:style>
    <style:style style:name="ConditionalStyle_5f_597" style:display-name="ConditionalStyle_597" style:family="table-cell" style:parent-style-name="Default">
      <style:table-cell-properties fo:background-color="#ffeb9c"/>
      <style:text-properties fo:color="#9c5700"/>
    </style:style>
    <style:style style:name="ConditionalStyle_5f_596" style:display-name="ConditionalStyle_596" style:family="table-cell" style:parent-style-name="Default">
      <style:table-cell-properties fo:background-color="#ffeb9c"/>
      <style:text-properties fo:color="#9c5700"/>
    </style:style>
    <style:style style:name="ConditionalStyle_5f_595" style:display-name="ConditionalStyle_595" style:family="table-cell" style:parent-style-name="Default">
      <style:table-cell-properties fo:background-color="#ffeb9c"/>
      <style:text-properties fo:color="#9c5700"/>
    </style:style>
    <style:style style:name="ConditionalStyle_5f_594" style:display-name="ConditionalStyle_594" style:family="table-cell" style:parent-style-name="Default">
      <style:table-cell-properties fo:background-color="#ffeb9c"/>
      <style:text-properties fo:color="#9c5700"/>
    </style:style>
    <style:style style:name="ConditionalStyle_5f_593" style:display-name="ConditionalStyle_593" style:family="table-cell" style:parent-style-name="Default">
      <style:table-cell-properties fo:background-color="#ffeb9c"/>
      <style:text-properties fo:color="#9c5700"/>
    </style:style>
    <style:style style:name="ConditionalStyle_5f_592" style:display-name="ConditionalStyle_592" style:family="table-cell" style:parent-style-name="Default">
      <style:table-cell-properties fo:background-color="#ffeb9c"/>
      <style:text-properties fo:color="#9c5700"/>
    </style:style>
    <style:style style:name="ConditionalStyle_5f_591" style:display-name="ConditionalStyle_591" style:family="table-cell" style:parent-style-name="Default">
      <style:table-cell-properties fo:background-color="#ffeb9c"/>
      <style:text-properties fo:color="#9c5700"/>
    </style:style>
    <style:style style:name="ConditionalStyle_5f_590" style:display-name="ConditionalStyle_590" style:family="table-cell" style:parent-style-name="Default">
      <style:table-cell-properties fo:background-color="#ffeb9c"/>
      <style:text-properties fo:color="#9c5700"/>
    </style:style>
    <style:style style:name="ConditionalStyle_5f_589" style:display-name="ConditionalStyle_589" style:family="table-cell" style:parent-style-name="Default">
      <style:table-cell-properties fo:background-color="#ffeb9c"/>
      <style:text-properties fo:color="#9c5700"/>
    </style:style>
    <style:style style:name="ConditionalStyle_5f_588" style:display-name="ConditionalStyle_588" style:family="table-cell" style:parent-style-name="Default">
      <style:table-cell-properties fo:background-color="#ffeb9c"/>
      <style:text-properties fo:color="#9c5700"/>
    </style:style>
    <style:style style:name="ConditionalStyle_5f_587" style:display-name="ConditionalStyle_587" style:family="table-cell" style:parent-style-name="Default">
      <style:table-cell-properties fo:background-color="#00b0f0"/>
    </style:style>
    <style:style style:name="ConditionalStyle_5f_586" style:display-name="ConditionalStyle_586" style:family="table-cell" style:parent-style-name="Default">
      <style:table-cell-properties fo:background-color="#c6efce"/>
      <style:text-properties fo:color="#006100"/>
    </style:style>
    <style:style style:name="ConditionalStyle_5f_585" style:display-name="ConditionalStyle_585" style:family="table-cell" style:parent-style-name="Default">
      <style:table-cell-properties fo:background-color="#ffc7ce"/>
      <style:text-properties fo:color="#9c0006"/>
    </style:style>
    <style:style style:name="ConditionalStyle_5f_584" style:display-name="ConditionalStyle_584" style:family="table-cell" style:parent-style-name="Default">
      <style:table-cell-properties fo:background-color="#ffeb9c"/>
      <style:text-properties fo:color="#9c5700"/>
    </style:style>
    <style:style style:name="ConditionalStyle_5f_583" style:display-name="ConditionalStyle_583" style:family="table-cell" style:parent-style-name="Default">
      <style:table-cell-properties fo:background-color="#00b0f0"/>
    </style:style>
    <style:style style:name="ConditionalStyle_5f_582" style:display-name="ConditionalStyle_582" style:family="table-cell" style:parent-style-name="Default">
      <style:table-cell-properties fo:background-color="#c6efce"/>
      <style:text-properties fo:color="#006100"/>
    </style:style>
    <style:style style:name="ConditionalStyle_5f_581" style:display-name="ConditionalStyle_581" style:family="table-cell" style:parent-style-name="Default">
      <style:table-cell-properties fo:background-color="#ffc7ce"/>
      <style:text-properties fo:color="#9c0006"/>
    </style:style>
    <style:style style:name="ConditionalStyle_5f_580" style:display-name="ConditionalStyle_580" style:family="table-cell" style:parent-style-name="Default">
      <style:table-cell-properties fo:background-color="#ffeb9c"/>
      <style:text-properties fo:color="#9c5700"/>
    </style:style>
    <style:style style:name="ConditionalStyle_5f_579" style:display-name="ConditionalStyle_579" style:family="table-cell" style:parent-style-name="Default">
      <style:table-cell-properties fo:background-color="#00b0f0"/>
    </style:style>
    <style:style style:name="ConditionalStyle_5f_578" style:display-name="ConditionalStyle_578" style:family="table-cell" style:parent-style-name="Default">
      <style:table-cell-properties fo:background-color="#c6efce"/>
      <style:text-properties fo:color="#006100"/>
    </style:style>
    <style:style style:name="ConditionalStyle_5f_577" style:display-name="ConditionalStyle_577" style:family="table-cell" style:parent-style-name="Default">
      <style:table-cell-properties fo:background-color="#ffc7ce"/>
      <style:text-properties fo:color="#9c0006"/>
    </style:style>
    <style:style style:name="ConditionalStyle_5f_576" style:display-name="ConditionalStyle_576" style:family="table-cell" style:parent-style-name="Default">
      <style:table-cell-properties fo:background-color="#ffeb9c"/>
      <style:text-properties fo:color="#9c5700"/>
    </style:style>
    <style:style style:name="ConditionalStyle_5f_575" style:display-name="ConditionalStyle_575" style:family="table-cell" style:parent-style-name="Default">
      <style:table-cell-properties fo:background-color="#00b0f0"/>
    </style:style>
    <style:style style:name="ConditionalStyle_5f_574" style:display-name="ConditionalStyle_574" style:family="table-cell" style:parent-style-name="Default">
      <style:table-cell-properties fo:background-color="#c6efce"/>
      <style:text-properties fo:color="#006100"/>
    </style:style>
    <style:style style:name="ConditionalStyle_5f_573" style:display-name="ConditionalStyle_573" style:family="table-cell" style:parent-style-name="Default">
      <style:table-cell-properties fo:background-color="#ffc7ce"/>
      <style:text-properties fo:color="#9c0006"/>
    </style:style>
    <style:style style:name="ConditionalStyle_5f_572" style:display-name="ConditionalStyle_572" style:family="table-cell" style:parent-style-name="Default">
      <style:table-cell-properties fo:background-color="#ffeb9c"/>
      <style:text-properties fo:color="#9c5700"/>
    </style:style>
    <style:style style:name="ConditionalStyle_5f_571" style:display-name="ConditionalStyle_571" style:family="table-cell" style:parent-style-name="Default">
      <style:table-cell-properties fo:background-color="#00b0f0"/>
    </style:style>
    <style:style style:name="ConditionalStyle_5f_570" style:display-name="ConditionalStyle_570" style:family="table-cell" style:parent-style-name="Default">
      <style:table-cell-properties fo:background-color="#c6efce"/>
      <style:text-properties fo:color="#006100"/>
    </style:style>
    <style:style style:name="ConditionalStyle_5f_569" style:display-name="ConditionalStyle_569" style:family="table-cell" style:parent-style-name="Default">
      <style:table-cell-properties fo:background-color="#ffc7ce"/>
      <style:text-properties fo:color="#9c0006"/>
    </style:style>
    <style:style style:name="ConditionalStyle_5f_568" style:display-name="ConditionalStyle_568" style:family="table-cell" style:parent-style-name="Default">
      <style:table-cell-properties fo:background-color="#ffeb9c"/>
      <style:text-properties fo:color="#9c5700"/>
    </style:style>
    <style:style style:name="ConditionalStyle_5f_567" style:display-name="ConditionalStyle_567" style:family="table-cell" style:parent-style-name="Default">
      <style:table-cell-properties fo:background-color="#00b0f0"/>
    </style:style>
    <style:style style:name="ConditionalStyle_5f_566" style:display-name="ConditionalStyle_566" style:family="table-cell" style:parent-style-name="Default">
      <style:table-cell-properties fo:background-color="#c6efce"/>
      <style:text-properties fo:color="#006100"/>
    </style:style>
    <style:style style:name="ConditionalStyle_5f_565" style:display-name="ConditionalStyle_565" style:family="table-cell" style:parent-style-name="Default">
      <style:table-cell-properties fo:background-color="#ffc7ce"/>
      <style:text-properties fo:color="#9c0006"/>
    </style:style>
    <style:style style:name="ConditionalStyle_5f_564" style:display-name="ConditionalStyle_564" style:family="table-cell" style:parent-style-name="Default">
      <style:table-cell-properties fo:background-color="#ffeb9c"/>
      <style:text-properties fo:color="#9c5700"/>
    </style:style>
    <style:style style:name="ConditionalStyle_5f_563" style:display-name="ConditionalStyle_563" style:family="table-cell" style:parent-style-name="Default">
      <style:table-cell-properties fo:background-color="#00b0f0"/>
    </style:style>
    <style:style style:name="ConditionalStyle_5f_562" style:display-name="ConditionalStyle_562" style:family="table-cell" style:parent-style-name="Default">
      <style:table-cell-properties fo:background-color="#c6efce"/>
      <style:text-properties fo:color="#006100"/>
    </style:style>
    <style:style style:name="ConditionalStyle_5f_561" style:display-name="ConditionalStyle_561" style:family="table-cell" style:parent-style-name="Default">
      <style:table-cell-properties fo:background-color="#ffc7ce"/>
      <style:text-properties fo:color="#9c0006"/>
    </style:style>
    <style:style style:name="ConditionalStyle_5f_560" style:display-name="ConditionalStyle_560" style:family="table-cell" style:parent-style-name="Default">
      <style:table-cell-properties fo:background-color="#ffeb9c"/>
      <style:text-properties fo:color="#9c5700"/>
    </style:style>
    <style:style style:name="ConditionalStyle_5f_559" style:display-name="ConditionalStyle_559" style:family="table-cell" style:parent-style-name="Default">
      <style:table-cell-properties fo:background-color="#00b0f0"/>
    </style:style>
    <style:style style:name="ConditionalStyle_5f_558" style:display-name="ConditionalStyle_558" style:family="table-cell" style:parent-style-name="Default">
      <style:table-cell-properties fo:background-color="#c6efce"/>
      <style:text-properties fo:color="#006100"/>
    </style:style>
    <style:style style:name="ConditionalStyle_5f_557" style:display-name="ConditionalStyle_557" style:family="table-cell" style:parent-style-name="Default">
      <style:table-cell-properties fo:background-color="#ffc7ce"/>
      <style:text-properties fo:color="#9c0006"/>
    </style:style>
    <style:style style:name="ConditionalStyle_5f_556" style:display-name="ConditionalStyle_556" style:family="table-cell" style:parent-style-name="Default">
      <style:table-cell-properties fo:background-color="#ffeb9c"/>
      <style:text-properties fo:color="#9c5700"/>
    </style:style>
    <style:style style:name="ConditionalStyle_5f_555" style:display-name="ConditionalStyle_555" style:family="table-cell" style:parent-style-name="Default">
      <style:table-cell-properties fo:background-color="#00b0f0"/>
    </style:style>
    <style:style style:name="ConditionalStyle_5f_554" style:display-name="ConditionalStyle_554" style:family="table-cell" style:parent-style-name="Default">
      <style:table-cell-properties fo:background-color="#c6efce"/>
      <style:text-properties fo:color="#006100"/>
    </style:style>
    <style:style style:name="ConditionalStyle_5f_553" style:display-name="ConditionalStyle_553" style:family="table-cell" style:parent-style-name="Default">
      <style:table-cell-properties fo:background-color="#ffc7ce"/>
      <style:text-properties fo:color="#9c0006"/>
    </style:style>
    <style:style style:name="ConditionalStyle_5f_552" style:display-name="ConditionalStyle_552" style:family="table-cell" style:parent-style-name="Default">
      <style:table-cell-properties fo:background-color="#ffeb9c"/>
      <style:text-properties fo:color="#9c5700"/>
    </style:style>
    <style:style style:name="ConditionalStyle_5f_551" style:display-name="ConditionalStyle_551" style:family="table-cell" style:parent-style-name="Default">
      <style:table-cell-properties fo:background-color="#00b0f0"/>
    </style:style>
    <style:style style:name="ConditionalStyle_5f_550" style:display-name="ConditionalStyle_550" style:family="table-cell" style:parent-style-name="Default">
      <style:table-cell-properties fo:background-color="#c6efce"/>
      <style:text-properties fo:color="#006100"/>
    </style:style>
    <style:style style:name="ConditionalStyle_5f_549" style:display-name="ConditionalStyle_549" style:family="table-cell" style:parent-style-name="Default">
      <style:table-cell-properties fo:background-color="#ffc7ce"/>
      <style:text-properties fo:color="#9c0006"/>
    </style:style>
    <style:style style:name="ConditionalStyle_5f_548" style:display-name="ConditionalStyle_548" style:family="table-cell" style:parent-style-name="Default">
      <style:table-cell-properties fo:background-color="#ffeb9c"/>
      <style:text-properties fo:color="#9c5700"/>
    </style:style>
    <style:style style:name="ConditionalStyle_5f_547" style:display-name="ConditionalStyle_547" style:family="table-cell" style:parent-style-name="Default">
      <style:table-cell-properties fo:background-color="#00b0f0"/>
    </style:style>
    <style:style style:name="ConditionalStyle_5f_546" style:display-name="ConditionalStyle_546" style:family="table-cell" style:parent-style-name="Default">
      <style:table-cell-properties fo:background-color="#c6efce"/>
      <style:text-properties fo:color="#006100"/>
    </style:style>
    <style:style style:name="ConditionalStyle_5f_545" style:display-name="ConditionalStyle_545" style:family="table-cell" style:parent-style-name="Default">
      <style:table-cell-properties fo:background-color="#ffc7ce"/>
      <style:text-properties fo:color="#9c0006"/>
    </style:style>
    <style:style style:name="ConditionalStyle_5f_544" style:display-name="ConditionalStyle_544" style:family="table-cell" style:parent-style-name="Default">
      <style:table-cell-properties fo:background-color="#ffeb9c"/>
      <style:text-properties fo:color="#9c5700"/>
    </style:style>
    <style:style style:name="ConditionalStyle_5f_543" style:display-name="ConditionalStyle_543" style:family="table-cell" style:parent-style-name="Default">
      <style:table-cell-properties fo:background-color="#00b0f0"/>
    </style:style>
    <style:style style:name="ConditionalStyle_5f_542" style:display-name="ConditionalStyle_542" style:family="table-cell" style:parent-style-name="Default">
      <style:table-cell-properties fo:background-color="#c6efce"/>
      <style:text-properties fo:color="#006100"/>
    </style:style>
    <style:style style:name="ConditionalStyle_5f_541" style:display-name="ConditionalStyle_541" style:family="table-cell" style:parent-style-name="Default">
      <style:table-cell-properties fo:background-color="#ffc7ce"/>
      <style:text-properties fo:color="#9c0006"/>
    </style:style>
    <style:style style:name="ConditionalStyle_5f_540" style:display-name="ConditionalStyle_540" style:family="table-cell" style:parent-style-name="Default">
      <style:table-cell-properties fo:background-color="#ffeb9c"/>
      <style:text-properties fo:color="#9c5700"/>
    </style:style>
    <style:style style:name="ConditionalStyle_5f_539" style:display-name="ConditionalStyle_539" style:family="table-cell" style:parent-style-name="Default">
      <style:table-cell-properties fo:background-color="#ffeb9c"/>
      <style:text-properties fo:color="#9c5700"/>
    </style:style>
    <style:style style:name="ConditionalStyle_5f_538" style:display-name="ConditionalStyle_538" style:family="table-cell" style:parent-style-name="Default">
      <style:table-cell-properties fo:background-color="#ffeb9c"/>
      <style:text-properties fo:color="#9c5700"/>
    </style:style>
    <style:style style:name="ConditionalStyle_5f_537" style:display-name="ConditionalStyle_537" style:family="table-cell" style:parent-style-name="Default">
      <style:table-cell-properties fo:background-color="#ffeb9c"/>
      <style:text-properties fo:color="#9c5700"/>
    </style:style>
    <style:style style:name="ConditionalStyle_5f_536" style:display-name="ConditionalStyle_536" style:family="table-cell" style:parent-style-name="Default">
      <style:table-cell-properties fo:background-color="#00b0f0"/>
    </style:style>
    <style:style style:name="ConditionalStyle_5f_535" style:display-name="ConditionalStyle_535" style:family="table-cell" style:parent-style-name="Default">
      <style:table-cell-properties fo:background-color="#c6efce"/>
      <style:text-properties fo:color="#006100"/>
    </style:style>
    <style:style style:name="ConditionalStyle_5f_534" style:display-name="ConditionalStyle_534" style:family="table-cell" style:parent-style-name="Default">
      <style:table-cell-properties fo:background-color="#ffc7ce"/>
      <style:text-properties fo:color="#9c0006"/>
    </style:style>
    <style:style style:name="ConditionalStyle_5f_533" style:display-name="ConditionalStyle_533" style:family="table-cell" style:parent-style-name="Default">
      <style:table-cell-properties fo:background-color="#ffeb9c"/>
      <style:text-properties fo:color="#9c5700"/>
    </style:style>
    <style:style style:name="ConditionalStyle_5f_532" style:display-name="ConditionalStyle_532" style:family="table-cell" style:parent-style-name="Default">
      <style:table-cell-properties fo:background-color="#00b0f0"/>
    </style:style>
    <style:style style:name="ConditionalStyle_5f_531" style:display-name="ConditionalStyle_531" style:family="table-cell" style:parent-style-name="Default">
      <style:table-cell-properties fo:background-color="#c6efce"/>
      <style:text-properties fo:color="#006100"/>
    </style:style>
    <style:style style:name="ConditionalStyle_5f_530" style:display-name="ConditionalStyle_530" style:family="table-cell" style:parent-style-name="Default">
      <style:table-cell-properties fo:background-color="#ffc7ce"/>
      <style:text-properties fo:color="#9c0006"/>
    </style:style>
    <style:style style:name="ConditionalStyle_5f_529" style:display-name="ConditionalStyle_529" style:family="table-cell" style:parent-style-name="Default">
      <style:table-cell-properties fo:background-color="#ffeb9c"/>
      <style:text-properties fo:color="#9c5700"/>
    </style:style>
    <style:style style:name="ConditionalStyle_5f_528" style:display-name="ConditionalStyle_528" style:family="table-cell" style:parent-style-name="Default">
      <style:table-cell-properties fo:background-color="#00b0f0"/>
    </style:style>
    <style:style style:name="ConditionalStyle_5f_527" style:display-name="ConditionalStyle_527" style:family="table-cell" style:parent-style-name="Default">
      <style:table-cell-properties fo:background-color="#c6efce"/>
      <style:text-properties fo:color="#006100"/>
    </style:style>
    <style:style style:name="ConditionalStyle_5f_526" style:display-name="ConditionalStyle_526" style:family="table-cell" style:parent-style-name="Default">
      <style:table-cell-properties fo:background-color="#ffc7ce"/>
      <style:text-properties fo:color="#9c0006"/>
    </style:style>
    <style:style style:name="ConditionalStyle_5f_525" style:display-name="ConditionalStyle_525" style:family="table-cell" style:parent-style-name="Default">
      <style:table-cell-properties fo:background-color="#ffeb9c"/>
      <style:text-properties fo:color="#9c5700"/>
    </style:style>
    <style:style style:name="ConditionalStyle_5f_524" style:display-name="ConditionalStyle_524" style:family="table-cell" style:parent-style-name="Default">
      <style:table-cell-properties fo:background-color="#00b0f0"/>
    </style:style>
    <style:style style:name="ConditionalStyle_5f_523" style:display-name="ConditionalStyle_523" style:family="table-cell" style:parent-style-name="Default">
      <style:table-cell-properties fo:background-color="#c6efce"/>
      <style:text-properties fo:color="#006100"/>
    </style:style>
    <style:style style:name="ConditionalStyle_5f_522" style:display-name="ConditionalStyle_522" style:family="table-cell" style:parent-style-name="Default">
      <style:table-cell-properties fo:background-color="#ffc7ce"/>
      <style:text-properties fo:color="#9c0006"/>
    </style:style>
    <style:style style:name="ConditionalStyle_5f_521" style:display-name="ConditionalStyle_521" style:family="table-cell" style:parent-style-name="Default">
      <style:table-cell-properties fo:background-color="#ffeb9c"/>
      <style:text-properties fo:color="#9c5700"/>
    </style:style>
    <style:style style:name="ConditionalStyle_5f_520" style:display-name="ConditionalStyle_520" style:family="table-cell" style:parent-style-name="Default">
      <style:table-cell-properties fo:background-color="#00b0f0"/>
    </style:style>
    <style:style style:name="ConditionalStyle_5f_519" style:display-name="ConditionalStyle_519" style:family="table-cell" style:parent-style-name="Default">
      <style:table-cell-properties fo:background-color="#c6efce"/>
      <style:text-properties fo:color="#006100"/>
    </style:style>
    <style:style style:name="ConditionalStyle_5f_518" style:display-name="ConditionalStyle_518" style:family="table-cell" style:parent-style-name="Default">
      <style:table-cell-properties fo:background-color="#ffc7ce"/>
      <style:text-properties fo:color="#9c0006"/>
    </style:style>
    <style:style style:name="ConditionalStyle_5f_517" style:display-name="ConditionalStyle_517" style:family="table-cell" style:parent-style-name="Default">
      <style:table-cell-properties fo:background-color="#ffeb9c"/>
      <style:text-properties fo:color="#9c5700"/>
    </style:style>
    <style:style style:name="ConditionalStyle_5f_516" style:display-name="ConditionalStyle_516" style:family="table-cell" style:parent-style-name="Default">
      <style:table-cell-properties fo:background-color="#00b0f0"/>
    </style:style>
    <style:style style:name="ConditionalStyle_5f_515" style:display-name="ConditionalStyle_515" style:family="table-cell" style:parent-style-name="Default">
      <style:table-cell-properties fo:background-color="#c6efce"/>
      <style:text-properties fo:color="#006100"/>
    </style:style>
    <style:style style:name="ConditionalStyle_5f_514" style:display-name="ConditionalStyle_514" style:family="table-cell" style:parent-style-name="Default">
      <style:table-cell-properties fo:background-color="#ffc7ce"/>
      <style:text-properties fo:color="#9c0006"/>
    </style:style>
    <style:style style:name="ConditionalStyle_5f_513" style:display-name="ConditionalStyle_513" style:family="table-cell" style:parent-style-name="Default">
      <style:table-cell-properties fo:background-color="#ffeb9c"/>
      <style:text-properties fo:color="#9c5700"/>
    </style:style>
    <style:style style:name="ConditionalStyle_5f_512" style:display-name="ConditionalStyle_512" style:family="table-cell" style:parent-style-name="Default">
      <style:table-cell-properties fo:background-color="#00b0f0"/>
    </style:style>
    <style:style style:name="ConditionalStyle_5f_511" style:display-name="ConditionalStyle_511" style:family="table-cell" style:parent-style-name="Default">
      <style:table-cell-properties fo:background-color="#c6efce"/>
      <style:text-properties fo:color="#006100"/>
    </style:style>
    <style:style style:name="ConditionalStyle_5f_510" style:display-name="ConditionalStyle_510" style:family="table-cell" style:parent-style-name="Default">
      <style:table-cell-properties fo:background-color="#ffc7ce"/>
      <style:text-properties fo:color="#9c0006"/>
    </style:style>
    <style:style style:name="ConditionalStyle_5f_509" style:display-name="ConditionalStyle_509" style:family="table-cell" style:parent-style-name="Default">
      <style:table-cell-properties fo:background-color="#ffeb9c"/>
      <style:text-properties fo:color="#9c5700"/>
    </style:style>
    <style:style style:name="ConditionalStyle_5f_508" style:display-name="ConditionalStyle_508" style:family="table-cell" style:parent-style-name="Default">
      <style:table-cell-properties fo:background-color="#00b0f0"/>
    </style:style>
    <style:style style:name="ConditionalStyle_5f_507" style:display-name="ConditionalStyle_507" style:family="table-cell" style:parent-style-name="Default">
      <style:table-cell-properties fo:background-color="#c6efce"/>
      <style:text-properties fo:color="#006100"/>
    </style:style>
    <style:style style:name="ConditionalStyle_5f_506" style:display-name="ConditionalStyle_506" style:family="table-cell" style:parent-style-name="Default">
      <style:table-cell-properties fo:background-color="#ffc7ce"/>
      <style:text-properties fo:color="#9c0006"/>
    </style:style>
    <style:style style:name="ConditionalStyle_5f_505" style:display-name="ConditionalStyle_505" style:family="table-cell" style:parent-style-name="Default">
      <style:table-cell-properties fo:background-color="#ffeb9c"/>
      <style:text-properties fo:color="#9c5700"/>
    </style:style>
    <style:style style:name="ConditionalStyle_5f_504" style:display-name="ConditionalStyle_504" style:family="table-cell" style:parent-style-name="Default">
      <style:table-cell-properties fo:background-color="#00b0f0"/>
    </style:style>
    <style:style style:name="ConditionalStyle_5f_503" style:display-name="ConditionalStyle_503" style:family="table-cell" style:parent-style-name="Default">
      <style:table-cell-properties fo:background-color="#c6efce"/>
      <style:text-properties fo:color="#006100"/>
    </style:style>
    <style:style style:name="ConditionalStyle_5f_502" style:display-name="ConditionalStyle_502" style:family="table-cell" style:parent-style-name="Default">
      <style:table-cell-properties fo:background-color="#ffc7ce"/>
      <style:text-properties fo:color="#9c0006"/>
    </style:style>
    <style:style style:name="ConditionalStyle_5f_501" style:display-name="ConditionalStyle_501" style:family="table-cell" style:parent-style-name="Default">
      <style:table-cell-properties fo:background-color="#ffeb9c"/>
      <style:text-properties fo:color="#9c5700"/>
    </style:style>
    <style:style style:name="ConditionalStyle_5f_500" style:display-name="ConditionalStyle_500" style:family="table-cell" style:parent-style-name="Default">
      <style:table-cell-properties fo:background-color="#00b0f0"/>
    </style:style>
    <style:style style:name="ConditionalStyle_5f_499" style:display-name="ConditionalStyle_499" style:family="table-cell" style:parent-style-name="Default">
      <style:table-cell-properties fo:background-color="#c6efce"/>
      <style:text-properties fo:color="#006100"/>
    </style:style>
    <style:style style:name="ConditionalStyle_5f_498" style:display-name="ConditionalStyle_498" style:family="table-cell" style:parent-style-name="Default">
      <style:table-cell-properties fo:background-color="#ffc7ce"/>
      <style:text-properties fo:color="#9c0006"/>
    </style:style>
    <style:style style:name="ConditionalStyle_5f_497" style:display-name="ConditionalStyle_497" style:family="table-cell" style:parent-style-name="Default">
      <style:table-cell-properties fo:background-color="#ffeb9c"/>
      <style:text-properties fo:color="#9c5700"/>
    </style:style>
    <style:style style:name="ConditionalStyle_5f_496" style:display-name="ConditionalStyle_496" style:family="table-cell" style:parent-style-name="Default">
      <style:table-cell-properties fo:background-color="#00b0f0"/>
    </style:style>
    <style:style style:name="ConditionalStyle_5f_495" style:display-name="ConditionalStyle_495" style:family="table-cell" style:parent-style-name="Default">
      <style:table-cell-properties fo:background-color="#c6efce"/>
      <style:text-properties fo:color="#006100"/>
    </style:style>
    <style:style style:name="ConditionalStyle_5f_494" style:display-name="ConditionalStyle_494" style:family="table-cell" style:parent-style-name="Default">
      <style:table-cell-properties fo:background-color="#ffc7ce"/>
      <style:text-properties fo:color="#9c0006"/>
    </style:style>
    <style:style style:name="ConditionalStyle_5f_493" style:display-name="ConditionalStyle_493" style:family="table-cell" style:parent-style-name="Default">
      <style:table-cell-properties fo:background-color="#ffeb9c"/>
      <style:text-properties fo:color="#9c5700"/>
    </style:style>
    <style:style style:name="ConditionalStyle_5f_492" style:display-name="ConditionalStyle_492" style:family="table-cell" style:parent-style-name="Default">
      <style:table-cell-properties fo:background-color="#00b0f0"/>
    </style:style>
    <style:style style:name="ConditionalStyle_5f_491" style:display-name="ConditionalStyle_491" style:family="table-cell" style:parent-style-name="Default">
      <style:table-cell-properties fo:background-color="#c6efce"/>
      <style:text-properties fo:color="#006100"/>
    </style:style>
    <style:style style:name="ConditionalStyle_5f_490" style:display-name="ConditionalStyle_490" style:family="table-cell" style:parent-style-name="Default">
      <style:table-cell-properties fo:background-color="#ffc7ce"/>
      <style:text-properties fo:color="#9c0006"/>
    </style:style>
    <style:style style:name="ConditionalStyle_5f_489" style:display-name="ConditionalStyle_489" style:family="table-cell" style:parent-style-name="Default">
      <style:table-cell-properties fo:background-color="#ffeb9c"/>
      <style:text-properties fo:color="#9c5700"/>
    </style:style>
    <style:style style:name="ConditionalStyle_5f_488" style:display-name="ConditionalStyle_488" style:family="table-cell" style:parent-style-name="Default">
      <style:table-cell-properties fo:background-color="#00b0f0"/>
    </style:style>
    <style:style style:name="ConditionalStyle_5f_487" style:display-name="ConditionalStyle_487" style:family="table-cell" style:parent-style-name="Default">
      <style:table-cell-properties fo:background-color="#c6efce"/>
      <style:text-properties fo:color="#006100"/>
    </style:style>
    <style:style style:name="ConditionalStyle_5f_486" style:display-name="ConditionalStyle_486" style:family="table-cell" style:parent-style-name="Default">
      <style:table-cell-properties fo:background-color="#ffc7ce"/>
      <style:text-properties fo:color="#9c0006"/>
    </style:style>
    <style:style style:name="ConditionalStyle_5f_485" style:display-name="ConditionalStyle_485" style:family="table-cell" style:parent-style-name="Default">
      <style:table-cell-properties fo:background-color="#ffeb9c"/>
      <style:text-properties fo:color="#9c5700"/>
    </style:style>
    <style:style style:name="ConditionalStyle_5f_484" style:display-name="ConditionalStyle_484" style:family="table-cell" style:parent-style-name="Default">
      <style:table-cell-properties fo:background-color="#00b0f0"/>
    </style:style>
    <style:style style:name="ConditionalStyle_5f_483" style:display-name="ConditionalStyle_483" style:family="table-cell" style:parent-style-name="Default">
      <style:table-cell-properties fo:background-color="#c6efce"/>
      <style:text-properties fo:color="#006100"/>
    </style:style>
    <style:style style:name="ConditionalStyle_5f_482" style:display-name="ConditionalStyle_482" style:family="table-cell" style:parent-style-name="Default">
      <style:table-cell-properties fo:background-color="#ffc7ce"/>
      <style:text-properties fo:color="#9c0006"/>
    </style:style>
    <style:style style:name="ConditionalStyle_5f_481" style:display-name="ConditionalStyle_481" style:family="table-cell" style:parent-style-name="Default">
      <style:table-cell-properties fo:background-color="#ffeb9c"/>
      <style:text-properties fo:color="#9c5700"/>
    </style:style>
    <style:style style:name="ConditionalStyle_5f_480" style:display-name="ConditionalStyle_480" style:family="table-cell" style:parent-style-name="Default">
      <style:table-cell-properties fo:background-color="#00b0f0"/>
    </style:style>
    <style:style style:name="ConditionalStyle_5f_479" style:display-name="ConditionalStyle_479" style:family="table-cell" style:parent-style-name="Default">
      <style:table-cell-properties fo:background-color="#c6efce"/>
      <style:text-properties fo:color="#006100"/>
    </style:style>
    <style:style style:name="ConditionalStyle_5f_478" style:display-name="ConditionalStyle_478" style:family="table-cell" style:parent-style-name="Default">
      <style:table-cell-properties fo:background-color="#ffc7ce"/>
      <style:text-properties fo:color="#9c0006"/>
    </style:style>
    <style:style style:name="ConditionalStyle_5f_477" style:display-name="ConditionalStyle_477" style:family="table-cell" style:parent-style-name="Default">
      <style:table-cell-properties fo:background-color="#ffeb9c"/>
      <style:text-properties fo:color="#9c5700"/>
    </style:style>
    <style:style style:name="ConditionalStyle_5f_476" style:display-name="ConditionalStyle_476" style:family="table-cell" style:parent-style-name="Default">
      <style:table-cell-properties fo:background-color="#00b0f0"/>
    </style:style>
    <style:style style:name="ConditionalStyle_5f_475" style:display-name="ConditionalStyle_475" style:family="table-cell" style:parent-style-name="Default">
      <style:table-cell-properties fo:background-color="#c6efce"/>
      <style:text-properties fo:color="#006100"/>
    </style:style>
    <style:style style:name="ConditionalStyle_5f_474" style:display-name="ConditionalStyle_474" style:family="table-cell" style:parent-style-name="Default">
      <style:table-cell-properties fo:background-color="#ffc7ce"/>
      <style:text-properties fo:color="#9c0006"/>
    </style:style>
    <style:style style:name="ConditionalStyle_5f_473" style:display-name="ConditionalStyle_473" style:family="table-cell" style:parent-style-name="Default">
      <style:table-cell-properties fo:background-color="#ffeb9c"/>
      <style:text-properties fo:color="#9c5700"/>
    </style:style>
    <style:style style:name="ConditionalStyle_5f_472" style:display-name="ConditionalStyle_472" style:family="table-cell" style:parent-style-name="Default">
      <style:table-cell-properties fo:background-color="#00b0f0"/>
    </style:style>
    <style:style style:name="ConditionalStyle_5f_471" style:display-name="ConditionalStyle_471" style:family="table-cell" style:parent-style-name="Default">
      <style:table-cell-properties fo:background-color="#c6efce"/>
      <style:text-properties fo:color="#006100"/>
    </style:style>
    <style:style style:name="ConditionalStyle_5f_470" style:display-name="ConditionalStyle_470" style:family="table-cell" style:parent-style-name="Default">
      <style:table-cell-properties fo:background-color="#ffc7ce"/>
      <style:text-properties fo:color="#9c0006"/>
    </style:style>
    <style:style style:name="ConditionalStyle_5f_469" style:display-name="ConditionalStyle_469" style:family="table-cell" style:parent-style-name="Default">
      <style:table-cell-properties fo:background-color="#ffeb9c"/>
      <style:text-properties fo:color="#9c5700"/>
    </style:style>
    <style:style style:name="ConditionalStyle_5f_468" style:display-name="ConditionalStyle_468" style:family="table-cell" style:parent-style-name="Default">
      <style:table-cell-properties fo:background-color="#00b0f0"/>
    </style:style>
    <style:style style:name="ConditionalStyle_5f_467" style:display-name="ConditionalStyle_467" style:family="table-cell" style:parent-style-name="Default">
      <style:table-cell-properties fo:background-color="#c6efce"/>
      <style:text-properties fo:color="#006100"/>
    </style:style>
    <style:style style:name="ConditionalStyle_5f_466" style:display-name="ConditionalStyle_466" style:family="table-cell" style:parent-style-name="Default">
      <style:table-cell-properties fo:background-color="#ffc7ce"/>
      <style:text-properties fo:color="#9c0006"/>
    </style:style>
    <style:style style:name="ConditionalStyle_5f_465" style:display-name="ConditionalStyle_465" style:family="table-cell" style:parent-style-name="Default">
      <style:table-cell-properties fo:background-color="#ffeb9c"/>
      <style:text-properties fo:color="#9c5700"/>
    </style:style>
    <style:style style:name="ConditionalStyle_5f_464" style:display-name="ConditionalStyle_464" style:family="table-cell" style:parent-style-name="Default">
      <style:table-cell-properties fo:background-color="#00b0f0"/>
    </style:style>
    <style:style style:name="ConditionalStyle_5f_463" style:display-name="ConditionalStyle_463" style:family="table-cell" style:parent-style-name="Default">
      <style:table-cell-properties fo:background-color="#c6efce"/>
      <style:text-properties fo:color="#006100"/>
    </style:style>
    <style:style style:name="ConditionalStyle_5f_462" style:display-name="ConditionalStyle_462" style:family="table-cell" style:parent-style-name="Default">
      <style:table-cell-properties fo:background-color="#ffc7ce"/>
      <style:text-properties fo:color="#9c0006"/>
    </style:style>
    <style:style style:name="ConditionalStyle_5f_461" style:display-name="ConditionalStyle_461" style:family="table-cell" style:parent-style-name="Default">
      <style:table-cell-properties fo:background-color="#ffeb9c"/>
      <style:text-properties fo:color="#9c5700"/>
    </style:style>
    <style:style style:name="ConditionalStyle_5f_460" style:display-name="ConditionalStyle_460" style:family="table-cell" style:parent-style-name="Default">
      <style:table-cell-properties fo:background-color="#00b0f0"/>
    </style:style>
    <style:style style:name="ConditionalStyle_5f_459" style:display-name="ConditionalStyle_459" style:family="table-cell" style:parent-style-name="Default">
      <style:table-cell-properties fo:background-color="#c6efce"/>
      <style:text-properties fo:color="#006100"/>
    </style:style>
    <style:style style:name="ConditionalStyle_5f_458" style:display-name="ConditionalStyle_458" style:family="table-cell" style:parent-style-name="Default">
      <style:table-cell-properties fo:background-color="#ffc7ce"/>
      <style:text-properties fo:color="#9c0006"/>
    </style:style>
    <style:style style:name="ConditionalStyle_5f_457" style:display-name="ConditionalStyle_457" style:family="table-cell" style:parent-style-name="Default">
      <style:table-cell-properties fo:background-color="#ffeb9c"/>
      <style:text-properties fo:color="#9c5700"/>
    </style:style>
    <style:style style:name="ConditionalStyle_5f_456" style:display-name="ConditionalStyle_456" style:family="table-cell" style:parent-style-name="Default">
      <style:table-cell-properties fo:background-color="#00b0f0"/>
    </style:style>
    <style:style style:name="ConditionalStyle_5f_455" style:display-name="ConditionalStyle_455" style:family="table-cell" style:parent-style-name="Default">
      <style:table-cell-properties fo:background-color="#c6efce"/>
      <style:text-properties fo:color="#006100"/>
    </style:style>
    <style:style style:name="ConditionalStyle_5f_454" style:display-name="ConditionalStyle_454" style:family="table-cell" style:parent-style-name="Default">
      <style:table-cell-properties fo:background-color="#ffc7ce"/>
      <style:text-properties fo:color="#9c0006"/>
    </style:style>
    <style:style style:name="ConditionalStyle_5f_453" style:display-name="ConditionalStyle_453" style:family="table-cell" style:parent-style-name="Default">
      <style:table-cell-properties fo:background-color="#ffeb9c"/>
      <style:text-properties fo:color="#9c5700"/>
    </style:style>
    <style:style style:name="ConditionalStyle_5f_452" style:display-name="ConditionalStyle_452" style:family="table-cell" style:parent-style-name="Default">
      <style:table-cell-properties fo:background-color="#00b0f0"/>
    </style:style>
    <style:style style:name="ConditionalStyle_5f_451" style:display-name="ConditionalStyle_451" style:family="table-cell" style:parent-style-name="Default">
      <style:table-cell-properties fo:background-color="#c6efce"/>
      <style:text-properties fo:color="#006100"/>
    </style:style>
    <style:style style:name="ConditionalStyle_5f_450" style:display-name="ConditionalStyle_450" style:family="table-cell" style:parent-style-name="Default">
      <style:table-cell-properties fo:background-color="#ffc7ce"/>
      <style:text-properties fo:color="#9c0006"/>
    </style:style>
    <style:style style:name="ConditionalStyle_5f_449" style:display-name="ConditionalStyle_449" style:family="table-cell" style:parent-style-name="Default">
      <style:table-cell-properties fo:background-color="#ffeb9c"/>
      <style:text-properties fo:color="#9c5700"/>
    </style:style>
    <style:style style:name="ConditionalStyle_5f_448" style:display-name="ConditionalStyle_448" style:family="table-cell" style:parent-style-name="Default">
      <style:table-cell-properties fo:background-color="#00b0f0"/>
    </style:style>
    <style:style style:name="ConditionalStyle_5f_447" style:display-name="ConditionalStyle_447" style:family="table-cell" style:parent-style-name="Default">
      <style:table-cell-properties fo:background-color="#c6efce"/>
      <style:text-properties fo:color="#006100"/>
    </style:style>
    <style:style style:name="ConditionalStyle_5f_446" style:display-name="ConditionalStyle_446" style:family="table-cell" style:parent-style-name="Default">
      <style:table-cell-properties fo:background-color="#ffc7ce"/>
      <style:text-properties fo:color="#9c0006"/>
    </style:style>
    <style:style style:name="ConditionalStyle_5f_445" style:display-name="ConditionalStyle_445" style:family="table-cell" style:parent-style-name="Default">
      <style:table-cell-properties fo:background-color="#ffeb9c"/>
      <style:text-properties fo:color="#9c5700"/>
    </style:style>
    <style:style style:name="ConditionalStyle_5f_444" style:display-name="ConditionalStyle_444" style:family="table-cell" style:parent-style-name="Default">
      <style:table-cell-properties fo:background-color="#00b0f0"/>
    </style:style>
    <style:style style:name="ConditionalStyle_5f_443" style:display-name="ConditionalStyle_443" style:family="table-cell" style:parent-style-name="Default">
      <style:table-cell-properties fo:background-color="#c6efce"/>
      <style:text-properties fo:color="#006100"/>
    </style:style>
    <style:style style:name="ConditionalStyle_5f_442" style:display-name="ConditionalStyle_442" style:family="table-cell" style:parent-style-name="Default">
      <style:table-cell-properties fo:background-color="#ffc7ce"/>
      <style:text-properties fo:color="#9c0006"/>
    </style:style>
    <style:style style:name="ConditionalStyle_5f_441" style:display-name="ConditionalStyle_441" style:family="table-cell" style:parent-style-name="Default">
      <style:table-cell-properties fo:background-color="#ffeb9c"/>
      <style:text-properties fo:color="#9c5700"/>
    </style:style>
    <style:style style:name="ConditionalStyle_5f_440" style:display-name="ConditionalStyle_440" style:family="table-cell" style:parent-style-name="Default">
      <style:table-cell-properties fo:background-color="#00b0f0"/>
    </style:style>
    <style:style style:name="ConditionalStyle_5f_439" style:display-name="ConditionalStyle_439" style:family="table-cell" style:parent-style-name="Default">
      <style:table-cell-properties fo:background-color="#c6efce"/>
      <style:text-properties fo:color="#006100"/>
    </style:style>
    <style:style style:name="ConditionalStyle_5f_438" style:display-name="ConditionalStyle_438" style:family="table-cell" style:parent-style-name="Default">
      <style:table-cell-properties fo:background-color="#ffc7ce"/>
      <style:text-properties fo:color="#9c0006"/>
    </style:style>
    <style:style style:name="ConditionalStyle_5f_437" style:display-name="ConditionalStyle_437" style:family="table-cell" style:parent-style-name="Default">
      <style:table-cell-properties fo:background-color="#ffeb9c"/>
      <style:text-properties fo:color="#9c5700"/>
    </style:style>
    <style:style style:name="ConditionalStyle_5f_436" style:display-name="ConditionalStyle_436" style:family="table-cell" style:parent-style-name="Default">
      <style:table-cell-properties fo:background-color="#00b0f0"/>
    </style:style>
    <style:style style:name="ConditionalStyle_5f_435" style:display-name="ConditionalStyle_435" style:family="table-cell" style:parent-style-name="Default">
      <style:table-cell-properties fo:background-color="#c6efce"/>
      <style:text-properties fo:color="#006100"/>
    </style:style>
    <style:style style:name="ConditionalStyle_5f_434" style:display-name="ConditionalStyle_434" style:family="table-cell" style:parent-style-name="Default">
      <style:table-cell-properties fo:background-color="#ffc7ce"/>
      <style:text-properties fo:color="#9c0006"/>
    </style:style>
    <style:style style:name="ConditionalStyle_5f_433" style:display-name="ConditionalStyle_433" style:family="table-cell" style:parent-style-name="Default">
      <style:table-cell-properties fo:background-color="#ffeb9c"/>
      <style:text-properties fo:color="#9c5700"/>
    </style:style>
    <style:style style:name="ConditionalStyle_5f_432" style:display-name="ConditionalStyle_432" style:family="table-cell" style:parent-style-name="Default">
      <style:table-cell-properties fo:background-color="#00b0f0"/>
    </style:style>
    <style:style style:name="ConditionalStyle_5f_431" style:display-name="ConditionalStyle_431" style:family="table-cell" style:parent-style-name="Default">
      <style:table-cell-properties fo:background-color="#c6efce"/>
      <style:text-properties fo:color="#006100"/>
    </style:style>
    <style:style style:name="ConditionalStyle_5f_430" style:display-name="ConditionalStyle_430" style:family="table-cell" style:parent-style-name="Default">
      <style:table-cell-properties fo:background-color="#ffc7ce"/>
      <style:text-properties fo:color="#9c0006"/>
    </style:style>
    <style:style style:name="ConditionalStyle_5f_429" style:display-name="ConditionalStyle_429" style:family="table-cell" style:parent-style-name="Default">
      <style:table-cell-properties fo:background-color="#ffeb9c"/>
      <style:text-properties fo:color="#9c5700"/>
    </style:style>
    <style:style style:name="ConditionalStyle_5f_428" style:display-name="ConditionalStyle_428" style:family="table-cell" style:parent-style-name="Default">
      <style:table-cell-properties fo:background-color="#00b0f0"/>
    </style:style>
    <style:style style:name="ConditionalStyle_5f_427" style:display-name="ConditionalStyle_427" style:family="table-cell" style:parent-style-name="Default">
      <style:table-cell-properties fo:background-color="#c6efce"/>
      <style:text-properties fo:color="#006100"/>
    </style:style>
    <style:style style:name="ConditionalStyle_5f_426" style:display-name="ConditionalStyle_426" style:family="table-cell" style:parent-style-name="Default">
      <style:table-cell-properties fo:background-color="#ffc7ce"/>
      <style:text-properties fo:color="#9c0006"/>
    </style:style>
    <style:style style:name="ConditionalStyle_5f_425" style:display-name="ConditionalStyle_425" style:family="table-cell" style:parent-style-name="Default">
      <style:table-cell-properties fo:background-color="#ffeb9c"/>
      <style:text-properties fo:color="#9c5700"/>
    </style:style>
    <style:style style:name="ConditionalStyle_5f_424" style:display-name="ConditionalStyle_424" style:family="table-cell" style:parent-style-name="Default">
      <style:table-cell-properties fo:background-color="#00b0f0"/>
    </style:style>
    <style:style style:name="ConditionalStyle_5f_423" style:display-name="ConditionalStyle_423" style:family="table-cell" style:parent-style-name="Default">
      <style:table-cell-properties fo:background-color="#c6efce"/>
      <style:text-properties fo:color="#006100"/>
    </style:style>
    <style:style style:name="ConditionalStyle_5f_422" style:display-name="ConditionalStyle_422" style:family="table-cell" style:parent-style-name="Default">
      <style:table-cell-properties fo:background-color="#ffc7ce"/>
      <style:text-properties fo:color="#9c0006"/>
    </style:style>
    <style:style style:name="ConditionalStyle_5f_421" style:display-name="ConditionalStyle_421" style:family="table-cell" style:parent-style-name="Default">
      <style:table-cell-properties fo:background-color="#ffeb9c"/>
      <style:text-properties fo:color="#9c5700"/>
    </style:style>
    <style:style style:name="ConditionalStyle_5f_420" style:display-name="ConditionalStyle_420" style:family="table-cell" style:parent-style-name="Default">
      <style:table-cell-properties fo:background-color="#00b0f0"/>
    </style:style>
    <style:style style:name="ConditionalStyle_5f_419" style:display-name="ConditionalStyle_419" style:family="table-cell" style:parent-style-name="Default">
      <style:table-cell-properties fo:background-color="#c6efce"/>
      <style:text-properties fo:color="#006100"/>
    </style:style>
    <style:style style:name="ConditionalStyle_5f_418" style:display-name="ConditionalStyle_418" style:family="table-cell" style:parent-style-name="Default">
      <style:table-cell-properties fo:background-color="#ffc7ce"/>
      <style:text-properties fo:color="#9c0006"/>
    </style:style>
    <style:style style:name="ConditionalStyle_5f_417" style:display-name="ConditionalStyle_417" style:family="table-cell" style:parent-style-name="Default">
      <style:table-cell-properties fo:background-color="#ffeb9c"/>
      <style:text-properties fo:color="#9c5700"/>
    </style:style>
    <style:style style:name="ConditionalStyle_5f_416" style:display-name="ConditionalStyle_416" style:family="table-cell" style:parent-style-name="Default">
      <style:table-cell-properties fo:background-color="#00b0f0"/>
    </style:style>
    <style:style style:name="ConditionalStyle_5f_415" style:display-name="ConditionalStyle_415" style:family="table-cell" style:parent-style-name="Default">
      <style:table-cell-properties fo:background-color="#c6efce"/>
      <style:text-properties fo:color="#006100"/>
    </style:style>
    <style:style style:name="ConditionalStyle_5f_414" style:display-name="ConditionalStyle_414" style:family="table-cell" style:parent-style-name="Default">
      <style:table-cell-properties fo:background-color="#ffc7ce"/>
      <style:text-properties fo:color="#9c0006"/>
    </style:style>
    <style:style style:name="ConditionalStyle_5f_413" style:display-name="ConditionalStyle_413" style:family="table-cell" style:parent-style-name="Default">
      <style:table-cell-properties fo:background-color="#ffeb9c"/>
      <style:text-properties fo:color="#9c5700"/>
    </style:style>
    <style:style style:name="ConditionalStyle_5f_412" style:display-name="ConditionalStyle_412" style:family="table-cell" style:parent-style-name="Default">
      <style:table-cell-properties fo:background-color="#00b0f0"/>
    </style:style>
    <style:style style:name="ConditionalStyle_5f_411" style:display-name="ConditionalStyle_411" style:family="table-cell" style:parent-style-name="Default">
      <style:table-cell-properties fo:background-color="#c6efce"/>
      <style:text-properties fo:color="#006100"/>
    </style:style>
    <style:style style:name="ConditionalStyle_5f_410" style:display-name="ConditionalStyle_410" style:family="table-cell" style:parent-style-name="Default">
      <style:table-cell-properties fo:background-color="#ffc7ce"/>
      <style:text-properties fo:color="#9c0006"/>
    </style:style>
    <style:style style:name="ConditionalStyle_5f_409" style:display-name="ConditionalStyle_409" style:family="table-cell" style:parent-style-name="Default">
      <style:table-cell-properties fo:background-color="#ffeb9c"/>
      <style:text-properties fo:color="#9c5700"/>
    </style:style>
    <style:style style:name="ConditionalStyle_5f_408" style:display-name="ConditionalStyle_408" style:family="table-cell" style:parent-style-name="Default">
      <style:table-cell-properties fo:background-color="#00b0f0"/>
    </style:style>
    <style:style style:name="ConditionalStyle_5f_407" style:display-name="ConditionalStyle_407" style:family="table-cell" style:parent-style-name="Default">
      <style:table-cell-properties fo:background-color="#c6efce"/>
      <style:text-properties fo:color="#006100"/>
    </style:style>
    <style:style style:name="ConditionalStyle_5f_406" style:display-name="ConditionalStyle_406" style:family="table-cell" style:parent-style-name="Default">
      <style:table-cell-properties fo:background-color="#ffc7ce"/>
      <style:text-properties fo:color="#9c0006"/>
    </style:style>
    <style:style style:name="ConditionalStyle_5f_405" style:display-name="ConditionalStyle_405" style:family="table-cell" style:parent-style-name="Default">
      <style:table-cell-properties fo:background-color="#ffeb9c"/>
      <style:text-properties fo:color="#9c5700"/>
    </style:style>
    <style:style style:name="ConditionalStyle_5f_404" style:display-name="ConditionalStyle_404" style:family="table-cell" style:parent-style-name="Default">
      <style:table-cell-properties fo:background-color="#00b0f0"/>
    </style:style>
    <style:style style:name="ConditionalStyle_5f_403" style:display-name="ConditionalStyle_403" style:family="table-cell" style:parent-style-name="Default">
      <style:table-cell-properties fo:background-color="#c6efce"/>
      <style:text-properties fo:color="#006100"/>
    </style:style>
    <style:style style:name="ConditionalStyle_5f_402" style:display-name="ConditionalStyle_402" style:family="table-cell" style:parent-style-name="Default">
      <style:table-cell-properties fo:background-color="#ffc7ce"/>
      <style:text-properties fo:color="#9c0006"/>
    </style:style>
    <style:style style:name="ConditionalStyle_5f_401" style:display-name="ConditionalStyle_401" style:family="table-cell" style:parent-style-name="Default">
      <style:table-cell-properties fo:background-color="#ffeb9c"/>
      <style:text-properties fo:color="#9c5700"/>
    </style:style>
    <style:style style:name="ConditionalStyle_5f_400" style:display-name="ConditionalStyle_400" style:family="table-cell" style:parent-style-name="Default">
      <style:table-cell-properties fo:background-color="#00b0f0"/>
    </style:style>
    <style:style style:name="ConditionalStyle_5f_399" style:display-name="ConditionalStyle_399" style:family="table-cell" style:parent-style-name="Default">
      <style:table-cell-properties fo:background-color="#c6efce"/>
      <style:text-properties fo:color="#006100"/>
    </style:style>
    <style:style style:name="ConditionalStyle_5f_398" style:display-name="ConditionalStyle_398" style:family="table-cell" style:parent-style-name="Default">
      <style:table-cell-properties fo:background-color="#ffc7ce"/>
      <style:text-properties fo:color="#9c0006"/>
    </style:style>
    <style:style style:name="ConditionalStyle_5f_397" style:display-name="ConditionalStyle_397" style:family="table-cell" style:parent-style-name="Default">
      <style:table-cell-properties fo:background-color="#00b0f0"/>
    </style:style>
    <style:style style:name="ConditionalStyle_5f_396" style:display-name="ConditionalStyle_396" style:family="table-cell" style:parent-style-name="Default">
      <style:table-cell-properties fo:background-color="#00b0f0"/>
    </style:style>
    <style:style style:name="ConditionalStyle_5f_395" style:display-name="ConditionalStyle_395" style:family="table-cell" style:parent-style-name="Default">
      <style:table-cell-properties fo:background-color="#c6efce"/>
      <style:text-properties fo:color="#006100"/>
    </style:style>
    <style:style style:name="ConditionalStyle_5f_394" style:display-name="ConditionalStyle_394" style:family="table-cell" style:parent-style-name="Default">
      <style:table-cell-properties fo:background-color="#ffc7ce"/>
      <style:text-properties fo:color="#9c0006"/>
    </style:style>
    <style:style style:name="ConditionalStyle_5f_393" style:display-name="ConditionalStyle_393" style:family="table-cell" style:parent-style-name="Default">
      <style:table-cell-properties fo:background-color="#ffeb9c"/>
      <style:text-properties fo:color="#9c5700"/>
    </style:style>
    <style:style style:name="ConditionalStyle_5f_392" style:display-name="ConditionalStyle_392" style:family="table-cell" style:parent-style-name="Default">
      <style:table-cell-properties fo:background-color="#ffeb9c"/>
      <style:text-properties fo:color="#9c5700"/>
    </style:style>
    <style:style style:name="ConditionalStyle_5f_391" style:display-name="ConditionalStyle_391" style:family="table-cell" style:parent-style-name="Default">
      <style:table-cell-properties fo:background-color="#ffeb9c"/>
      <style:text-properties fo:color="#9c5700"/>
    </style:style>
    <style:style style:name="ConditionalStyle_5f_390" style:display-name="ConditionalStyle_390" style:family="table-cell" style:parent-style-name="Default">
      <style:table-cell-properties fo:background-color="#ffeb9c"/>
      <style:text-properties fo:color="#9c5700"/>
    </style:style>
    <style:style style:name="ConditionalStyle_5f_389" style:display-name="ConditionalStyle_389" style:family="table-cell" style:parent-style-name="Default">
      <style:table-cell-properties fo:background-color="#ffeb9c"/>
      <style:text-properties fo:color="#9c5700"/>
    </style:style>
    <style:style style:name="ConditionalStyle_5f_388" style:display-name="ConditionalStyle_388" style:family="table-cell" style:parent-style-name="Default">
      <style:table-cell-properties fo:background-color="#ffeb9c"/>
      <style:text-properties fo:color="#9c5700"/>
    </style:style>
    <style:style style:name="ConditionalStyle_5f_387" style:display-name="ConditionalStyle_387" style:family="table-cell" style:parent-style-name="Default">
      <style:table-cell-properties fo:background-color="#ffeb9c"/>
      <style:text-properties fo:color="#9c5700"/>
    </style:style>
    <style:style style:name="ConditionalStyle_5f_386" style:display-name="ConditionalStyle_386" style:family="table-cell" style:parent-style-name="Default">
      <style:table-cell-properties fo:background-color="#ffeb9c"/>
      <style:text-properties fo:color="#9c5700"/>
    </style:style>
    <style:style style:name="ConditionalStyle_5f_385" style:display-name="ConditionalStyle_385" style:family="table-cell" style:parent-style-name="Default">
      <style:table-cell-properties fo:background-color="#ffeb9c"/>
      <style:text-properties fo:color="#9c5700"/>
    </style:style>
    <style:style style:name="ConditionalStyle_5f_384" style:display-name="ConditionalStyle_384" style:family="table-cell" style:parent-style-name="Default">
      <style:table-cell-properties fo:background-color="#ffeb9c"/>
      <style:text-properties fo:color="#9c5700"/>
    </style:style>
    <style:style style:name="ConditionalStyle_5f_383" style:display-name="ConditionalStyle_383" style:family="table-cell" style:parent-style-name="Default">
      <style:table-cell-properties fo:background-color="#ffeb9c"/>
      <style:text-properties fo:color="#9c5700"/>
    </style:style>
    <style:style style:name="ConditionalStyle_5f_382" style:display-name="ConditionalStyle_382" style:family="table-cell" style:parent-style-name="Default">
      <style:table-cell-properties fo:background-color="#ffeb9c"/>
      <style:text-properties fo:color="#9c5700"/>
    </style:style>
    <style:style style:name="ConditionalStyle_5f_381" style:display-name="ConditionalStyle_381" style:family="table-cell" style:parent-style-name="Default">
      <style:table-cell-properties fo:background-color="#00b0f0"/>
    </style:style>
    <style:style style:name="ConditionalStyle_5f_380" style:display-name="ConditionalStyle_380" style:family="table-cell" style:parent-style-name="Default">
      <style:table-cell-properties fo:background-color="#c6efce"/>
      <style:text-properties fo:color="#006100"/>
    </style:style>
    <style:style style:name="ConditionalStyle_5f_379" style:display-name="ConditionalStyle_379" style:family="table-cell" style:parent-style-name="Default">
      <style:table-cell-properties fo:background-color="#ffc7ce"/>
      <style:text-properties fo:color="#9c0006"/>
    </style:style>
    <style:style style:name="ConditionalStyle_5f_378" style:display-name="ConditionalStyle_378" style:family="table-cell" style:parent-style-name="Default">
      <style:table-cell-properties fo:background-color="#ffeb9c"/>
      <style:text-properties fo:color="#9c5700"/>
    </style:style>
    <style:style style:name="ConditionalStyle_5f_377" style:display-name="ConditionalStyle_377" style:family="table-cell" style:parent-style-name="Default">
      <style:table-cell-properties fo:background-color="#00b0f0"/>
    </style:style>
    <style:style style:name="ConditionalStyle_5f_376" style:display-name="ConditionalStyle_376" style:family="table-cell" style:parent-style-name="Default">
      <style:table-cell-properties fo:background-color="#c6efce"/>
      <style:text-properties fo:color="#006100"/>
    </style:style>
    <style:style style:name="ConditionalStyle_5f_375" style:display-name="ConditionalStyle_375" style:family="table-cell" style:parent-style-name="Default">
      <style:table-cell-properties fo:background-color="#ffc7ce"/>
      <style:text-properties fo:color="#9c0006"/>
    </style:style>
    <style:style style:name="ConditionalStyle_5f_374" style:display-name="ConditionalStyle_374" style:family="table-cell" style:parent-style-name="Default">
      <style:table-cell-properties fo:background-color="#ffeb9c"/>
      <style:text-properties fo:color="#9c5700"/>
    </style:style>
    <style:style style:name="ConditionalStyle_5f_373" style:display-name="ConditionalStyle_373" style:family="table-cell" style:parent-style-name="Default">
      <style:table-cell-properties fo:background-color="#00b0f0"/>
    </style:style>
    <style:style style:name="ConditionalStyle_5f_372" style:display-name="ConditionalStyle_372" style:family="table-cell" style:parent-style-name="Default">
      <style:table-cell-properties fo:background-color="#c6efce"/>
      <style:text-properties fo:color="#006100"/>
    </style:style>
    <style:style style:name="ConditionalStyle_5f_371" style:display-name="ConditionalStyle_371" style:family="table-cell" style:parent-style-name="Default">
      <style:table-cell-properties fo:background-color="#ffc7ce"/>
      <style:text-properties fo:color="#9c0006"/>
    </style:style>
    <style:style style:name="ConditionalStyle_5f_370" style:display-name="ConditionalStyle_370" style:family="table-cell" style:parent-style-name="Default">
      <style:table-cell-properties fo:background-color="#ffeb9c"/>
      <style:text-properties fo:color="#9c5700"/>
    </style:style>
    <style:style style:name="ConditionalStyle_5f_369" style:display-name="ConditionalStyle_369" style:family="table-cell" style:parent-style-name="Default">
      <style:table-cell-properties fo:background-color="#00b0f0"/>
    </style:style>
    <style:style style:name="ConditionalStyle_5f_368" style:display-name="ConditionalStyle_368" style:family="table-cell" style:parent-style-name="Default">
      <style:table-cell-properties fo:background-color="#c6efce"/>
      <style:text-properties fo:color="#006100"/>
    </style:style>
    <style:style style:name="ConditionalStyle_5f_367" style:display-name="ConditionalStyle_367" style:family="table-cell" style:parent-style-name="Default">
      <style:table-cell-properties fo:background-color="#ffc7ce"/>
      <style:text-properties fo:color="#9c0006"/>
    </style:style>
    <style:style style:name="ConditionalStyle_5f_366" style:display-name="ConditionalStyle_366" style:family="table-cell" style:parent-style-name="Default">
      <style:table-cell-properties fo:background-color="#ffeb9c"/>
      <style:text-properties fo:color="#9c5700"/>
    </style:style>
    <style:style style:name="ConditionalStyle_5f_365" style:display-name="ConditionalStyle_365" style:family="table-cell" style:parent-style-name="Default">
      <style:table-cell-properties fo:background-color="#00b0f0"/>
    </style:style>
    <style:style style:name="ConditionalStyle_5f_364" style:display-name="ConditionalStyle_364" style:family="table-cell" style:parent-style-name="Default">
      <style:table-cell-properties fo:background-color="#c6efce"/>
      <style:text-properties fo:color="#006100"/>
    </style:style>
    <style:style style:name="ConditionalStyle_5f_363" style:display-name="ConditionalStyle_363" style:family="table-cell" style:parent-style-name="Default">
      <style:table-cell-properties fo:background-color="#ffc7ce"/>
      <style:text-properties fo:color="#9c0006"/>
    </style:style>
    <style:style style:name="ConditionalStyle_5f_362" style:display-name="ConditionalStyle_362" style:family="table-cell" style:parent-style-name="Default">
      <style:table-cell-properties fo:background-color="#ffeb9c"/>
      <style:text-properties fo:color="#9c5700"/>
    </style:style>
    <style:style style:name="ConditionalStyle_5f_361" style:display-name="ConditionalStyle_361" style:family="table-cell" style:parent-style-name="Default">
      <style:table-cell-properties fo:background-color="#00b0f0"/>
    </style:style>
    <style:style style:name="ConditionalStyle_5f_360" style:display-name="ConditionalStyle_360" style:family="table-cell" style:parent-style-name="Default">
      <style:table-cell-properties fo:background-color="#c6efce"/>
      <style:text-properties fo:color="#006100"/>
    </style:style>
    <style:style style:name="ConditionalStyle_5f_359" style:display-name="ConditionalStyle_359" style:family="table-cell" style:parent-style-name="Default">
      <style:table-cell-properties fo:background-color="#ffc7ce"/>
      <style:text-properties fo:color="#9c0006"/>
    </style:style>
    <style:style style:name="ConditionalStyle_5f_358" style:display-name="ConditionalStyle_358" style:family="table-cell" style:parent-style-name="Default">
      <style:table-cell-properties fo:background-color="#ffeb9c"/>
      <style:text-properties fo:color="#9c5700"/>
    </style:style>
    <style:style style:name="ConditionalStyle_5f_357" style:display-name="ConditionalStyle_357" style:family="table-cell" style:parent-style-name="Default">
      <style:table-cell-properties fo:background-color="#00b0f0"/>
    </style:style>
    <style:style style:name="ConditionalStyle_5f_356" style:display-name="ConditionalStyle_356" style:family="table-cell" style:parent-style-name="Default">
      <style:table-cell-properties fo:background-color="#c6efce"/>
      <style:text-properties fo:color="#006100"/>
    </style:style>
    <style:style style:name="ConditionalStyle_5f_355" style:display-name="ConditionalStyle_355" style:family="table-cell" style:parent-style-name="Default">
      <style:table-cell-properties fo:background-color="#ffc7ce"/>
      <style:text-properties fo:color="#9c0006"/>
    </style:style>
    <style:style style:name="ConditionalStyle_5f_354" style:display-name="ConditionalStyle_354" style:family="table-cell" style:parent-style-name="Default">
      <style:table-cell-properties fo:background-color="#ffeb9c"/>
      <style:text-properties fo:color="#9c5700"/>
    </style:style>
    <style:style style:name="ConditionalStyle_5f_353" style:display-name="ConditionalStyle_353" style:family="table-cell" style:parent-style-name="Default">
      <style:table-cell-properties fo:background-color="#00b0f0"/>
    </style:style>
    <style:style style:name="ConditionalStyle_5f_352" style:display-name="ConditionalStyle_352" style:family="table-cell" style:parent-style-name="Default">
      <style:table-cell-properties fo:background-color="#c6efce"/>
      <style:text-properties fo:color="#006100"/>
    </style:style>
    <style:style style:name="ConditionalStyle_5f_351" style:display-name="ConditionalStyle_351" style:family="table-cell" style:parent-style-name="Default">
      <style:table-cell-properties fo:background-color="#ffc7ce"/>
      <style:text-properties fo:color="#9c0006"/>
    </style:style>
    <style:style style:name="ConditionalStyle_5f_350" style:display-name="ConditionalStyle_350" style:family="table-cell" style:parent-style-name="Default">
      <style:table-cell-properties fo:background-color="#ffeb9c"/>
      <style:text-properties fo:color="#9c5700"/>
    </style:style>
    <style:style style:name="ConditionalStyle_5f_349" style:display-name="ConditionalStyle_349" style:family="table-cell" style:parent-style-name="Default">
      <style:table-cell-properties fo:background-color="#00b0f0"/>
    </style:style>
    <style:style style:name="ConditionalStyle_5f_348" style:display-name="ConditionalStyle_348" style:family="table-cell" style:parent-style-name="Default">
      <style:table-cell-properties fo:background-color="#c6efce"/>
      <style:text-properties fo:color="#006100"/>
    </style:style>
    <style:style style:name="ConditionalStyle_5f_347" style:display-name="ConditionalStyle_347" style:family="table-cell" style:parent-style-name="Default">
      <style:table-cell-properties fo:background-color="#ffc7ce"/>
      <style:text-properties fo:color="#9c0006"/>
    </style:style>
    <style:style style:name="ConditionalStyle_5f_346" style:display-name="ConditionalStyle_346" style:family="table-cell" style:parent-style-name="Default">
      <style:table-cell-properties fo:background-color="#ffeb9c"/>
      <style:text-properties fo:color="#9c5700"/>
    </style:style>
    <style:style style:name="ConditionalStyle_5f_345" style:display-name="ConditionalStyle_345" style:family="table-cell" style:parent-style-name="Default">
      <style:table-cell-properties fo:background-color="#00b0f0"/>
    </style:style>
    <style:style style:name="ConditionalStyle_5f_344" style:display-name="ConditionalStyle_344" style:family="table-cell" style:parent-style-name="Default">
      <style:table-cell-properties fo:background-color="#c6efce"/>
      <style:text-properties fo:color="#006100"/>
    </style:style>
    <style:style style:name="ConditionalStyle_5f_343" style:display-name="ConditionalStyle_343" style:family="table-cell" style:parent-style-name="Default">
      <style:table-cell-properties fo:background-color="#ffc7ce"/>
      <style:text-properties fo:color="#9c0006"/>
    </style:style>
    <style:style style:name="ConditionalStyle_5f_342" style:display-name="ConditionalStyle_342" style:family="table-cell" style:parent-style-name="Default">
      <style:table-cell-properties fo:background-color="#ffeb9c"/>
      <style:text-properties fo:color="#9c5700"/>
    </style:style>
    <style:style style:name="ConditionalStyle_5f_341" style:display-name="ConditionalStyle_341" style:family="table-cell" style:parent-style-name="Default">
      <style:table-cell-properties fo:background-color="#00b0f0"/>
    </style:style>
    <style:style style:name="ConditionalStyle_5f_340" style:display-name="ConditionalStyle_340" style:family="table-cell" style:parent-style-name="Default">
      <style:table-cell-properties fo:background-color="#c6efce"/>
      <style:text-properties fo:color="#006100"/>
    </style:style>
    <style:style style:name="ConditionalStyle_5f_339" style:display-name="ConditionalStyle_339" style:family="table-cell" style:parent-style-name="Default">
      <style:table-cell-properties fo:background-color="#ffc7ce"/>
      <style:text-properties fo:color="#9c0006"/>
    </style:style>
    <style:style style:name="ConditionalStyle_5f_338" style:display-name="ConditionalStyle_338" style:family="table-cell" style:parent-style-name="Default">
      <style:table-cell-properties fo:background-color="#ffeb9c"/>
      <style:text-properties fo:color="#9c5700"/>
    </style:style>
    <style:style style:name="ConditionalStyle_5f_337" style:display-name="ConditionalStyle_337" style:family="table-cell" style:parent-style-name="Default">
      <style:table-cell-properties fo:background-color="#00b0f0"/>
    </style:style>
    <style:style style:name="ConditionalStyle_5f_336" style:display-name="ConditionalStyle_336" style:family="table-cell" style:parent-style-name="Default">
      <style:table-cell-properties fo:background-color="#c6efce"/>
      <style:text-properties fo:color="#006100"/>
    </style:style>
    <style:style style:name="ConditionalStyle_5f_335" style:display-name="ConditionalStyle_335" style:family="table-cell" style:parent-style-name="Default">
      <style:table-cell-properties fo:background-color="#ffc7ce"/>
      <style:text-properties fo:color="#9c0006"/>
    </style:style>
    <style:style style:name="ConditionalStyle_5f_334" style:display-name="ConditionalStyle_334" style:family="table-cell" style:parent-style-name="Default">
      <style:table-cell-properties fo:background-color="#ffeb9c"/>
      <style:text-properties fo:color="#9c5700"/>
    </style:style>
    <style:style style:name="ConditionalStyle_5f_333" style:display-name="ConditionalStyle_333" style:family="table-cell" style:parent-style-name="Default">
      <style:table-cell-properties fo:background-color="#00b0f0"/>
    </style:style>
    <style:style style:name="ConditionalStyle_5f_332" style:display-name="ConditionalStyle_332" style:family="table-cell" style:parent-style-name="Default">
      <style:table-cell-properties fo:background-color="#c6efce"/>
      <style:text-properties fo:color="#006100"/>
    </style:style>
    <style:style style:name="ConditionalStyle_5f_331" style:display-name="ConditionalStyle_331" style:family="table-cell" style:parent-style-name="Default">
      <style:table-cell-properties fo:background-color="#ffc7ce"/>
      <style:text-properties fo:color="#9c0006"/>
    </style:style>
    <style:style style:name="ConditionalStyle_5f_330" style:display-name="ConditionalStyle_330" style:family="table-cell" style:parent-style-name="Default">
      <style:table-cell-properties fo:background-color="#ffeb9c"/>
      <style:text-properties fo:color="#9c5700"/>
    </style:style>
    <style:style style:name="ConditionalStyle_5f_329" style:display-name="ConditionalStyle_329" style:family="table-cell" style:parent-style-name="Default">
      <style:table-cell-properties fo:background-color="#00b0f0"/>
    </style:style>
    <style:style style:name="ConditionalStyle_5f_328" style:display-name="ConditionalStyle_328" style:family="table-cell" style:parent-style-name="Default">
      <style:table-cell-properties fo:background-color="#c6efce"/>
      <style:text-properties fo:color="#006100"/>
    </style:style>
    <style:style style:name="ConditionalStyle_5f_327" style:display-name="ConditionalStyle_327" style:family="table-cell" style:parent-style-name="Default">
      <style:table-cell-properties fo:background-color="#ffc7ce"/>
      <style:text-properties fo:color="#9c0006"/>
    </style:style>
    <style:style style:name="ConditionalStyle_5f_326" style:display-name="ConditionalStyle_326" style:family="table-cell" style:parent-style-name="Default">
      <style:table-cell-properties fo:background-color="#ffeb9c"/>
      <style:text-properties fo:color="#9c5700"/>
    </style:style>
    <style:style style:name="ConditionalStyle_5f_325" style:display-name="ConditionalStyle_325" style:family="table-cell" style:parent-style-name="Default">
      <style:table-cell-properties fo:background-color="#00b0f0"/>
    </style:style>
    <style:style style:name="ConditionalStyle_5f_324" style:display-name="ConditionalStyle_324" style:family="table-cell" style:parent-style-name="Default">
      <style:table-cell-properties fo:background-color="#c6efce"/>
      <style:text-properties fo:color="#006100"/>
    </style:style>
    <style:style style:name="ConditionalStyle_5f_323" style:display-name="ConditionalStyle_323" style:family="table-cell" style:parent-style-name="Default">
      <style:table-cell-properties fo:background-color="#ffc7ce"/>
      <style:text-properties fo:color="#9c0006"/>
    </style:style>
    <style:style style:name="ConditionalStyle_5f_322" style:display-name="ConditionalStyle_322" style:family="table-cell" style:parent-style-name="Default">
      <style:table-cell-properties fo:background-color="#ffeb9c"/>
      <style:text-properties fo:color="#9c5700"/>
    </style:style>
    <style:style style:name="ConditionalStyle_5f_321" style:display-name="ConditionalStyle_321" style:family="table-cell" style:parent-style-name="Default">
      <style:table-cell-properties fo:background-color="#00b0f0"/>
    </style:style>
    <style:style style:name="ConditionalStyle_5f_320" style:display-name="ConditionalStyle_320" style:family="table-cell" style:parent-style-name="Default">
      <style:table-cell-properties fo:background-color="#c6efce"/>
      <style:text-properties fo:color="#006100"/>
    </style:style>
    <style:style style:name="ConditionalStyle_5f_319" style:display-name="ConditionalStyle_319" style:family="table-cell" style:parent-style-name="Default">
      <style:table-cell-properties fo:background-color="#ffc7ce"/>
      <style:text-properties fo:color="#9c0006"/>
    </style:style>
    <style:style style:name="ConditionalStyle_5f_318" style:display-name="ConditionalStyle_318" style:family="table-cell" style:parent-style-name="Default">
      <style:table-cell-properties fo:background-color="#ffeb9c"/>
      <style:text-properties fo:color="#9c5700"/>
    </style:style>
    <style:style style:name="ConditionalStyle_5f_317" style:display-name="ConditionalStyle_317" style:family="table-cell" style:parent-style-name="Default">
      <style:table-cell-properties fo:background-color="#00b0f0"/>
    </style:style>
    <style:style style:name="ConditionalStyle_5f_316" style:display-name="ConditionalStyle_316" style:family="table-cell" style:parent-style-name="Default">
      <style:table-cell-properties fo:background-color="#c6efce"/>
      <style:text-properties fo:color="#006100"/>
    </style:style>
    <style:style style:name="ConditionalStyle_5f_315" style:display-name="ConditionalStyle_315" style:family="table-cell" style:parent-style-name="Default">
      <style:table-cell-properties fo:background-color="#ffc7ce"/>
      <style:text-properties fo:color="#9c0006"/>
    </style:style>
    <style:style style:name="ConditionalStyle_5f_314" style:display-name="ConditionalStyle_314" style:family="table-cell" style:parent-style-name="Default">
      <style:table-cell-properties fo:background-color="#ffeb9c"/>
      <style:text-properties fo:color="#9c5700"/>
    </style:style>
    <style:style style:name="ConditionalStyle_5f_313" style:display-name="ConditionalStyle_313" style:family="table-cell" style:parent-style-name="Default">
      <style:table-cell-properties fo:background-color="#00b0f0"/>
    </style:style>
    <style:style style:name="ConditionalStyle_5f_312" style:display-name="ConditionalStyle_312" style:family="table-cell" style:parent-style-name="Default">
      <style:table-cell-properties fo:background-color="#c6efce"/>
      <style:text-properties fo:color="#006100"/>
    </style:style>
    <style:style style:name="ConditionalStyle_5f_311" style:display-name="ConditionalStyle_311" style:family="table-cell" style:parent-style-name="Default">
      <style:table-cell-properties fo:background-color="#ffc7ce"/>
      <style:text-properties fo:color="#9c0006"/>
    </style:style>
    <style:style style:name="ConditionalStyle_5f_310" style:display-name="ConditionalStyle_310" style:family="table-cell" style:parent-style-name="Default">
      <style:table-cell-properties fo:background-color="#ffeb9c"/>
      <style:text-properties fo:color="#9c5700"/>
    </style:style>
    <style:style style:name="ConditionalStyle_5f_309" style:display-name="ConditionalStyle_309" style:family="table-cell" style:parent-style-name="Default">
      <style:table-cell-properties fo:background-color="#00b0f0"/>
    </style:style>
    <style:style style:name="ConditionalStyle_5f_308" style:display-name="ConditionalStyle_308" style:family="table-cell" style:parent-style-name="Default">
      <style:table-cell-properties fo:background-color="#c6efce"/>
      <style:text-properties fo:color="#006100"/>
    </style:style>
    <style:style style:name="ConditionalStyle_5f_307" style:display-name="ConditionalStyle_307" style:family="table-cell" style:parent-style-name="Default">
      <style:table-cell-properties fo:background-color="#ffc7ce"/>
      <style:text-properties fo:color="#9c0006"/>
    </style:style>
    <style:style style:name="ConditionalStyle_5f_306" style:display-name="ConditionalStyle_306" style:family="table-cell" style:parent-style-name="Default">
      <style:table-cell-properties fo:background-color="#ffeb9c"/>
      <style:text-properties fo:color="#9c5700"/>
    </style:style>
    <style:style style:name="ConditionalStyle_5f_305" style:display-name="ConditionalStyle_305" style:family="table-cell" style:parent-style-name="Default">
      <style:table-cell-properties fo:background-color="#00b0f0"/>
    </style:style>
    <style:style style:name="ConditionalStyle_5f_304" style:display-name="ConditionalStyle_304" style:family="table-cell" style:parent-style-name="Default">
      <style:table-cell-properties fo:background-color="#c6efce"/>
      <style:text-properties fo:color="#006100"/>
    </style:style>
    <style:style style:name="ConditionalStyle_5f_303" style:display-name="ConditionalStyle_303" style:family="table-cell" style:parent-style-name="Default">
      <style:table-cell-properties fo:background-color="#ffc7ce"/>
      <style:text-properties fo:color="#9c0006"/>
    </style:style>
    <style:style style:name="ConditionalStyle_5f_302" style:display-name="ConditionalStyle_302" style:family="table-cell" style:parent-style-name="Default">
      <style:table-cell-properties fo:background-color="#ffeb9c"/>
      <style:text-properties fo:color="#9c5700"/>
    </style:style>
    <style:style style:name="ConditionalStyle_5f_301" style:display-name="ConditionalStyle_301" style:family="table-cell" style:parent-style-name="Default">
      <style:table-cell-properties fo:background-color="#00b0f0"/>
    </style:style>
    <style:style style:name="ConditionalStyle_5f_300" style:display-name="ConditionalStyle_300" style:family="table-cell" style:parent-style-name="Default">
      <style:table-cell-properties fo:background-color="#c6efce"/>
      <style:text-properties fo:color="#006100"/>
    </style:style>
    <style:style style:name="ConditionalStyle_5f_299" style:display-name="ConditionalStyle_299" style:family="table-cell" style:parent-style-name="Default">
      <style:table-cell-properties fo:background-color="#ffc7ce"/>
      <style:text-properties fo:color="#9c0006"/>
    </style:style>
    <style:style style:name="ConditionalStyle_5f_298" style:display-name="ConditionalStyle_298" style:family="table-cell" style:parent-style-name="Default">
      <style:table-cell-properties fo:background-color="#ffeb9c"/>
      <style:text-properties fo:color="#9c5700"/>
    </style:style>
    <style:style style:name="ConditionalStyle_5f_297" style:display-name="ConditionalStyle_297" style:family="table-cell" style:parent-style-name="Default">
      <style:table-cell-properties fo:background-color="#00b0f0"/>
    </style:style>
    <style:style style:name="ConditionalStyle_5f_296" style:display-name="ConditionalStyle_296" style:family="table-cell" style:parent-style-name="Default">
      <style:table-cell-properties fo:background-color="#c6efce"/>
      <style:text-properties fo:color="#006100"/>
    </style:style>
    <style:style style:name="ConditionalStyle_5f_295" style:display-name="ConditionalStyle_295" style:family="table-cell" style:parent-style-name="Default">
      <style:table-cell-properties fo:background-color="#ffc7ce"/>
      <style:text-properties fo:color="#9c0006"/>
    </style:style>
    <style:style style:name="ConditionalStyle_5f_294" style:display-name="ConditionalStyle_294" style:family="table-cell" style:parent-style-name="Default">
      <style:table-cell-properties fo:background-color="#ffeb9c"/>
      <style:text-properties fo:color="#9c5700"/>
    </style:style>
    <style:style style:name="ConditionalStyle_5f_293" style:display-name="ConditionalStyle_293" style:family="table-cell" style:parent-style-name="Default">
      <style:table-cell-properties fo:background-color="#00b0f0"/>
    </style:style>
    <style:style style:name="ConditionalStyle_5f_292" style:display-name="ConditionalStyle_292" style:family="table-cell" style:parent-style-name="Default">
      <style:table-cell-properties fo:background-color="#c6efce"/>
      <style:text-properties fo:color="#006100"/>
    </style:style>
    <style:style style:name="ConditionalStyle_5f_291" style:display-name="ConditionalStyle_291" style:family="table-cell" style:parent-style-name="Default">
      <style:table-cell-properties fo:background-color="#ffc7ce"/>
      <style:text-properties fo:color="#9c0006"/>
    </style:style>
    <style:style style:name="ConditionalStyle_5f_290" style:display-name="ConditionalStyle_290" style:family="table-cell" style:parent-style-name="Default">
      <style:table-cell-properties fo:background-color="#ffeb9c"/>
      <style:text-properties fo:color="#9c5700"/>
    </style:style>
    <style:style style:name="ConditionalStyle_5f_289" style:display-name="ConditionalStyle_289" style:family="table-cell" style:parent-style-name="Default">
      <style:table-cell-properties fo:background-color="#00b0f0"/>
    </style:style>
    <style:style style:name="ConditionalStyle_5f_288" style:display-name="ConditionalStyle_288" style:family="table-cell" style:parent-style-name="Default">
      <style:table-cell-properties fo:background-color="#c6efce"/>
      <style:text-properties fo:color="#006100"/>
    </style:style>
    <style:style style:name="ConditionalStyle_5f_287" style:display-name="ConditionalStyle_287" style:family="table-cell" style:parent-style-name="Default">
      <style:table-cell-properties fo:background-color="#ffc7ce"/>
      <style:text-properties fo:color="#9c0006"/>
    </style:style>
    <style:style style:name="ConditionalStyle_5f_286" style:display-name="ConditionalStyle_286" style:family="table-cell" style:parent-style-name="Default">
      <style:table-cell-properties fo:background-color="#ffeb9c"/>
      <style:text-properties fo:color="#9c5700"/>
    </style:style>
    <style:style style:name="ConditionalStyle_5f_285" style:display-name="ConditionalStyle_285" style:family="table-cell" style:parent-style-name="Default">
      <style:table-cell-properties fo:background-color="#00b0f0"/>
    </style:style>
    <style:style style:name="ConditionalStyle_5f_284" style:display-name="ConditionalStyle_284" style:family="table-cell" style:parent-style-name="Default">
      <style:table-cell-properties fo:background-color="#c6efce"/>
      <style:text-properties fo:color="#006100"/>
    </style:style>
    <style:style style:name="ConditionalStyle_5f_283" style:display-name="ConditionalStyle_283" style:family="table-cell" style:parent-style-name="Default">
      <style:table-cell-properties fo:background-color="#ffc7ce"/>
      <style:text-properties fo:color="#9c0006"/>
    </style:style>
    <style:style style:name="ConditionalStyle_5f_282" style:display-name="ConditionalStyle_282" style:family="table-cell" style:parent-style-name="Default">
      <style:table-cell-properties fo:background-color="#ffeb9c"/>
      <style:text-properties fo:color="#9c5700"/>
    </style:style>
    <style:style style:name="ConditionalStyle_5f_281" style:display-name="ConditionalStyle_281" style:family="table-cell" style:parent-style-name="Default">
      <style:table-cell-properties fo:background-color="#00b0f0"/>
    </style:style>
    <style:style style:name="ConditionalStyle_5f_280" style:display-name="ConditionalStyle_280" style:family="table-cell" style:parent-style-name="Default">
      <style:table-cell-properties fo:background-color="#c6efce"/>
      <style:text-properties fo:color="#006100"/>
    </style:style>
    <style:style style:name="ConditionalStyle_5f_279" style:display-name="ConditionalStyle_279" style:family="table-cell" style:parent-style-name="Default">
      <style:table-cell-properties fo:background-color="#ffc7ce"/>
      <style:text-properties fo:color="#9c0006"/>
    </style:style>
    <style:style style:name="ConditionalStyle_5f_278" style:display-name="ConditionalStyle_278" style:family="table-cell" style:parent-style-name="Default">
      <style:table-cell-properties fo:background-color="#ffeb9c"/>
      <style:text-properties fo:color="#9c5700"/>
    </style:style>
    <style:style style:name="ConditionalStyle_5f_277" style:display-name="ConditionalStyle_277" style:family="table-cell" style:parent-style-name="Default">
      <style:table-cell-properties fo:background-color="#00b0f0"/>
    </style:style>
    <style:style style:name="ConditionalStyle_5f_276" style:display-name="ConditionalStyle_276" style:family="table-cell" style:parent-style-name="Default">
      <style:table-cell-properties fo:background-color="#c6efce"/>
      <style:text-properties fo:color="#006100"/>
    </style:style>
    <style:style style:name="ConditionalStyle_5f_275" style:display-name="ConditionalStyle_275" style:family="table-cell" style:parent-style-name="Default">
      <style:table-cell-properties fo:background-color="#ffc7ce"/>
      <style:text-properties fo:color="#9c0006"/>
    </style:style>
    <style:style style:name="ConditionalStyle_5f_274" style:display-name="ConditionalStyle_274" style:family="table-cell" style:parent-style-name="Default">
      <style:table-cell-properties fo:background-color="#ffeb9c"/>
      <style:text-properties fo:color="#9c5700"/>
    </style:style>
    <style:style style:name="ConditionalStyle_5f_273" style:display-name="ConditionalStyle_273" style:family="table-cell" style:parent-style-name="Default">
      <style:table-cell-properties fo:background-color="#00b0f0"/>
    </style:style>
    <style:style style:name="ConditionalStyle_5f_272" style:display-name="ConditionalStyle_272" style:family="table-cell" style:parent-style-name="Default">
      <style:table-cell-properties fo:background-color="#c6efce"/>
      <style:text-properties fo:color="#006100"/>
    </style:style>
    <style:style style:name="ConditionalStyle_5f_271" style:display-name="ConditionalStyle_271" style:family="table-cell" style:parent-style-name="Default">
      <style:table-cell-properties fo:background-color="#ffc7ce"/>
      <style:text-properties fo:color="#9c0006"/>
    </style:style>
    <style:style style:name="ConditionalStyle_5f_270" style:display-name="ConditionalStyle_270" style:family="table-cell" style:parent-style-name="Default">
      <style:table-cell-properties fo:background-color="#ffeb9c"/>
      <style:text-properties fo:color="#9c5700"/>
    </style:style>
    <style:style style:name="ConditionalStyle_5f_269" style:display-name="ConditionalStyle_269" style:family="table-cell" style:parent-style-name="Default">
      <style:table-cell-properties fo:background-color="#00b0f0"/>
    </style:style>
    <style:style style:name="ConditionalStyle_5f_268" style:display-name="ConditionalStyle_268" style:family="table-cell" style:parent-style-name="Default">
      <style:table-cell-properties fo:background-color="#c6efce"/>
      <style:text-properties fo:color="#006100"/>
    </style:style>
    <style:style style:name="ConditionalStyle_5f_267" style:display-name="ConditionalStyle_267" style:family="table-cell" style:parent-style-name="Default">
      <style:table-cell-properties fo:background-color="#ffc7ce"/>
      <style:text-properties fo:color="#9c0006"/>
    </style:style>
    <style:style style:name="ConditionalStyle_5f_266" style:display-name="ConditionalStyle_266" style:family="table-cell" style:parent-style-name="Default">
      <style:table-cell-properties fo:background-color="#ffeb9c"/>
      <style:text-properties fo:color="#9c5700"/>
    </style:style>
    <style:style style:name="ConditionalStyle_5f_265" style:display-name="ConditionalStyle_265" style:family="table-cell" style:parent-style-name="Default">
      <style:table-cell-properties fo:background-color="#00b0f0"/>
    </style:style>
    <style:style style:name="ConditionalStyle_5f_264" style:display-name="ConditionalStyle_264" style:family="table-cell" style:parent-style-name="Default">
      <style:table-cell-properties fo:background-color="#c6efce"/>
      <style:text-properties fo:color="#006100"/>
    </style:style>
    <style:style style:name="ConditionalStyle_5f_263" style:display-name="ConditionalStyle_263" style:family="table-cell" style:parent-style-name="Default">
      <style:table-cell-properties fo:background-color="#ffc7ce"/>
      <style:text-properties fo:color="#9c0006"/>
    </style:style>
    <style:style style:name="ConditionalStyle_5f_262" style:display-name="ConditionalStyle_262" style:family="table-cell" style:parent-style-name="Default">
      <style:table-cell-properties fo:background-color="#ffeb9c"/>
      <style:text-properties fo:color="#9c5700"/>
    </style:style>
    <style:style style:name="ConditionalStyle_5f_261" style:display-name="ConditionalStyle_261" style:family="table-cell" style:parent-style-name="Default">
      <style:table-cell-properties fo:background-color="#00b0f0"/>
    </style:style>
    <style:style style:name="ConditionalStyle_5f_260" style:display-name="ConditionalStyle_260" style:family="table-cell" style:parent-style-name="Default">
      <style:table-cell-properties fo:background-color="#c6efce"/>
      <style:text-properties fo:color="#006100"/>
    </style:style>
    <style:style style:name="ConditionalStyle_5f_259" style:display-name="ConditionalStyle_259" style:family="table-cell" style:parent-style-name="Default">
      <style:table-cell-properties fo:background-color="#ffc7ce"/>
      <style:text-properties fo:color="#9c0006"/>
    </style:style>
    <style:style style:name="ConditionalStyle_5f_258" style:display-name="ConditionalStyle_258" style:family="table-cell" style:parent-style-name="Default">
      <style:table-cell-properties fo:background-color="#ffeb9c"/>
      <style:text-properties fo:color="#9c5700"/>
    </style:style>
    <style:style style:name="ConditionalStyle_5f_257" style:display-name="ConditionalStyle_257" style:family="table-cell" style:parent-style-name="Default">
      <style:table-cell-properties fo:background-color="#00b0f0"/>
    </style:style>
    <style:style style:name="ConditionalStyle_5f_256" style:display-name="ConditionalStyle_256" style:family="table-cell" style:parent-style-name="Default">
      <style:table-cell-properties fo:background-color="#c6efce"/>
      <style:text-properties fo:color="#006100"/>
    </style:style>
    <style:style style:name="ConditionalStyle_5f_255" style:display-name="ConditionalStyle_255" style:family="table-cell" style:parent-style-name="Default">
      <style:table-cell-properties fo:background-color="#ffc7ce"/>
      <style:text-properties fo:color="#9c0006"/>
    </style:style>
    <style:style style:name="ConditionalStyle_5f_254" style:display-name="ConditionalStyle_254" style:family="table-cell" style:parent-style-name="Default">
      <style:table-cell-properties fo:background-color="#ffeb9c"/>
      <style:text-properties fo:color="#9c5700"/>
    </style:style>
    <style:style style:name="ConditionalStyle_5f_253" style:display-name="ConditionalStyle_253" style:family="table-cell" style:parent-style-name="Default">
      <style:table-cell-properties fo:background-color="#00b0f0"/>
    </style:style>
    <style:style style:name="ConditionalStyle_5f_252" style:display-name="ConditionalStyle_252" style:family="table-cell" style:parent-style-name="Default">
      <style:table-cell-properties fo:background-color="#c6efce"/>
      <style:text-properties fo:color="#006100"/>
    </style:style>
    <style:style style:name="ConditionalStyle_5f_251" style:display-name="ConditionalStyle_251" style:family="table-cell" style:parent-style-name="Default">
      <style:table-cell-properties fo:background-color="#ffc7ce"/>
      <style:text-properties fo:color="#9c0006"/>
    </style:style>
    <style:style style:name="ConditionalStyle_5f_250" style:display-name="ConditionalStyle_250" style:family="table-cell" style:parent-style-name="Default">
      <style:table-cell-properties fo:background-color="#ffeb9c"/>
      <style:text-properties fo:color="#9c5700"/>
    </style:style>
    <style:style style:name="ConditionalStyle_5f_249" style:display-name="ConditionalStyle_249" style:family="table-cell" style:parent-style-name="Default">
      <style:table-cell-properties fo:background-color="#00b0f0"/>
    </style:style>
    <style:style style:name="ConditionalStyle_5f_248" style:display-name="ConditionalStyle_248" style:family="table-cell" style:parent-style-name="Default">
      <style:table-cell-properties fo:background-color="#c6efce"/>
      <style:text-properties fo:color="#006100"/>
    </style:style>
    <style:style style:name="ConditionalStyle_5f_247" style:display-name="ConditionalStyle_247" style:family="table-cell" style:parent-style-name="Default">
      <style:table-cell-properties fo:background-color="#ffc7ce"/>
      <style:text-properties fo:color="#9c0006"/>
    </style:style>
    <style:style style:name="ConditionalStyle_5f_246" style:display-name="ConditionalStyle_246" style:family="table-cell" style:parent-style-name="Default">
      <style:table-cell-properties fo:background-color="#ffeb9c"/>
      <style:text-properties fo:color="#9c5700"/>
    </style:style>
    <style:style style:name="ConditionalStyle_5f_245" style:display-name="ConditionalStyle_245" style:family="table-cell" style:parent-style-name="Default">
      <style:table-cell-properties fo:background-color="#00b0f0"/>
    </style:style>
    <style:style style:name="ConditionalStyle_5f_244" style:display-name="ConditionalStyle_244" style:family="table-cell" style:parent-style-name="Default">
      <style:table-cell-properties fo:background-color="#c6efce"/>
      <style:text-properties fo:color="#006100"/>
    </style:style>
    <style:style style:name="ConditionalStyle_5f_243" style:display-name="ConditionalStyle_243" style:family="table-cell" style:parent-style-name="Default">
      <style:table-cell-properties fo:background-color="#ffc7ce"/>
      <style:text-properties fo:color="#9c0006"/>
    </style:style>
    <style:style style:name="ConditionalStyle_5f_242" style:display-name="ConditionalStyle_242" style:family="table-cell" style:parent-style-name="Default">
      <style:table-cell-properties fo:background-color="#ffeb9c"/>
      <style:text-properties fo:color="#9c5700"/>
    </style:style>
    <style:style style:name="ConditionalStyle_5f_241" style:display-name="ConditionalStyle_241" style:family="table-cell" style:parent-style-name="Default">
      <style:table-cell-properties fo:background-color="#00b0f0"/>
    </style:style>
    <style:style style:name="ConditionalStyle_5f_240" style:display-name="ConditionalStyle_240" style:family="table-cell" style:parent-style-name="Default">
      <style:table-cell-properties fo:background-color="#c6efce"/>
      <style:text-properties fo:color="#006100"/>
    </style:style>
    <style:style style:name="ConditionalStyle_5f_239" style:display-name="ConditionalStyle_239" style:family="table-cell" style:parent-style-name="Default">
      <style:table-cell-properties fo:background-color="#ffc7ce"/>
      <style:text-properties fo:color="#9c0006"/>
    </style:style>
    <style:style style:name="ConditionalStyle_5f_238" style:display-name="ConditionalStyle_238" style:family="table-cell" style:parent-style-name="Default">
      <style:table-cell-properties fo:background-color="#ffeb9c"/>
      <style:text-properties fo:color="#9c5700"/>
    </style:style>
    <style:style style:name="ConditionalStyle_5f_237" style:display-name="ConditionalStyle_237" style:family="table-cell" style:parent-style-name="Default">
      <style:table-cell-properties fo:background-color="#00b0f0"/>
    </style:style>
    <style:style style:name="ConditionalStyle_5f_236" style:display-name="ConditionalStyle_236" style:family="table-cell" style:parent-style-name="Default">
      <style:table-cell-properties fo:background-color="#c6efce"/>
      <style:text-properties fo:color="#006100"/>
    </style:style>
    <style:style style:name="ConditionalStyle_5f_235" style:display-name="ConditionalStyle_235" style:family="table-cell" style:parent-style-name="Default">
      <style:table-cell-properties fo:background-color="#ffc7ce"/>
      <style:text-properties fo:color="#9c0006"/>
    </style:style>
    <style:style style:name="ConditionalStyle_5f_234" style:display-name="ConditionalStyle_234" style:family="table-cell" style:parent-style-name="Default">
      <style:table-cell-properties fo:background-color="#ffeb9c"/>
      <style:text-properties fo:color="#9c5700"/>
    </style:style>
    <style:style style:name="ConditionalStyle_5f_233" style:display-name="ConditionalStyle_233" style:family="table-cell" style:parent-style-name="Default">
      <style:table-cell-properties fo:background-color="#00b0f0"/>
    </style:style>
    <style:style style:name="ConditionalStyle_5f_232" style:display-name="ConditionalStyle_232" style:family="table-cell" style:parent-style-name="Default">
      <style:table-cell-properties fo:background-color="#c6efce"/>
      <style:text-properties fo:color="#006100"/>
    </style:style>
    <style:style style:name="ConditionalStyle_5f_231" style:display-name="ConditionalStyle_231" style:family="table-cell" style:parent-style-name="Default">
      <style:table-cell-properties fo:background-color="#ffc7ce"/>
      <style:text-properties fo:color="#9c0006"/>
    </style:style>
    <style:style style:name="ConditionalStyle_5f_230" style:display-name="ConditionalStyle_230" style:family="table-cell" style:parent-style-name="Default">
      <style:table-cell-properties fo:background-color="#ffeb9c"/>
      <style:text-properties fo:color="#9c5700"/>
    </style:style>
    <style:style style:name="ConditionalStyle_5f_229" style:display-name="ConditionalStyle_229" style:family="table-cell" style:parent-style-name="Default">
      <style:table-cell-properties fo:background-color="#00b0f0"/>
    </style:style>
    <style:style style:name="ConditionalStyle_5f_228" style:display-name="ConditionalStyle_228" style:family="table-cell" style:parent-style-name="Default">
      <style:table-cell-properties fo:background-color="#c6efce"/>
      <style:text-properties fo:color="#006100"/>
    </style:style>
    <style:style style:name="ConditionalStyle_5f_227" style:display-name="ConditionalStyle_227" style:family="table-cell" style:parent-style-name="Default">
      <style:table-cell-properties fo:background-color="#ffc7ce"/>
      <style:text-properties fo:color="#9c0006"/>
    </style:style>
    <style:style style:name="ConditionalStyle_5f_226" style:display-name="ConditionalStyle_226" style:family="table-cell" style:parent-style-name="Default">
      <style:table-cell-properties fo:background-color="#ffeb9c"/>
      <style:text-properties fo:color="#9c5700"/>
    </style:style>
    <style:style style:name="ConditionalStyle_5f_225" style:display-name="ConditionalStyle_225" style:family="table-cell" style:parent-style-name="Default">
      <style:table-cell-properties fo:background-color="#00b0f0"/>
    </style:style>
    <style:style style:name="ConditionalStyle_5f_224" style:display-name="ConditionalStyle_224" style:family="table-cell" style:parent-style-name="Default">
      <style:table-cell-properties fo:background-color="#c6efce"/>
      <style:text-properties fo:color="#006100"/>
    </style:style>
    <style:style style:name="ConditionalStyle_5f_223" style:display-name="ConditionalStyle_223" style:family="table-cell" style:parent-style-name="Default">
      <style:table-cell-properties fo:background-color="#ffc7ce"/>
      <style:text-properties fo:color="#9c0006"/>
    </style:style>
    <style:style style:name="ConditionalStyle_5f_222" style:display-name="ConditionalStyle_222" style:family="table-cell" style:parent-style-name="Default">
      <style:table-cell-properties fo:background-color="#ffeb9c"/>
      <style:text-properties fo:color="#9c5700"/>
    </style:style>
    <style:style style:name="ConditionalStyle_5f_221" style:display-name="ConditionalStyle_221" style:family="table-cell" style:parent-style-name="Default">
      <style:table-cell-properties fo:background-color="#00b0f0"/>
    </style:style>
    <style:style style:name="ConditionalStyle_5f_220" style:display-name="ConditionalStyle_220" style:family="table-cell" style:parent-style-name="Default">
      <style:table-cell-properties fo:background-color="#c6efce"/>
      <style:text-properties fo:color="#006100"/>
    </style:style>
    <style:style style:name="ConditionalStyle_5f_219" style:display-name="ConditionalStyle_219" style:family="table-cell" style:parent-style-name="Default">
      <style:table-cell-properties fo:background-color="#ffc7ce"/>
      <style:text-properties fo:color="#9c0006"/>
    </style:style>
    <style:style style:name="ConditionalStyle_5f_218" style:display-name="ConditionalStyle_218" style:family="table-cell" style:parent-style-name="Default">
      <style:table-cell-properties fo:background-color="#ffeb9c"/>
      <style:text-properties fo:color="#9c5700"/>
    </style:style>
    <style:style style:name="ConditionalStyle_5f_217" style:display-name="ConditionalStyle_217" style:family="table-cell" style:parent-style-name="Default">
      <style:table-cell-properties fo:background-color="#00b0f0"/>
    </style:style>
    <style:style style:name="ConditionalStyle_5f_216" style:display-name="ConditionalStyle_216" style:family="table-cell" style:parent-style-name="Default">
      <style:table-cell-properties fo:background-color="#c6efce"/>
      <style:text-properties fo:color="#006100"/>
    </style:style>
    <style:style style:name="ConditionalStyle_5f_215" style:display-name="ConditionalStyle_215" style:family="table-cell" style:parent-style-name="Default">
      <style:table-cell-properties fo:background-color="#ffc7ce"/>
      <style:text-properties fo:color="#9c0006"/>
    </style:style>
    <style:style style:name="ConditionalStyle_5f_214" style:display-name="ConditionalStyle_214" style:family="table-cell" style:parent-style-name="Default">
      <style:table-cell-properties fo:background-color="#ffeb9c"/>
      <style:text-properties fo:color="#9c5700"/>
    </style:style>
    <style:style style:name="ConditionalStyle_5f_213" style:display-name="ConditionalStyle_213" style:family="table-cell" style:parent-style-name="Default">
      <style:table-cell-properties fo:background-color="#00b0f0"/>
    </style:style>
    <style:style style:name="ConditionalStyle_5f_212" style:display-name="ConditionalStyle_212" style:family="table-cell" style:parent-style-name="Default">
      <style:table-cell-properties fo:background-color="#c6efce"/>
      <style:text-properties fo:color="#006100"/>
    </style:style>
    <style:style style:name="ConditionalStyle_5f_211" style:display-name="ConditionalStyle_211" style:family="table-cell" style:parent-style-name="Default">
      <style:table-cell-properties fo:background-color="#ffc7ce"/>
      <style:text-properties fo:color="#9c0006"/>
    </style:style>
    <style:style style:name="ConditionalStyle_5f_210" style:display-name="ConditionalStyle_210" style:family="table-cell" style:parent-style-name="Default">
      <style:table-cell-properties fo:background-color="#ffeb9c"/>
      <style:text-properties fo:color="#9c5700"/>
    </style:style>
    <style:style style:name="ConditionalStyle_5f_209" style:display-name="ConditionalStyle_209" style:family="table-cell" style:parent-style-name="Default">
      <style:table-cell-properties fo:background-color="#00b0f0"/>
    </style:style>
    <style:style style:name="ConditionalStyle_5f_208" style:display-name="ConditionalStyle_208" style:family="table-cell" style:parent-style-name="Default">
      <style:table-cell-properties fo:background-color="#c6efce"/>
      <style:text-properties fo:color="#006100"/>
    </style:style>
    <style:style style:name="ConditionalStyle_5f_207" style:display-name="ConditionalStyle_207" style:family="table-cell" style:parent-style-name="Default">
      <style:table-cell-properties fo:background-color="#ffc7ce"/>
      <style:text-properties fo:color="#9c0006"/>
    </style:style>
    <style:style style:name="ConditionalStyle_5f_206" style:display-name="ConditionalStyle_206" style:family="table-cell" style:parent-style-name="Default">
      <style:table-cell-properties fo:background-color="#ffeb9c"/>
      <style:text-properties fo:color="#9c5700"/>
    </style:style>
    <style:style style:name="ConditionalStyle_5f_205" style:display-name="ConditionalStyle_205" style:family="table-cell" style:parent-style-name="Default">
      <style:table-cell-properties fo:background-color="#00b0f0"/>
    </style:style>
    <style:style style:name="ConditionalStyle_5f_204" style:display-name="ConditionalStyle_204" style:family="table-cell" style:parent-style-name="Default">
      <style:table-cell-properties fo:background-color="#c6efce"/>
      <style:text-properties fo:color="#006100"/>
    </style:style>
    <style:style style:name="ConditionalStyle_5f_203" style:display-name="ConditionalStyle_203" style:family="table-cell" style:parent-style-name="Default">
      <style:table-cell-properties fo:background-color="#ffc7ce"/>
      <style:text-properties fo:color="#9c0006"/>
    </style:style>
    <style:style style:name="ConditionalStyle_5f_202" style:display-name="ConditionalStyle_202" style:family="table-cell" style:parent-style-name="Default">
      <style:table-cell-properties fo:background-color="#ffeb9c"/>
      <style:text-properties fo:color="#9c5700"/>
    </style:style>
    <style:style style:name="ConditionalStyle_5f_201" style:display-name="ConditionalStyle_201" style:family="table-cell" style:parent-style-name="Default">
      <style:table-cell-properties fo:background-color="#00b0f0"/>
    </style:style>
    <style:style style:name="ConditionalStyle_5f_200" style:display-name="ConditionalStyle_200" style:family="table-cell" style:parent-style-name="Default">
      <style:table-cell-properties fo:background-color="#c6efce"/>
      <style:text-properties fo:color="#006100"/>
    </style:style>
    <style:style style:name="ConditionalStyle_5f_199" style:display-name="ConditionalStyle_199" style:family="table-cell" style:parent-style-name="Default">
      <style:table-cell-properties fo:background-color="#ffc7ce"/>
      <style:text-properties fo:color="#9c0006"/>
    </style:style>
    <style:style style:name="ConditionalStyle_5f_198" style:display-name="ConditionalStyle_198" style:family="table-cell" style:parent-style-name="Default">
      <style:table-cell-properties fo:background-color="#ffeb9c"/>
      <style:text-properties fo:color="#9c5700"/>
    </style:style>
    <style:style style:name="ConditionalStyle_5f_197" style:display-name="ConditionalStyle_197" style:family="table-cell" style:parent-style-name="Default">
      <style:table-cell-properties fo:background-color="#00b0f0"/>
    </style:style>
    <style:style style:name="ConditionalStyle_5f_196" style:display-name="ConditionalStyle_196" style:family="table-cell" style:parent-style-name="Default">
      <style:table-cell-properties fo:background-color="#c6efce"/>
      <style:text-properties fo:color="#006100"/>
    </style:style>
    <style:style style:name="ConditionalStyle_5f_195" style:display-name="ConditionalStyle_195" style:family="table-cell" style:parent-style-name="Default">
      <style:table-cell-properties fo:background-color="#ffc7ce"/>
      <style:text-properties fo:color="#9c0006"/>
    </style:style>
    <style:style style:name="ConditionalStyle_5f_194" style:display-name="ConditionalStyle_194" style:family="table-cell" style:parent-style-name="Default">
      <style:table-cell-properties fo:background-color="#ffeb9c"/>
      <style:text-properties fo:color="#9c5700"/>
    </style:style>
    <style:style style:name="ConditionalStyle_5f_193" style:display-name="ConditionalStyle_193" style:family="table-cell" style:parent-style-name="Default">
      <style:table-cell-properties fo:background-color="#00b0f0"/>
    </style:style>
    <style:style style:name="ConditionalStyle_5f_192" style:display-name="ConditionalStyle_192" style:family="table-cell" style:parent-style-name="Default">
      <style:table-cell-properties fo:background-color="#c6efce"/>
      <style:text-properties fo:color="#006100"/>
    </style:style>
    <style:style style:name="ConditionalStyle_5f_191" style:display-name="ConditionalStyle_191" style:family="table-cell" style:parent-style-name="Default">
      <style:table-cell-properties fo:background-color="#ffc7ce"/>
      <style:text-properties fo:color="#9c0006"/>
    </style:style>
    <style:style style:name="ConditionalStyle_5f_190" style:display-name="ConditionalStyle_190" style:family="table-cell" style:parent-style-name="Default">
      <style:table-cell-properties fo:background-color="#ffeb9c"/>
      <style:text-properties fo:color="#9c5700"/>
    </style:style>
    <style:style style:name="ConditionalStyle_5f_189" style:display-name="ConditionalStyle_189" style:family="table-cell" style:parent-style-name="Default">
      <style:table-cell-properties fo:background-color="#00b0f0"/>
    </style:style>
    <style:style style:name="ConditionalStyle_5f_188" style:display-name="ConditionalStyle_188" style:family="table-cell" style:parent-style-name="Default">
      <style:table-cell-properties fo:background-color="#c6efce"/>
      <style:text-properties fo:color="#006100"/>
    </style:style>
    <style:style style:name="ConditionalStyle_5f_187" style:display-name="ConditionalStyle_187" style:family="table-cell" style:parent-style-name="Default">
      <style:table-cell-properties fo:background-color="#ffc7ce"/>
      <style:text-properties fo:color="#9c0006"/>
    </style:style>
    <style:style style:name="ConditionalStyle_5f_186" style:display-name="ConditionalStyle_186" style:family="table-cell" style:parent-style-name="Default">
      <style:table-cell-properties fo:background-color="#ffeb9c"/>
      <style:text-properties fo:color="#9c5700"/>
    </style:style>
    <style:style style:name="ConditionalStyle_5f_185" style:display-name="ConditionalStyle_185" style:family="table-cell" style:parent-style-name="Default">
      <style:table-cell-properties fo:background-color="#00b0f0"/>
    </style:style>
    <style:style style:name="ConditionalStyle_5f_184" style:display-name="ConditionalStyle_184" style:family="table-cell" style:parent-style-name="Default">
      <style:table-cell-properties fo:background-color="#c6efce"/>
      <style:text-properties fo:color="#006100"/>
    </style:style>
    <style:style style:name="ConditionalStyle_5f_183" style:display-name="ConditionalStyle_183" style:family="table-cell" style:parent-style-name="Default">
      <style:table-cell-properties fo:background-color="#ffc7ce"/>
      <style:text-properties fo:color="#9c0006"/>
    </style:style>
    <style:style style:name="ConditionalStyle_5f_182" style:display-name="ConditionalStyle_182" style:family="table-cell" style:parent-style-name="Default">
      <style:table-cell-properties fo:background-color="#ffeb9c"/>
      <style:text-properties fo:color="#9c5700"/>
    </style:style>
    <style:style style:name="ConditionalStyle_5f_181" style:display-name="ConditionalStyle_181" style:family="table-cell" style:parent-style-name="Default">
      <style:table-cell-properties fo:background-color="#00b0f0"/>
    </style:style>
    <style:style style:name="ConditionalStyle_5f_180" style:display-name="ConditionalStyle_180" style:family="table-cell" style:parent-style-name="Default">
      <style:table-cell-properties fo:background-color="#c6efce"/>
      <style:text-properties fo:color="#006100"/>
    </style:style>
    <style:style style:name="ConditionalStyle_5f_179" style:display-name="ConditionalStyle_179" style:family="table-cell" style:parent-style-name="Default">
      <style:table-cell-properties fo:background-color="#ffc7ce"/>
      <style:text-properties fo:color="#9c0006"/>
    </style:style>
    <style:style style:name="ConditionalStyle_5f_178" style:display-name="ConditionalStyle_178" style:family="table-cell" style:parent-style-name="Default">
      <style:table-cell-properties fo:background-color="#ffeb9c"/>
      <style:text-properties fo:color="#9c5700"/>
    </style:style>
    <style:style style:name="ConditionalStyle_5f_177" style:display-name="ConditionalStyle_177" style:family="table-cell" style:parent-style-name="Default">
      <style:table-cell-properties fo:background-color="#ffeb9c"/>
      <style:text-properties fo:color="#9c5700"/>
    </style:style>
    <style:style style:name="ConditionalStyle_5f_176" style:display-name="ConditionalStyle_176" style:family="table-cell" style:parent-style-name="Default">
      <style:table-cell-properties fo:background-color="#ffeb9c"/>
      <style:text-properties fo:color="#9c5700"/>
    </style:style>
    <style:style style:name="ConditionalStyle_5f_175" style:display-name="ConditionalStyle_175" style:family="table-cell" style:parent-style-name="Default">
      <style:table-cell-properties fo:background-color="#00b0f0"/>
    </style:style>
    <style:style style:name="ConditionalStyle_5f_174" style:display-name="ConditionalStyle_174" style:family="table-cell" style:parent-style-name="Default">
      <style:table-cell-properties fo:background-color="#c6efce"/>
      <style:text-properties fo:color="#006100"/>
    </style:style>
    <style:style style:name="ConditionalStyle_5f_173" style:display-name="ConditionalStyle_173" style:family="table-cell" style:parent-style-name="Default">
      <style:table-cell-properties fo:background-color="#ffc7ce"/>
      <style:text-properties fo:color="#9c0006"/>
    </style:style>
    <style:style style:name="ConditionalStyle_5f_172" style:display-name="ConditionalStyle_172" style:family="table-cell" style:parent-style-name="Default">
      <style:table-cell-properties fo:background-color="#ffeb9c"/>
      <style:text-properties fo:color="#9c5700"/>
    </style:style>
    <style:style style:name="ConditionalStyle_5f_171" style:display-name="ConditionalStyle_171" style:family="table-cell" style:parent-style-name="Default">
      <style:table-cell-properties fo:background-color="#00b0f0"/>
    </style:style>
    <style:style style:name="ConditionalStyle_5f_170" style:display-name="ConditionalStyle_170" style:family="table-cell" style:parent-style-name="Default">
      <style:table-cell-properties fo:background-color="#c6efce"/>
      <style:text-properties fo:color="#006100"/>
    </style:style>
    <style:style style:name="ConditionalStyle_5f_169" style:display-name="ConditionalStyle_169" style:family="table-cell" style:parent-style-name="Default">
      <style:table-cell-properties fo:background-color="#ffc7ce"/>
      <style:text-properties fo:color="#9c0006"/>
    </style:style>
    <style:style style:name="ConditionalStyle_5f_168" style:display-name="ConditionalStyle_168" style:family="table-cell" style:parent-style-name="Default">
      <style:table-cell-properties fo:background-color="#ffeb9c"/>
      <style:text-properties fo:color="#9c5700"/>
    </style:style>
    <style:style style:name="ConditionalStyle_5f_167" style:display-name="ConditionalStyle_167" style:family="table-cell" style:parent-style-name="Default">
      <style:table-cell-properties fo:background-color="#00b0f0"/>
    </style:style>
    <style:style style:name="ConditionalStyle_5f_166" style:display-name="ConditionalStyle_166" style:family="table-cell" style:parent-style-name="Default">
      <style:table-cell-properties fo:background-color="#c6efce"/>
      <style:text-properties fo:color="#006100"/>
    </style:style>
    <style:style style:name="ConditionalStyle_5f_165" style:display-name="ConditionalStyle_165" style:family="table-cell" style:parent-style-name="Default">
      <style:table-cell-properties fo:background-color="#ffc7ce"/>
      <style:text-properties fo:color="#9c0006"/>
    </style:style>
    <style:style style:name="ConditionalStyle_5f_164" style:display-name="ConditionalStyle_164" style:family="table-cell" style:parent-style-name="Default">
      <style:table-cell-properties fo:background-color="#ffeb9c"/>
      <style:text-properties fo:color="#9c5700"/>
    </style:style>
    <style:style style:name="ConditionalStyle_5f_163" style:display-name="ConditionalStyle_163" style:family="table-cell" style:parent-style-name="Default">
      <style:table-cell-properties fo:background-color="#00b0f0"/>
    </style:style>
    <style:style style:name="ConditionalStyle_5f_162" style:display-name="ConditionalStyle_162" style:family="table-cell" style:parent-style-name="Default">
      <style:table-cell-properties fo:background-color="#c6efce"/>
      <style:text-properties fo:color="#006100"/>
    </style:style>
    <style:style style:name="ConditionalStyle_5f_161" style:display-name="ConditionalStyle_161" style:family="table-cell" style:parent-style-name="Default">
      <style:table-cell-properties fo:background-color="#ffc7ce"/>
      <style:text-properties fo:color="#9c0006"/>
    </style:style>
    <style:style style:name="ConditionalStyle_5f_160" style:display-name="ConditionalStyle_160" style:family="table-cell" style:parent-style-name="Default">
      <style:table-cell-properties fo:background-color="#ffeb9c"/>
      <style:text-properties fo:color="#9c5700"/>
    </style:style>
    <style:style style:name="ConditionalStyle_5f_159" style:display-name="ConditionalStyle_159" style:family="table-cell" style:parent-style-name="Default">
      <style:table-cell-properties fo:background-color="#00b0f0"/>
    </style:style>
    <style:style style:name="ConditionalStyle_5f_158" style:display-name="ConditionalStyle_158" style:family="table-cell" style:parent-style-name="Default">
      <style:table-cell-properties fo:background-color="#c6efce"/>
      <style:text-properties fo:color="#006100"/>
    </style:style>
    <style:style style:name="ConditionalStyle_5f_157" style:display-name="ConditionalStyle_157" style:family="table-cell" style:parent-style-name="Default">
      <style:table-cell-properties fo:background-color="#ffc7ce"/>
      <style:text-properties fo:color="#9c0006"/>
    </style:style>
    <style:style style:name="ConditionalStyle_5f_156" style:display-name="ConditionalStyle_156" style:family="table-cell" style:parent-style-name="Default">
      <style:table-cell-properties fo:background-color="#ffeb9c"/>
      <style:text-properties fo:color="#9c5700"/>
    </style:style>
    <style:style style:name="ConditionalStyle_5f_155" style:display-name="ConditionalStyle_155" style:family="table-cell" style:parent-style-name="Default">
      <style:table-cell-properties fo:background-color="#00b0f0"/>
    </style:style>
    <style:style style:name="ConditionalStyle_5f_154" style:display-name="ConditionalStyle_154" style:family="table-cell" style:parent-style-name="Default">
      <style:table-cell-properties fo:background-color="#c6efce"/>
      <style:text-properties fo:color="#006100"/>
    </style:style>
    <style:style style:name="ConditionalStyle_5f_153" style:display-name="ConditionalStyle_153" style:family="table-cell" style:parent-style-name="Default">
      <style:table-cell-properties fo:background-color="#ffc7ce"/>
      <style:text-properties fo:color="#9c0006"/>
    </style:style>
    <style:style style:name="ConditionalStyle_5f_152" style:display-name="ConditionalStyle_152" style:family="table-cell" style:parent-style-name="Default">
      <style:table-cell-properties fo:background-color="#ffeb9c"/>
      <style:text-properties fo:color="#9c5700"/>
    </style:style>
    <style:style style:name="ConditionalStyle_5f_151" style:display-name="ConditionalStyle_151" style:family="table-cell" style:parent-style-name="Default">
      <style:table-cell-properties fo:background-color="#ffeb9c"/>
      <style:text-properties fo:color="#9c5700"/>
    </style:style>
    <style:style style:name="ConditionalStyle_5f_150" style:display-name="ConditionalStyle_150" style:family="table-cell" style:parent-style-name="Default">
      <style:table-cell-properties fo:background-color="#ffeb9c"/>
      <style:text-properties fo:color="#9c5700"/>
    </style:style>
    <style:style style:name="ConditionalStyle_5f_149" style:display-name="ConditionalStyle_149" style:family="table-cell" style:parent-style-name="Default">
      <style:table-cell-properties fo:background-color="#00b0f0"/>
    </style:style>
    <style:style style:name="ConditionalStyle_5f_148" style:display-name="ConditionalStyle_148" style:family="table-cell" style:parent-style-name="Default">
      <style:table-cell-properties fo:background-color="#c6efce"/>
      <style:text-properties fo:color="#006100"/>
    </style:style>
    <style:style style:name="ConditionalStyle_5f_147" style:display-name="ConditionalStyle_147" style:family="table-cell" style:parent-style-name="Default">
      <style:table-cell-properties fo:background-color="#ffc7ce"/>
      <style:text-properties fo:color="#9c0006"/>
    </style:style>
    <style:style style:name="ConditionalStyle_5f_146" style:display-name="ConditionalStyle_146" style:family="table-cell" style:parent-style-name="Default">
      <style:table-cell-properties fo:background-color="#ffeb9c"/>
      <style:text-properties fo:color="#9c5700"/>
    </style:style>
    <style:style style:name="ConditionalStyle_5f_145" style:display-name="ConditionalStyle_145" style:family="table-cell" style:parent-style-name="Default">
      <style:table-cell-properties fo:background-color="#ffeb9c"/>
      <style:text-properties fo:color="#9c5700"/>
    </style:style>
    <style:style style:name="ConditionalStyle_5f_144" style:display-name="ConditionalStyle_144" style:family="table-cell" style:parent-style-name="Default">
      <style:table-cell-properties fo:background-color="#00b0f0"/>
    </style:style>
    <style:style style:name="ConditionalStyle_5f_143" style:display-name="ConditionalStyle_143" style:family="table-cell" style:parent-style-name="Default">
      <style:table-cell-properties fo:background-color="#c6efce"/>
      <style:text-properties fo:color="#006100"/>
    </style:style>
    <style:style style:name="ConditionalStyle_5f_142" style:display-name="ConditionalStyle_142" style:family="table-cell" style:parent-style-name="Default">
      <style:table-cell-properties fo:background-color="#ffc7ce"/>
      <style:text-properties fo:color="#9c0006"/>
    </style:style>
    <style:style style:name="ConditionalStyle_5f_141" style:display-name="ConditionalStyle_141" style:family="table-cell" style:parent-style-name="Default">
      <style:table-cell-properties fo:background-color="#ffeb9c"/>
      <style:text-properties fo:color="#9c5700"/>
    </style:style>
    <style:style style:name="ConditionalStyle_5f_140" style:display-name="ConditionalStyle_140" style:family="table-cell" style:parent-style-name="Default">
      <style:table-cell-properties fo:background-color="#00b0f0"/>
    </style:style>
    <style:style style:name="ConditionalStyle_5f_139" style:display-name="ConditionalStyle_139" style:family="table-cell" style:parent-style-name="Default">
      <style:table-cell-properties fo:background-color="#c6efce"/>
      <style:text-properties fo:color="#006100"/>
    </style:style>
    <style:style style:name="ConditionalStyle_5f_138" style:display-name="ConditionalStyle_138" style:family="table-cell" style:parent-style-name="Default">
      <style:table-cell-properties fo:background-color="#ffc7ce"/>
      <style:text-properties fo:color="#9c0006"/>
    </style:style>
    <style:style style:name="ConditionalStyle_5f_137" style:display-name="ConditionalStyle_137" style:family="table-cell" style:parent-style-name="Default">
      <style:table-cell-properties fo:background-color="#ffeb9c"/>
      <style:text-properties fo:color="#9c5700"/>
    </style:style>
    <style:style style:name="ConditionalStyle_5f_136" style:display-name="ConditionalStyle_136" style:family="table-cell" style:parent-style-name="Default">
      <style:table-cell-properties fo:background-color="#ffeb9c"/>
      <style:text-properties fo:color="#9c5700"/>
    </style:style>
    <style:style style:name="ConditionalStyle_5f_135" style:display-name="ConditionalStyle_135" style:family="table-cell" style:parent-style-name="Default">
      <style:table-cell-properties fo:background-color="#ffeb9c"/>
      <style:text-properties fo:color="#9c5700"/>
    </style:style>
    <style:style style:name="ConditionalStyle_5f_134" style:display-name="ConditionalStyle_134" style:family="table-cell" style:parent-style-name="Default">
      <style:table-cell-properties fo:background-color="#00b0f0"/>
    </style:style>
    <style:style style:name="ConditionalStyle_5f_133" style:display-name="ConditionalStyle_133" style:family="table-cell" style:parent-style-name="Default">
      <style:table-cell-properties fo:background-color="#c6efce"/>
      <style:text-properties fo:color="#006100"/>
    </style:style>
    <style:style style:name="ConditionalStyle_5f_132" style:display-name="ConditionalStyle_132" style:family="table-cell" style:parent-style-name="Default">
      <style:table-cell-properties fo:background-color="#ffc7ce"/>
      <style:text-properties fo:color="#9c0006"/>
    </style:style>
    <style:style style:name="ConditionalStyle_5f_131" style:display-name="ConditionalStyle_131" style:family="table-cell" style:parent-style-name="Default">
      <style:table-cell-properties fo:background-color="#ffeb9c"/>
      <style:text-properties fo:color="#9c5700"/>
    </style:style>
    <style:style style:name="ConditionalStyle_5f_130" style:display-name="ConditionalStyle_130" style:family="table-cell" style:parent-style-name="Default">
      <style:table-cell-properties fo:background-color="#ffeb9c"/>
      <style:text-properties fo:color="#9c5700"/>
    </style:style>
    <style:style style:name="ConditionalStyle_5f_129" style:display-name="ConditionalStyle_129" style:family="table-cell" style:parent-style-name="Default">
      <style:table-cell-properties fo:background-color="#ffeb9c"/>
      <style:text-properties fo:color="#9c5700"/>
    </style:style>
    <style:style style:name="ConditionalStyle_5f_128" style:display-name="ConditionalStyle_128" style:family="table-cell" style:parent-style-name="Default">
      <style:table-cell-properties fo:background-color="#ffeb9c"/>
      <style:text-properties fo:color="#9c5700"/>
    </style:style>
    <style:style style:name="ConditionalStyle_5f_127" style:display-name="ConditionalStyle_127" style:family="table-cell" style:parent-style-name="Default">
      <style:table-cell-properties fo:background-color="#ffeb9c"/>
      <style:text-properties fo:color="#9c5700"/>
    </style:style>
    <style:style style:name="ConditionalStyle_5f_126" style:display-name="ConditionalStyle_126" style:family="table-cell" style:parent-style-name="Default">
      <style:table-cell-properties fo:background-color="#00b0f0"/>
    </style:style>
    <style:style style:name="ConditionalStyle_5f_125" style:display-name="ConditionalStyle_125" style:family="table-cell" style:parent-style-name="Default">
      <style:table-cell-properties fo:background-color="#c6efce"/>
      <style:text-properties fo:color="#006100"/>
    </style:style>
    <style:style style:name="ConditionalStyle_5f_124" style:display-name="ConditionalStyle_124" style:family="table-cell" style:parent-style-name="Default">
      <style:table-cell-properties fo:background-color="#ffc7ce"/>
      <style:text-properties fo:color="#9c0006"/>
    </style:style>
    <style:style style:name="ConditionalStyle_5f_123" style:display-name="ConditionalStyle_123" style:family="table-cell" style:parent-style-name="Default">
      <style:table-cell-properties fo:background-color="#ffeb9c"/>
      <style:text-properties fo:color="#9c5700"/>
    </style:style>
    <style:style style:name="ConditionalStyle_5f_122" style:display-name="ConditionalStyle_122" style:family="table-cell" style:parent-style-name="Default">
      <style:table-cell-properties fo:background-color="#ffeb9c"/>
      <style:text-properties fo:color="#9c5700"/>
    </style:style>
    <style:style style:name="ConditionalStyle_5f_121" style:display-name="ConditionalStyle_121" style:family="table-cell" style:parent-style-name="Default">
      <style:table-cell-properties fo:background-color="#ffeb9c"/>
      <style:text-properties fo:color="#9c5700"/>
    </style:style>
    <style:style style:name="ConditionalStyle_5f_120" style:display-name="ConditionalStyle_120" style:family="table-cell" style:parent-style-name="Default">
      <style:table-cell-properties fo:background-color="#00b0f0"/>
    </style:style>
    <style:style style:name="ConditionalStyle_5f_119" style:display-name="ConditionalStyle_119" style:family="table-cell" style:parent-style-name="Default">
      <style:table-cell-properties fo:background-color="#c6efce"/>
      <style:text-properties fo:color="#006100"/>
    </style:style>
    <style:style style:name="ConditionalStyle_5f_118" style:display-name="ConditionalStyle_118" style:family="table-cell" style:parent-style-name="Default">
      <style:table-cell-properties fo:background-color="#ffc7ce"/>
      <style:text-properties fo:color="#9c0006"/>
    </style:style>
    <style:style style:name="ConditionalStyle_5f_117" style:display-name="ConditionalStyle_117" style:family="table-cell" style:parent-style-name="Default">
      <style:table-cell-properties fo:background-color="#ffeb9c"/>
      <style:text-properties fo:color="#9c5700"/>
    </style:style>
    <style:style style:name="ConditionalStyle_5f_116" style:display-name="ConditionalStyle_116" style:family="table-cell" style:parent-style-name="Default">
      <style:table-cell-properties fo:background-color="#ffeb9c"/>
      <style:text-properties fo:color="#9c5700"/>
    </style:style>
    <style:style style:name="ConditionalStyle_5f_115" style:display-name="ConditionalStyle_115" style:family="table-cell" style:parent-style-name="Default">
      <style:table-cell-properties fo:background-color="#ffeb9c"/>
      <style:text-properties fo:color="#9c5700"/>
    </style:style>
    <style:style style:name="ConditionalStyle_5f_114" style:display-name="ConditionalStyle_114" style:family="table-cell" style:parent-style-name="Default">
      <style:table-cell-properties fo:background-color="#ffeb9c"/>
      <style:text-properties fo:color="#9c5700"/>
    </style:style>
    <style:style style:name="ConditionalStyle_5f_113" style:display-name="ConditionalStyle_113" style:family="table-cell" style:parent-style-name="Default">
      <style:table-cell-properties fo:background-color="#00b0f0"/>
    </style:style>
    <style:style style:name="ConditionalStyle_5f_112" style:display-name="ConditionalStyle_112" style:family="table-cell" style:parent-style-name="Default">
      <style:table-cell-properties fo:background-color="#c6efce"/>
      <style:text-properties fo:color="#006100"/>
    </style:style>
    <style:style style:name="ConditionalStyle_5f_111" style:display-name="ConditionalStyle_111" style:family="table-cell" style:parent-style-name="Default">
      <style:table-cell-properties fo:background-color="#ffc7ce"/>
      <style:text-properties fo:color="#9c0006"/>
    </style:style>
    <style:style style:name="ConditionalStyle_5f_110" style:display-name="ConditionalStyle_110" style:family="table-cell" style:parent-style-name="Default">
      <style:table-cell-properties fo:background-color="#ffeb9c"/>
      <style:text-properties fo:color="#9c5700"/>
    </style:style>
    <style:style style:name="ConditionalStyle_5f_109" style:display-name="ConditionalStyle_109" style:family="table-cell" style:parent-style-name="Default">
      <style:table-cell-properties fo:background-color="#ffeb9c"/>
      <style:text-properties fo:color="#9c5700"/>
    </style:style>
    <style:style style:name="ConditionalStyle_5f_108" style:display-name="ConditionalStyle_108" style:family="table-cell" style:parent-style-name="Default">
      <style:table-cell-properties fo:background-color="#ffeb9c"/>
      <style:text-properties fo:color="#9c5700"/>
    </style:style>
    <style:style style:name="ConditionalStyle_5f_107" style:display-name="ConditionalStyle_107" style:family="table-cell" style:parent-style-name="Default">
      <style:table-cell-properties fo:background-color="#00b0f0"/>
    </style:style>
    <style:style style:name="ConditionalStyle_5f_106" style:display-name="ConditionalStyle_106" style:family="table-cell" style:parent-style-name="Default">
      <style:table-cell-properties fo:background-color="#c6efce"/>
      <style:text-properties fo:color="#006100"/>
    </style:style>
    <style:style style:name="ConditionalStyle_5f_105" style:display-name="ConditionalStyle_105" style:family="table-cell" style:parent-style-name="Default">
      <style:table-cell-properties fo:background-color="#ffc7ce"/>
      <style:text-properties fo:color="#9c0006"/>
    </style:style>
    <style:style style:name="ConditionalStyle_5f_104" style:display-name="ConditionalStyle_104" style:family="table-cell" style:parent-style-name="Default">
      <style:table-cell-properties fo:background-color="#ffeb9c"/>
      <style:text-properties fo:color="#9c5700"/>
    </style:style>
    <style:style style:name="ConditionalStyle_5f_103" style:display-name="ConditionalStyle_103" style:family="table-cell" style:parent-style-name="Default">
      <style:table-cell-properties fo:background-color="#ffeb9c"/>
      <style:text-properties fo:color="#9c5700"/>
    </style:style>
    <style:style style:name="ConditionalStyle_5f_102" style:display-name="ConditionalStyle_102" style:family="table-cell" style:parent-style-name="Default">
      <style:table-cell-properties fo:background-color="#ffeb9c"/>
      <style:text-properties fo:color="#9c5700"/>
    </style:style>
    <style:style style:name="ConditionalStyle_5f_101" style:display-name="ConditionalStyle_101" style:family="table-cell" style:parent-style-name="Default">
      <style:table-cell-properties fo:background-color="#ffeb9c"/>
      <style:text-properties fo:color="#9c5700"/>
    </style:style>
    <style:style style:name="ConditionalStyle_5f_100" style:display-name="ConditionalStyle_100" style:family="table-cell" style:parent-style-name="Default">
      <style:table-cell-properties fo:background-color="#00b0f0"/>
    </style:style>
    <style:style style:name="ConditionalStyle_5f_99" style:display-name="ConditionalStyle_99" style:family="table-cell" style:parent-style-name="Default">
      <style:table-cell-properties fo:background-color="#c6efce"/>
      <style:text-properties fo:color="#006100"/>
    </style:style>
    <style:style style:name="ConditionalStyle_5f_98" style:display-name="ConditionalStyle_98" style:family="table-cell" style:parent-style-name="Default">
      <style:table-cell-properties fo:background-color="#ffc7ce"/>
      <style:text-properties fo:color="#9c0006"/>
    </style:style>
    <style:style style:name="ConditionalStyle_5f_97" style:display-name="ConditionalStyle_97" style:family="table-cell" style:parent-style-name="Default">
      <style:table-cell-properties fo:background-color="#ffeb9c"/>
      <style:text-properties fo:color="#9c5700"/>
    </style:style>
    <style:style style:name="ConditionalStyle_5f_96" style:display-name="ConditionalStyle_96" style:family="table-cell" style:parent-style-name="Default">
      <style:table-cell-properties fo:background-color="#ffeb9c"/>
      <style:text-properties fo:color="#9c5700"/>
    </style:style>
    <style:style style:name="ConditionalStyle_5f_95" style:display-name="ConditionalStyle_95" style:family="table-cell" style:parent-style-name="Default">
      <style:table-cell-properties fo:background-color="#ffeb9c"/>
      <style:text-properties fo:color="#9c5700"/>
    </style:style>
    <style:style style:name="ConditionalStyle_5f_94" style:display-name="ConditionalStyle_94" style:family="table-cell" style:parent-style-name="Default">
      <style:table-cell-properties fo:background-color="#ffeb9c"/>
      <style:text-properties fo:color="#9c5700"/>
    </style:style>
    <style:style style:name="ConditionalStyle_5f_93" style:display-name="ConditionalStyle_93" style:family="table-cell" style:parent-style-name="Default">
      <style:table-cell-properties fo:background-color="#ffeb9c"/>
      <style:text-properties fo:color="#9c5700"/>
    </style:style>
    <style:style style:name="ConditionalStyle_5f_92" style:display-name="ConditionalStyle_92" style:family="table-cell" style:parent-style-name="Default">
      <style:table-cell-properties fo:background-color="#ffeb9c"/>
      <style:text-properties fo:color="#9c5700"/>
    </style:style>
    <style:style style:name="ConditionalStyle_5f_91" style:display-name="ConditionalStyle_91" style:family="table-cell" style:parent-style-name="Default">
      <style:table-cell-properties fo:background-color="#ffeb9c"/>
      <style:text-properties fo:color="#9c5700"/>
    </style:style>
    <style:style style:name="ConditionalStyle_5f_90" style:display-name="ConditionalStyle_90" style:family="table-cell" style:parent-style-name="Default">
      <style:table-cell-properties fo:background-color="#ffeb9c"/>
      <style:text-properties fo:color="#9c5700"/>
    </style:style>
    <style:style style:name="ConditionalStyle_5f_89" style:display-name="ConditionalStyle_89" style:family="table-cell" style:parent-style-name="Default">
      <style:table-cell-properties fo:background-color="#ffeb9c"/>
      <style:text-properties fo:color="#9c5700"/>
    </style:style>
    <style:style style:name="ConditionalStyle_5f_88" style:display-name="ConditionalStyle_88" style:family="table-cell" style:parent-style-name="Default">
      <style:table-cell-properties fo:background-color="#ffeb9c"/>
      <style:text-properties fo:color="#9c5700"/>
    </style:style>
    <style:style style:name="ConditionalStyle_5f_87" style:display-name="ConditionalStyle_87" style:family="table-cell" style:parent-style-name="Default">
      <style:table-cell-properties fo:background-color="#ffeb9c"/>
      <style:text-properties fo:color="#9c5700"/>
    </style:style>
    <style:style style:name="ConditionalStyle_5f_86" style:display-name="ConditionalStyle_86" style:family="table-cell" style:parent-style-name="Default">
      <style:table-cell-properties fo:background-color="#ffeb9c"/>
      <style:text-properties fo:color="#9c5700"/>
    </style:style>
    <style:style style:name="ConditionalStyle_5f_85" style:display-name="ConditionalStyle_85" style:family="table-cell" style:parent-style-name="Default">
      <style:table-cell-properties fo:background-color="#00b0f0"/>
    </style:style>
    <style:style style:name="ConditionalStyle_5f_84" style:display-name="ConditionalStyle_84" style:family="table-cell" style:parent-style-name="Default">
      <style:table-cell-properties fo:background-color="#c6efce"/>
      <style:text-properties fo:color="#006100"/>
    </style:style>
    <style:style style:name="ConditionalStyle_5f_83" style:display-name="ConditionalStyle_83" style:family="table-cell" style:parent-style-name="Default">
      <style:table-cell-properties fo:background-color="#ffc7ce"/>
      <style:text-properties fo:color="#9c0006"/>
    </style:style>
    <style:style style:name="ConditionalStyle_5f_82" style:display-name="ConditionalStyle_82" style:family="table-cell" style:parent-style-name="Default">
      <style:table-cell-properties fo:background-color="#ffeb9c"/>
      <style:text-properties fo:color="#9c5700"/>
    </style:style>
    <style:style style:name="ConditionalStyle_5f_81" style:display-name="ConditionalStyle_81" style:family="table-cell" style:parent-style-name="Default">
      <style:table-cell-properties fo:background-color="#00b0f0"/>
    </style:style>
    <style:style style:name="ConditionalStyle_5f_80" style:display-name="ConditionalStyle_80" style:family="table-cell" style:parent-style-name="Default">
      <style:table-cell-properties fo:background-color="#c6efce"/>
      <style:text-properties fo:color="#006100"/>
    </style:style>
    <style:style style:name="ConditionalStyle_5f_79" style:display-name="ConditionalStyle_79" style:family="table-cell" style:parent-style-name="Default">
      <style:table-cell-properties fo:background-color="#ffc7ce"/>
      <style:text-properties fo:color="#9c0006"/>
    </style:style>
    <style:style style:name="ConditionalStyle_5f_78" style:display-name="ConditionalStyle_78" style:family="table-cell" style:parent-style-name="Default">
      <style:table-cell-properties fo:background-color="#ffeb9c"/>
      <style:text-properties fo:color="#9c5700"/>
    </style:style>
    <style:style style:name="ConditionalStyle_5f_77" style:display-name="ConditionalStyle_77" style:family="table-cell" style:parent-style-name="Default">
      <style:table-cell-properties fo:background-color="#00b0f0"/>
    </style:style>
    <style:style style:name="ConditionalStyle_5f_76" style:display-name="ConditionalStyle_76" style:family="table-cell" style:parent-style-name="Default">
      <style:table-cell-properties fo:background-color="#c6efce"/>
      <style:text-properties fo:color="#006100"/>
    </style:style>
    <style:style style:name="ConditionalStyle_5f_75" style:display-name="ConditionalStyle_75" style:family="table-cell" style:parent-style-name="Default">
      <style:table-cell-properties fo:background-color="#ffc7ce"/>
      <style:text-properties fo:color="#9c0006"/>
    </style:style>
    <style:style style:name="ConditionalStyle_5f_74" style:display-name="ConditionalStyle_74" style:family="table-cell" style:parent-style-name="Default">
      <style:table-cell-properties fo:background-color="#c6efce"/>
      <style:text-properties fo:color="#006100"/>
    </style:style>
    <style:style style:name="ConditionalStyle_5f_73" style:display-name="ConditionalStyle_73" style:family="table-cell" style:parent-style-name="Default">
      <style:table-cell-properties fo:background-color="#ffc7ce"/>
      <style:text-properties fo:color="#9c0006"/>
    </style:style>
    <style:style style:name="ConditionalStyle_5f_72" style:display-name="ConditionalStyle_72" style:family="table-cell" style:parent-style-name="Default">
      <style:table-cell-properties fo:background-color="#00b0f0"/>
    </style:style>
    <style:style style:name="ConditionalStyle_5f_71" style:display-name="ConditionalStyle_71" style:family="table-cell" style:parent-style-name="Default">
      <style:table-cell-properties fo:background-color="#ffeb9c"/>
      <style:text-properties fo:color="#9c5700"/>
    </style:style>
    <style:style style:name="ConditionalStyle_5f_70" style:display-name="ConditionalStyle_70" style:family="table-cell" style:parent-style-name="Default">
      <style:table-cell-properties fo:background-color="#ffeb9c"/>
      <style:text-properties fo:color="#9c5700"/>
    </style:style>
    <style:style style:name="ConditionalStyle_5f_69" style:display-name="ConditionalStyle_69" style:family="table-cell" style:parent-style-name="Default">
      <style:table-cell-properties fo:background-color="#00b0f0"/>
    </style:style>
    <style:style style:name="ConditionalStyle_5f_68" style:display-name="ConditionalStyle_68" style:family="table-cell" style:parent-style-name="Default">
      <style:table-cell-properties fo:background-color="#c6efce"/>
      <style:text-properties fo:color="#006100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/>
    </style:style>
    <style:style style:name="ConditionalStyle_5f_66" style:display-name="ConditionalStyle_66" style:family="table-cell" style:parent-style-name="Default">
      <style:table-cell-properties fo:background-color="#ffeb9c"/>
      <style:text-properties fo:color="#9c5700"/>
    </style:style>
    <style:style style:name="ConditionalStyle_5f_65" style:display-name="ConditionalStyle_65" style:family="table-cell" style:parent-style-name="Default">
      <style:table-cell-properties fo:background-color="#c6efce"/>
      <style:text-properties fo:color="#006100"/>
    </style:style>
    <style:style style:name="ConditionalStyle_5f_64" style:display-name="ConditionalStyle_64" style:family="table-cell" style:parent-style-name="Default">
      <style:table-cell-properties fo:background-color="#ffc7ce"/>
      <style:text-properties fo:color="#9c0006"/>
    </style:style>
    <style:style style:name="ConditionalStyle_5f_63" style:display-name="ConditionalStyle_63" style:family="table-cell" style:parent-style-name="Default">
      <style:table-cell-properties fo:background-color="#00b0f0"/>
    </style:style>
    <style:style style:name="ConditionalStyle_5f_62" style:display-name="ConditionalStyle_62" style:family="table-cell" style:parent-style-name="Default">
      <style:table-cell-properties fo:background-color="#00b0f0"/>
    </style:style>
    <style:style style:name="ConditionalStyle_5f_61" style:display-name="ConditionalStyle_61" style:family="table-cell" style:parent-style-name="Default">
      <style:table-cell-properties fo:background-color="#c6efce"/>
      <style:text-properties fo:color="#006100"/>
    </style:style>
    <style:style style:name="ConditionalStyle_5f_60" style:display-name="ConditionalStyle_60" style:family="table-cell" style:parent-style-name="Default">
      <style:table-cell-properties fo:background-color="#ffc7ce"/>
      <style:text-properties fo:color="#9c0006"/>
    </style:style>
    <style:style style:name="ConditionalStyle_5f_59" style:display-name="ConditionalStyle_59" style:family="table-cell" style:parent-style-name="Default">
      <style:table-cell-properties fo:background-color="#ffeb9c"/>
      <style:text-properties fo:color="#9c5700"/>
    </style:style>
    <style:style style:name="ConditionalStyle_5f_58" style:display-name="ConditionalStyle_58" style:family="table-cell" style:parent-style-name="Default">
      <style:table-cell-properties fo:background-color="#00b0f0"/>
    </style:style>
    <style:style style:name="ConditionalStyle_5f_57" style:display-name="ConditionalStyle_57" style:family="table-cell" style:parent-style-name="Default">
      <style:table-cell-properties fo:background-color="#c6efce"/>
      <style:text-properties fo:color="#006100"/>
    </style:style>
    <style:style style:name="ConditionalStyle_5f_56" style:display-name="ConditionalStyle_56" style:family="table-cell" style:parent-style-name="Default">
      <style:table-cell-properties fo:background-color="#ffc7ce"/>
      <style:text-properties fo:color="#9c0006"/>
    </style:style>
    <style:style style:name="ConditionalStyle_5f_55" style:display-name="ConditionalStyle_55" style:family="table-cell" style:parent-style-name="Default">
      <style:table-cell-properties fo:background-color="#ffeb9c"/>
      <style:text-properties fo:color="#9c5700"/>
    </style:style>
    <style:style style:name="ConditionalStyle_5f_54" style:display-name="ConditionalStyle_54" style:family="table-cell" style:parent-style-name="Default">
      <style:table-cell-properties fo:background-color="#ffeb9c"/>
      <style:text-properties fo:color="#9c5700"/>
    </style:style>
    <style:style style:name="ConditionalStyle_5f_53" style:display-name="ConditionalStyle_53" style:family="table-cell" style:parent-style-name="Default">
      <style:table-cell-properties fo:background-color="#ffeb9c"/>
      <style:text-properties fo:color="#9c5700"/>
    </style:style>
    <style:style style:name="ConditionalStyle_5f_52" style:display-name="ConditionalStyle_52" style:family="table-cell" style:parent-style-name="Default">
      <style:table-cell-properties fo:background-color="#ffeb9c"/>
      <style:text-properties fo:color="#9c5700"/>
    </style:style>
    <style:style style:name="ConditionalStyle_5f_51" style:display-name="ConditionalStyle_51" style:family="table-cell" style:parent-style-name="Default">
      <style:table-cell-properties fo:background-color="#ffeb9c"/>
      <style:text-properties fo:color="#9c5700"/>
    </style:style>
    <style:style style:name="ConditionalStyle_5f_50" style:display-name="ConditionalStyle_50" style:family="table-cell" style:parent-style-name="Default">
      <style:table-cell-properties fo:background-color="#ffeb9c"/>
      <style:text-properties fo:color="#9c5700"/>
    </style:style>
    <style:style style:name="ConditionalStyle_5f_49" style:display-name="ConditionalStyle_49" style:family="table-cell" style:parent-style-name="Default">
      <style:table-cell-properties fo:background-color="#ffeb9c"/>
      <style:text-properties fo:color="#9c5700"/>
    </style:style>
    <style:style style:name="ConditionalStyle_5f_48" style:display-name="ConditionalStyle_48" style:family="table-cell" style:parent-style-name="Default">
      <style:table-cell-properties fo:background-color="#ffeb9c"/>
      <style:text-properties fo:color="#9c5700"/>
    </style:style>
    <style:style style:name="ConditionalStyle_5f_47" style:display-name="ConditionalStyle_47" style:family="table-cell" style:parent-style-name="Default">
      <style:table-cell-properties fo:background-color="#ffeb9c"/>
      <style:text-properties fo:color="#9c5700"/>
    </style:style>
    <style:style style:name="ConditionalStyle_5f_46" style:display-name="ConditionalStyle_46" style:family="table-cell" style:parent-style-name="Default">
      <style:table-cell-properties fo:background-color="#ffeb9c"/>
      <style:text-properties fo:color="#9c5700"/>
    </style:style>
    <style:style style:name="ConditionalStyle_5f_45" style:display-name="ConditionalStyle_45" style:family="table-cell" style:parent-style-name="Default">
      <style:table-cell-properties fo:background-color="#ffeb9c"/>
      <style:text-properties fo:color="#9c5700"/>
    </style:style>
    <style:style style:name="ConditionalStyle_5f_44" style:display-name="ConditionalStyle_44" style:family="table-cell" style:parent-style-name="Default">
      <style:table-cell-properties fo:background-color="#ffeb9c"/>
      <style:text-properties fo:color="#9c5700"/>
    </style:style>
    <style:style style:name="ConditionalStyle_5f_43" style:display-name="ConditionalStyle_43" style:family="table-cell" style:parent-style-name="Default">
      <style:table-cell-properties fo:background-color="#ffeb9c"/>
      <style:text-properties fo:color="#9c5700"/>
    </style:style>
    <style:style style:name="ConditionalStyle_5f_42" style:display-name="ConditionalStyle_42" style:family="table-cell" style:parent-style-name="Default">
      <style:table-cell-properties fo:background-color="#ffeb9c"/>
      <style:text-properties fo:color="#9c5700"/>
    </style:style>
    <style:style style:name="ConditionalStyle_5f_41" style:display-name="ConditionalStyle_41" style:family="table-cell" style:parent-style-name="Default">
      <style:table-cell-properties fo:background-color="#ffeb9c"/>
      <style:text-properties fo:color="#9c5700"/>
    </style:style>
    <style:style style:name="ConditionalStyle_5f_40" style:display-name="ConditionalStyle_40" style:family="table-cell" style:parent-style-name="Default">
      <style:table-cell-properties fo:background-color="#ffeb9c"/>
      <style:text-properties fo:color="#9c5700"/>
    </style:style>
    <style:style style:name="ConditionalStyle_5f_39" style:display-name="ConditionalStyle_39" style:family="table-cell" style:parent-style-name="Default">
      <style:table-cell-properties fo:background-color="#ffeb9c"/>
      <style:text-properties fo:color="#9c5700"/>
    </style:style>
    <style:style style:name="ConditionalStyle_5f_38" style:display-name="ConditionalStyle_38" style:family="table-cell" style:parent-style-name="Default">
      <style:table-cell-properties fo:background-color="#ffeb9c"/>
      <style:text-properties fo:color="#9c5700"/>
    </style:style>
    <style:style style:name="ConditionalStyle_5f_37" style:display-name="ConditionalStyle_37" style:family="table-cell" style:parent-style-name="Default">
      <style:table-cell-properties fo:background-color="#ffeb9c"/>
      <style:text-properties fo:color="#9c5700"/>
    </style:style>
    <style:style style:name="ConditionalStyle_5f_36" style:display-name="ConditionalStyle_36" style:family="table-cell" style:parent-style-name="Default">
      <style:table-cell-properties fo:background-color="#ffeb9c"/>
      <style:text-properties fo:color="#9c5700"/>
    </style:style>
    <style:style style:name="ConditionalStyle_5f_35" style:display-name="ConditionalStyle_35" style:family="table-cell" style:parent-style-name="Default">
      <style:table-cell-properties fo:background-color="#ffeb9c"/>
      <style:text-properties fo:color="#9c5700"/>
    </style:style>
    <style:style style:name="ConditionalStyle_5f_34" style:display-name="ConditionalStyle_34" style:family="table-cell" style:parent-style-name="Default">
      <style:table-cell-properties fo:background-color="#ffeb9c"/>
      <style:text-properties fo:color="#9c5700"/>
    </style:style>
    <style:style style:name="ConditionalStyle_5f_33" style:display-name="ConditionalStyle_33" style:family="table-cell" style:parent-style-name="Default">
      <style:table-cell-properties fo:background-color="#ffeb9c"/>
      <style:text-properties fo:color="#9c5700"/>
    </style:style>
    <style:style style:name="ConditionalStyle_5f_32" style:display-name="ConditionalStyle_32" style:family="table-cell" style:parent-style-name="Default">
      <style:table-cell-properties fo:background-color="#ffeb9c"/>
      <style:text-properties fo:color="#9c5700"/>
    </style:style>
    <style:style style:name="ConditionalStyle_5f_31" style:display-name="ConditionalStyle_31" style:family="table-cell" style:parent-style-name="Default">
      <style:table-cell-properties fo:background-color="#00b0f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eb9c"/>
      <style:text-properties fo:color="#9c5700"/>
    </style:style>
    <style:style style:name="ConditionalStyle_5f_27" style:display-name="ConditionalStyle_27" style:family="table-cell" style:parent-style-name="Default">
      <style:table-cell-properties fo:background-color="#ffeb9c"/>
      <style:text-properties fo:color="#9c5700"/>
    </style:style>
    <style:style style:name="ConditionalStyle_5f_26" style:display-name="ConditionalStyle_26" style:family="table-cell" style:parent-style-name="Default">
      <style:table-cell-properties fo:background-color="#ffeb9c"/>
      <style:text-properties fo:color="#9c5700"/>
    </style:style>
    <style:style style:name="ConditionalStyle_5f_25" style:display-name="ConditionalStyle_25" style:family="table-cell" style:parent-style-name="Default">
      <style:table-cell-properties fo:background-color="#ffeb9c"/>
      <style:text-properties fo:color="#9c5700"/>
    </style:style>
    <style:style style:name="ConditionalStyle_5f_24" style:display-name="ConditionalStyle_24" style:family="table-cell" style:parent-style-name="Default">
      <style:table-cell-properties fo:background-color="#ffeb9c"/>
      <style:text-properties fo:color="#9c5700"/>
    </style:style>
    <style:style style:name="ConditionalStyle_5f_23" style:display-name="ConditionalStyle_23" style:family="table-cell" style:parent-style-name="Default">
      <style:table-cell-properties fo:background-color="#ffeb9c"/>
      <style:text-properties fo:color="#9c5700"/>
    </style:style>
    <style:style style:name="ConditionalStyle_5f_22" style:display-name="ConditionalStyle_22" style:family="table-cell" style:parent-style-name="Default">
      <style:table-cell-properties fo:background-color="#ffeb9c"/>
      <style:text-properties fo:color="#9c5700"/>
    </style:style>
    <style:style style:name="ConditionalStyle_5f_21" style:display-name="ConditionalStyle_21" style:family="table-cell" style:parent-style-name="Default">
      <style:table-cell-properties fo:background-color="#ffeb9c"/>
      <style:text-properties fo:color="#9c5700"/>
    </style:style>
    <style:style style:name="ConditionalStyle_5f_20" style:display-name="ConditionalStyle_20" style:family="table-cell" style:parent-style-name="Default">
      <style:table-cell-properties fo:background-color="#ffeb9c"/>
      <style:text-properties fo:color="#9c5700"/>
    </style:style>
    <style:style style:name="ConditionalStyle_5f_19" style:display-name="ConditionalStyle_19" style:family="table-cell" style:parent-style-name="Default">
      <style:table-cell-properties fo:background-color="#ffeb9c"/>
      <style:text-properties fo:color="#9c5700"/>
    </style:style>
    <style:style style:name="ConditionalStyle_5f_18" style:display-name="ConditionalStyle_18" style:family="table-cell" style:parent-style-name="Default">
      <style:table-cell-properties fo:background-color="#ffeb9c"/>
      <style:text-properties fo:color="#9c5700"/>
    </style:style>
    <style:style style:name="ConditionalStyle_5f_17" style:display-name="ConditionalStyle_17" style:family="table-cell" style:parent-style-name="Default">
      <style:table-cell-properties fo:background-color="#ffeb9c"/>
      <style:text-properties fo:color="#9c5700"/>
    </style:style>
    <style:style style:name="ConditionalStyle_5f_16" style:display-name="ConditionalStyle_16" style:family="table-cell" style:parent-style-name="Default">
      <style:table-cell-properties fo:background-color="#ffeb9c"/>
      <style:text-properties fo:color="#9c5700"/>
    </style:style>
    <style:style style:name="ConditionalStyle_5f_15" style:display-name="ConditionalStyle_15" style:family="table-cell" style:parent-style-name="Default">
      <style:table-cell-properties fo:background-color="#ffeb9c"/>
      <style:text-properties fo:color="#9c5700"/>
    </style:style>
    <style:style style:name="ConditionalStyle_5f_14" style:display-name="ConditionalStyle_14" style:family="table-cell" style:parent-style-name="Default">
      <style:table-cell-properties fo:background-color="#ffeb9c"/>
      <style:text-properties fo:color="#9c5700"/>
    </style:style>
    <style:style style:name="ConditionalStyle_5f_13" style:display-name="ConditionalStyle_13" style:family="table-cell" style:parent-style-name="Default">
      <style:table-cell-properties fo:background-color="#ffeb9c"/>
      <style:text-properties fo:color="#9c5700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ffeb9c"/>
      <style:text-properties fo:color="#9c57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ffeb9c"/>
      <style:text-properties fo:color="#9c57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ffeb9c"/>
      <style:text-properties fo:color="#9c57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2">12/05/2023</text:date>, <text:time>16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plication_20_Access_20_Validation" style:display-name="PageStyle_Application Access Valid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ding_20_Task" style:display-name="PageStyle_Pending Tas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2T16:55:09.35</dc:date>
    <dc:creator>Rohit Verma</dc:creator>
    <meta:document-statistic meta:table-count="2" meta:cell-count="1471" meta:object-count="0"/>
    <meta:generator>OpenOffice/4.1.7$Win32 OpenOffice.org_project/417m1$Build-9800</meta:generator>
  </office:meta>
</office:document-meta>
</file>